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6.627cm"/>
    </style:style>
    <style:style style:name="co13" style:family="table-column">
      <style:table-column-properties fo:break-before="auto" style:column-width="6.436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16.434cm"/>
    </style:style>
    <style:style style:name="co19" style:family="table-column">
      <style:table-column-properties fo:break-before="auto" style:column-width="2.568cm"/>
    </style:style>
    <style:style style:name="co20" style:family="table-column">
      <style:table-column-properties fo:break-before="auto" style:column-width="1.316cm"/>
    </style:style>
    <style:style style:name="co21" style:family="table-column">
      <style:table-column-properties fo:break-before="auto" style:column-width="5.756cm"/>
    </style:style>
    <style:style style:name="co22" style:family="table-column">
      <style:table-column-properties fo:break-before="auto" style:column-width="2.678cm"/>
    </style:style>
    <style:style style:name="co23" style:family="table-column">
      <style:table-column-properties fo:break-before="auto" style:column-width="2.106cm"/>
    </style:style>
    <style:style style:name="co24" style:family="table-column">
      <style:table-column-properties fo:break-before="auto" style:column-width="1.6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4.466cm"/>
    </style:style>
    <style:style style:name="co27" style:family="table-column">
      <style:table-column-properties fo:break-before="auto" style:column-width="2.559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1.492cm"/>
    </style:style>
    <style:style style:name="co30" style:family="table-column">
      <style:table-column-properties fo:break-before="auto" style:column-width="1.423cm"/>
    </style:style>
    <style:style style:name="co31" style:family="table-column">
      <style:table-column-properties fo:break-before="auto" style:column-width="1.787cm"/>
    </style:style>
    <style:style style:name="co32" style:family="table-column">
      <style:table-column-properties fo:break-before="auto" style:column-width="1.723cm"/>
    </style:style>
    <style:style style:name="co33" style:family="table-column">
      <style:table-column-properties fo:break-before="auto" style:column-width="4.748cm"/>
    </style:style>
    <style:style style:name="co34" style:family="table-column">
      <style:table-column-properties fo:break-before="auto" style:column-width="6.165cm"/>
    </style:style>
    <style:style style:name="co35" style:family="table-column">
      <style:table-column-properties fo:break-before="auto" style:column-width="3.658cm"/>
    </style:style>
    <style:style style:name="co36" style:family="table-column">
      <style:table-column-properties fo:break-before="auto" style:column-width="5.129cm"/>
    </style:style>
    <style:style style:name="co37" style:family="table-column">
      <style:table-column-properties fo:break-before="auto" style:column-width="7.227cm"/>
    </style:style>
    <style:style style:name="co38" style:family="table-column">
      <style:table-column-properties fo:break-before="auto" style:column-width="1.397cm"/>
    </style:style>
    <style:style style:name="co39" style:family="table-column">
      <style:table-column-properties fo:break-before="auto" style:column-width="3.494cm"/>
    </style:style>
    <style:style style:name="co40" style:family="table-column">
      <style:table-column-properties fo:break-before="auto" style:column-width="2.542cm"/>
    </style:style>
    <style:style style:name="co41" style:family="table-column">
      <style:table-column-properties fo:break-before="auto" style:column-width="3.739cm"/>
    </style:style>
    <style:style style:name="co42" style:family="table-column">
      <style:table-column-properties fo:break-before="auto" style:column-width="9.488cm"/>
    </style:style>
    <style:style style:name="co43" style:family="table-column">
      <style:table-column-properties fo:break-before="auto" style:column-width="6.082cm"/>
    </style:style>
    <style:style style:name="co44" style:family="table-column">
      <style:table-column-properties fo:break-before="auto" style:column-width="4.8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259cm" fo:break-before="auto" style:use-optimal-row-height="fals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4.791cm" fo:break-before="auto" style:use-optimal-row-height="true"/>
    </style:style>
    <style:style style:name="ro8" style:family="table-row">
      <style:table-row-properties style:row-height="9.529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color="#ff0000"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18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62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2.24pt solid #000000" fo:border-right="2.24pt solid #000000" fo:border-top="non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top"/>
      <style:text-properties style:font-name="Arial"/>
    </style:style>
    <style:style style:name="ce24" style:family="table-cell" style:parent-style-name="Default">
      <style:table-cell-properties fo:border-bottom="none" fo:border-left="0.74pt solid #000000" fo:border-right="0.74pt solid #000000" fo:border-top="none" style:vertical-align="top"/>
      <style:text-properties style:font-name="Arial"/>
    </style:style>
    <style:style style:name="ce25" style:family="table-cell" style:parent-style-name="Default">
      <style:table-cell-properties fo:border-bottom="0.74pt solid #000000" fo:border-left="0.74pt solid #000000" fo:border-right="none" fo:border-top="0.74pt solid #000000" style:vertical-align="top"/>
      <style:text-properties style:font-name="Arial"/>
    </style:style>
    <style:style style:name="ce45" style:family="table-cell" style:parent-style-name="Default">
      <style:table-cell-properties fo:border-bottom="none" fo:border-left="0.74pt solid #000000" fo:border-right="0.74pt solid #000000" fo:border-top="0.74pt solid #000000" style:vertical-align="top"/>
      <style:text-properties style:font-name="Arial"/>
    </style:style>
    <style:style style:name="ce167" style:family="table-cell" style:parent-style-name="Default">
      <style:table-cell-properties fo:border-bottom="0.74pt solid #000000" fo:border-left="0.74pt solid #000000" fo:border-right="0.74pt solid #000000" fo:border-top="none" style:vertical-align="top"/>
      <style:text-properties style:font-name="Arial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53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 style:vertical-align="top"/>
      <style:paragraph-properties fo:margin-left="0cm"/>
      <style:text-properties style:font-name="Arial"/>
    </style:style>
    <style:style style:name="ce54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55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59" style:family="table-cell" style:parent-style-name="Default">
      <style:table-cell-properties style:text-align-source="value-type" style:repeat-content="false" fo:wrap-option="no-wrap" style:vertical-align="automatic"/>
      <style:paragraph-properties fo:margin-left="0cm"/>
      <style:text-properties style:font-name="Arial"/>
    </style:style>
    <style:style style:name="ce64" style:family="table-cell" style:parent-style-name="Default">
      <style:table-cell-properties fo:border-bottom="none" fo:border-left="2.24pt solid #000000" fo:border-right="2.24pt solid #000000" fo:border-top="none"/>
      <style:text-properties style:font-name="Arial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="0.74pt solid #000000" style:vertical-align="top"/>
      <style:text-properties style:font-name="Arial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end" fo:margin-left="0cm"/>
      <style:text-properties style:font-name="Arial"/>
    </style:style>
    <style:style style:name="ce11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83" style:family="table-cell" style:parent-style-name="Default">
      <style:table-cell-properties fo:border-bottom="none" style:text-align-source="value-type" style:repeat-content="false" fo:wrap-option="no-wrap" fo:border-left="2.24pt solid #000000" fo:border-right="2.24pt solid #000000" fo:border-top="none" style:vertical-align="automatic"/>
      <style:paragraph-properties fo:margin-left="0cm"/>
      <style:text-properties style:font-name="Arial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center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value-type" style:repeat-content="false" fo:wrap-option="no-wrap" fo:border-left="none" fo:border-right="0.74pt solid #000000" fo:border-top="none" style:vertical-align="top"/>
      <style:paragraph-properties fo:margin-left="0cm"/>
      <style:text-properties style:font-name="Arial"/>
    </style:style>
    <style:style style:name="ce93" style:family="table-cell" style:parent-style-name="Default">
      <style:table-cell-properties style:text-align-source="value-type" style:repeat-content="false" fo:wrap-option="no-wrap" fo:border="0.74pt solid #000000" style:vertical-align="top"/>
      <style:paragraph-properties fo:margin-left="0cm"/>
      <style:text-properties style:font-name="Arial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/>
    </style:style>
    <style:style style:name="ce144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79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value-type" style:repeat-content="false" fo:wrap-option="no-wrap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15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155" style:family="table-cell" style:parent-style-name="Default">
      <style:table-cell-properties fo:border-bottom="0.74pt solid #000000" style:text-align-source="value-type" style:repeat-content="false" fo:wrap-option="no-wrap" fo:border-left="none" fo:border-right="none" fo:border-top="0.74pt solid #000000" style:vertical-align="top"/>
      <style:paragraph-properties fo:margin-left="0cm"/>
      <style:text-properties style:font-name="Arial"/>
    </style:style>
    <style:style style:name="ce166" style:family="table-cell" style:parent-style-name="Default" style:data-style-name="N100">
      <style:table-cell-properties fo:border-bottom="none" fo:border-left="0.74pt solid #000000" fo:border-right="0.74pt solid #000000" fo:border-top="0.74pt solid #000000" style:vertical-align="top"/>
      <style:text-properties style:font-name="Arial"/>
    </style:style>
    <style:style style:name="ce162" style:family="table-cell" style:parent-style-name="Default" style:data-style-name="N100">
      <style:table-cell-properties fo:border-bottom="0.74pt solid #000000" fo:border-left="0.74pt solid #000000" fo:border-right="0.74pt solid #000000" fo:border-top="none" style:vertical-align="top"/>
      <style:text-properties style:font-name="Arial"/>
    </style:style>
    <style:style style:name="ce90" style:family="table-cell" style:parent-style-name="Default" style:data-style-name="N100">
      <style:table-cell-properties fo:border-bottom="none" fo:border-left="0.74pt solid #000000" fo:border-right="0.74pt solid #000000" fo:border-top="none" style:vertical-align="top"/>
      <style:text-properties style:font-name="Arial"/>
    </style:style>
    <style:style style:name="ce91" style:family="table-cell" style:parent-style-name="Default">
      <style:table-cell-properties style:text-align-source="value-type" style:repeat-content="false" fo:wrap-option="no-wrap" style:vertical-align="top"/>
      <style:paragraph-properties fo:margin-left="0cm"/>
      <style:text-properties style:font-name="Arial"/>
    </style:style>
    <style:style style:name="ce17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Arial"/>
    </style:style>
    <style:style style:name="ce17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/>
    </style:style>
    <style:style style:name="ce95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cm"/>
      <style:text-properties style:font-name="Arial"/>
    </style:style>
    <style:style style:name="ce96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Arial"/>
    </style:style>
    <style:style style:name="ce173" style:family="table-cell" style:parent-style-name="Default">
      <style:table-cell-properties fo:border-bottom="none" fo:border-left="2.24pt solid #000000" fo:border-right="2.24pt solid #000000" fo:border-top="none"/>
    </style:style>
    <style:style style:name="ce174" style:family="table-cell" style:parent-style-name="Default">
      <style:table-cell-properties fo:border-bottom="none" style:text-align-source="value-type" style:repeat-content="false" fo:wrap-option="no-wrap" fo:border-left="0.74pt solid #000000" fo:border-right="2.24pt solid #000000" fo:border-top="0.74pt solid #000000" style:vertical-align="bottom"/>
      <style:paragraph-properties fo:margin-left="0cm"/>
      <style:text-properties style:font-name="Arial"/>
    </style:style>
    <style:style style:name="ce98" style:family="table-cell" style:parent-style-name="Default">
      <style:table-cell-properties fo:border-bottom="0.74pt solid #000000" style:text-align-source="value-type" style:repeat-content="false" fo:wrap-option="no-wrap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99" style:family="table-cell" style:parent-style-name="Default">
      <style:table-cell-properties fo:border-bottom="none" style:text-align-source="value-type" style:repeat-content="false" fo:wrap-option="no-wrap" fo:border-left="none" fo:border-right="none" fo:border-top="0.74pt solid #000000" style:vertical-align="top"/>
      <style:paragraph-properties fo:margin-left="0cm"/>
      <style:text-properties style:font-name="Arial"/>
    </style:style>
    <style:style style:name="ce179" style:family="table-cell" style:parent-style-name="Default">
      <style:table-cell-properties fo:border-bottom="none" style:text-align-source="value-type" style:repeat-content="false" fo:wrap-option="no-wrap" fo:border-left="none" fo:border-right="2.24pt solid #000000" fo:border-top="none" style:vertical-align="automatic"/>
      <style:paragraph-properties fo:margin-left="0cm"/>
      <style:text-properties style:font-name="Arial"/>
    </style:style>
    <style:style style:name="ce101" style:family="table-cell" style:parent-style-name="Default">
      <style:table-cell-properties fo:border-bottom="none" style:text-align-source="value-type" style:repeat-content="false" fo:wrap-option="no-wrap" fo:border-left="none" fo:border-right="2.24pt solid #000000" fo:border-top="0.74pt solid #000000" style:vertical-align="top"/>
      <style:paragraph-properties fo:margin-left="0cm"/>
      <style:text-properties style:font-name="Arial"/>
    </style:style>
    <style:style style:name="ce102" style:family="table-cell" style:parent-style-name="Default">
      <style:table-cell-properties fo:border-bottom="none" style:text-align-source="value-type" style:repeat-content="false" fo:wrap-option="no-wrap" fo:border-left="none" fo:border-right="2.24pt solid #000000" fo:border-top="none" style:vertical-align="top"/>
      <style:paragraph-properties fo:margin-left="0cm"/>
      <style:text-properties style:font-name="Arial"/>
    </style:style>
    <style:style style:name="ce182" style:family="table-cell" style:parent-style-name="Default">
      <style:table-cell-properties fo:border-bottom="0.74pt solid #000000" style:text-align-source="value-type" style:repeat-content="false" fo:wrap-option="no-wrap" fo:border-left="none" fo:border-right="2.24pt solid #000000" fo:border-top="0.74pt solid #000000" style:vertical-align="top"/>
      <style:paragraph-properties fo:margin-left="0cm"/>
      <style:text-properties style:font-name="Arial"/>
    </style:style>
    <style:style style:name="ce103" style:family="table-cell" style:parent-style-name="Default">
      <style:table-cell-properties fo:border-bottom="none" style:text-align-source="fix" style:repeat-content="false" fo:border-left="none" fo:border-right="2.24pt solid #000000" fo:border-top="0.74pt solid #000000" style:vertical-align="top"/>
      <style:paragraph-properties fo:text-align="center" fo:margin-left="0cm"/>
      <style:text-properties style:font-name="Arial"/>
    </style:style>
    <style:style style:name="ce104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06" style:family="table-cell" style:parent-style-name="Default">
      <style:table-cell-properties fo:border-bottom="none" style:text-align-source="fix" style:repeat-content="false" fo:wrap-option="no-wrap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07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89" style:family="table-cell" style:parent-style-name="Default">
      <style:table-cell-properties fo:border-bottom="0.74pt solid #000000" fo:background-color="#ffff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fo:color="#0000ff" style:font-name="Arial" fo:font-weight="bold" style:font-weight-asian="bold" style:font-weight-complex="bold"/>
    </style:style>
    <style:style style:name="ce190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end" fo:margin-left="0cm"/>
      <style:text-properties style:font-name="Arial"/>
    </style:style>
    <style:style style:name="ce191" style:family="table-cell" style:parent-style-name="Default">
      <style:table-cell-properties fo:border-bottom="none" style:text-align-source="value-type" style:repeat-content="false" fo:border-left="2.24pt solid #000000" fo:border-right="0.74pt solid #000000" fo:border-top="0.74pt solid #000000" style:vertical-align="bottom"/>
      <style:paragraph-properties fo:margin-left="0cm"/>
      <style:text-properties style:font-name="Arial"/>
    </style:style>
    <style:style style:name="ce11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top"/>
      <style:paragraph-properties fo:text-align="center" fo:margin-left="0cm"/>
      <style:text-properties style:font-name="Arial"/>
    </style:style>
    <style:style style:name="ce193" style:family="table-cell" style:parent-style-name="Default">
      <style:table-cell-properties fo:border-bottom="0.74pt solid #000000" style:text-align-source="fix" style:repeat-content="false" fo:border-left="2.24pt solid #000000" fo:border-right="none" fo:border-top="0.74pt solid #000000" style:vertical-align="top"/>
      <style:paragraph-properties fo:text-align="center" fo:margin-left="0cm"/>
      <style:text-properties style:font-name="Arial"/>
    </style:style>
    <style:style style:name="ce112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top"/>
      <style:paragraph-properties fo:text-align="end" fo:margin-left="0cm"/>
      <style:text-properties style:font-name="Arial"/>
    </style:style>
    <style:style style:name="ce113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top"/>
      <style:paragraph-properties fo:text-align="end" fo:margin-left="0cm"/>
      <style:text-properties style:font-name="Arial"/>
    </style:style>
    <style:style style:name="ce114" style:family="table-cell" style:parent-style-name="Default">
      <style:table-cell-properties fo:border-bottom="0.74pt solid #000000" style:text-align-source="fix" style:repeat-content="false" fo:border-left="2.24pt solid #000000" fo:border-right="none" fo:border-top="none" style:vertical-align="top"/>
      <style:paragraph-properties fo:text-align="end" fo:margin-left="0cm"/>
      <style:text-properties style:font-name="Arial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200" style:family="table-cell" style:parent-style-name="Default">
      <style:table-cell-properties fo:border-bottom="none" fo:border-left="2.24pt solid #000000" fo:border-right="2.24pt solid #000000" fo:border-top="none" style:vertical-align="top"/>
      <style:text-properties style:font-name="Arial"/>
    </style:style>
    <style:style style:name="ce116" style:family="table-cell" style:parent-style-name="Default">
      <style:table-cell-properties fo:border="none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>
      <style:table-cell-properties fo:border-bottom="0.74pt solid #000000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order-bottom="none" fo:border-left="none" fo:border-right="none" fo:border-top="0.74pt solid #000000" style:vertical-align="top"/>
      <style:text-properties style:font-name="Arial"/>
    </style:style>
    <style:style style:name="ce120" style:family="table-cell" style:parent-style-name="Default">
      <style:table-cell-properties fo:border-bottom="0.74pt solid #000000" fo:border-left="none" fo:border-right="none" fo:border-top="none" style:vertical-align="top"/>
      <style:text-properties style:font-name="Arial"/>
    </style:style>
    <style:style style:name="ce41" style:family="table-cell" style:parent-style-name="Default">
      <style:table-cell-properties style:vertical-align="top"/>
      <style:text-properties style:font-name="Arial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/>
    </style:style>
    <style:style style:name="ce122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/>
    </style:style>
    <style:style style:name="ce1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Arial"/>
    </style:style>
    <style:style style:name="ce124" style:family="table-cell" style:parent-style-name="Default">
      <style:table-cell-properties fo:border-bottom="none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border="none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="none" style:vertical-align="top"/>
      <style:text-properties style:font-name="Arial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style:vertical-align="top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wrap-option="no-wrap" fo:border-left="none" fo:border-right="none" fo:border-top="0.74pt solid #000000" style:vertical-align="top"/>
      <style:text-properties style:font-name="Arial"/>
    </style:style>
    <style:style style:name="ce130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131" style:family="table-cell" style:parent-style-name="Default">
      <style:table-cell-properties style:vertical-align="top"/>
    </style:style>
    <style:style style:name="ce219" style:family="table-cell" style:parent-style-name="Default">
      <style:table-cell-properties fo:border-bottom="none" fo:border-left="2.24pt solid #000000" fo:border-right="none" fo:border-top="none" style:vertical-align="top"/>
      <style:text-properties style:font-name="Arial"/>
    </style:style>
    <style:style style:name="ce220" style:family="table-cell" style:parent-style-name="Default">
      <style:table-cell-properties fo:border-bottom="none" fo:border-left="0.74pt solid #000000" fo:border-right="none" fo:border-top="0.74pt solid #000000"/>
    </style:style>
    <style:style style:name="ce199" style:family="table-cell" style:parent-style-name="Default">
      <style:table-cell-properties style:vertical-align="top"/>
      <style:text-properties style:font-name="Arial"/>
    </style:style>
    <style:style style:name="ce222" style:family="table-cell" style:parent-style-name="Default">
      <style:table-cell-properties fo:border-bottom="none" style:text-align-source="value-type" style:repeat-content="false" fo:wrap-option="no-wrap" fo:border-left="2.24pt solid #000000" fo:border-right="none" fo:border-top="none" style:vertical-align="automatic"/>
      <style:paragraph-properties fo:margin-left="0cm"/>
      <style:text-properties style:font-name="Arial"/>
    </style:style>
    <style:style style:name="ce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224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135" style:family="table-cell" style:parent-style-name="Default" style:data-style-name="N11">
      <style:table-cell-properties fo:border-bottom="none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fo:wrap-option="no-wrap" style:vertical-align="automatic"/>
      <style:text-properties style:font-name="Arial"/>
    </style:style>
    <style:style style:name="ce137" style:family="table-cell" style:parent-style-name="Default">
      <style:table-cell-properties fo:wrap-option="no-wrap" fo:border="none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>
      <style:table-cell-properties fo:border-bottom="0.74pt solid #000000" fo:wrap-option="no-wrap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no-wrap" style:vertical-align="top"/>
      <style:text-properties style:font-name="Arial"/>
    </style:style>
    <style:style style:name="ce140" style:family="table-cell" style:parent-style-name="Default">
      <style:table-cell-properties fo:border-bottom="0.74pt solid #000000" fo:wrap-option="no-wrap" fo:border-left="none" fo:border-right="none" fo:border-top="none" style:vertical-align="top"/>
      <style:text-properties style:font-name="Arial"/>
    </style:style>
    <style:style style:name="ce234" style:family="table-cell" style:parent-style-name="Default">
      <style:table-cell-properties fo:background-color="#ffff00" fo:border="0.74pt solid #000000"/>
      <style:text-properties fo:color="#ff0000"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border-bottom="none" fo:border-left="none" fo:border-right="0.74pt solid #000000" fo:border-top="none" style:vertical-align="top"/>
      <style:text-properties style:font-name="Arial"/>
    </style:style>
    <style:style style:name="ce236" style:family="table-cell" style:parent-style-name="Default">
      <style:table-cell-properties fo:border-bottom="0.74pt solid #000000" fo:border-left="none" fo:border-right="0.74pt solid #000000" fo:border-top="0.74pt solid #000000" style:vertical-align="top"/>
      <style:text-properties style:font-name="Arial" style:font-name-asian="Liberation Mono" style:font-name-complex="Liberation Mono"/>
    </style:style>
    <style:style style:name="ce237" style:family="table-cell" style:parent-style-name="Default">
      <style:table-cell-properties fo:border-bottom="0.74pt solid #000000" fo:border-left="none" fo:border-right="0.74pt solid #000000" fo:border-top="0.74pt solid #000000" style:vertical-align="top"/>
      <style:text-properties style:font-name="Arial"/>
    </style:style>
    <style:style style:name="ce2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top"/>
      <style:paragraph-properties fo:text-align="justify" fo:margin-left="0cm"/>
      <style:text-properties style:font-name="Arial"/>
    </style:style>
    <style:style style:name="ce229" style:family="table-cell" style:parent-style-name="Default">
      <style:table-cell-properties fo:border-bottom="none" fo:border-left="none" fo:border-right="0.74pt solid #000000" fo:border-top="0.74pt solid #000000" style:vertical-align="top"/>
      <style:text-properties style:font-name="Arial"/>
    </style:style>
    <style:style style:name="ce230" style:family="table-cell" style:parent-style-name="Default">
      <style:table-cell-properties fo:border-bottom="0.74pt solid #000000" fo:border-left="none" fo:border-right="0.74pt solid #000000" fo:border-top="none" style:vertical-align="top"/>
      <style:text-properties style:font-name="Arial"/>
    </style:style>
    <style:style style:name="ce243" style:family="table-cell" style:parent-style-name="Default">
      <style:table-cell-properties fo:border-bottom="0.74pt solid #000000" style:text-align-source="value-type" style:repeat-content="false" fo:border-left="0.74pt solid #000000" fo:border-right="none" fo:border-top="none" style:vertical-align="top"/>
      <style:paragraph-properties fo:margin-left="0cm"/>
      <style:text-properties style:font-name="Arial"/>
    </style:style>
    <style:style style:name="ce24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Arial"/>
    </style:style>
    <style:style style:name="ce245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"/>
    </style:style>
    <style:style style:name="ce246" style:family="table-cell" style:parent-style-name="Default" style:data-style-name="N100">
      <style:table-cell-properties fo:border-bottom="0.74pt solid #000000" fo:border-left="none" fo:border-right="none" fo:border-top="none" style:vertical-align="top"/>
      <style:text-properties style:font-name="Arial"/>
    </style:style>
    <style:style style:name="ce247" style:family="table-cell" style:parent-style-name="Default">
      <style:table-cell-properties fo:border-bottom="none" fo:border-left="none" fo:border-right="0.74pt solid #000000" fo:border-top="none"/>
    </style:style>
    <style:style style:name="ce248" style:family="table-cell" style:parent-style-name="Default">
      <style:table-cell-properties fo:border-bottom="none" fo:border-left="none" fo:border-right="none" fo:border-top="0.74pt solid #000000"/>
    </style:style>
    <style:style style:name="ce7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size="10pt" style:font-size-asian="10pt" style:font-size-complex="10pt"/>
    </style:style>
    <style:style style:name="ce27" style:family="table-cell" style:parent-style-name="Default" style:data-style-name="N11">
      <style:table-cell-properties fo:border="0.74pt solid #000000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Arial"/>
    </style:style>
    <style:style style:name="ce29" style:family="table-cell" style:parent-style-name="Default">
      <style:table-cell-properties style:vertical-align="automatic"/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74pt solid #000000" style:vertical-align="top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ext-properties style:font-name="Arial" fo:font-size="10pt" style:font-size-asian="10pt" style:font-size-complex="10pt"/>
    </style:style>
    <style:style style:name="ce33" style:family="table-cell" style:parent-style-name="Default" style:data-style-name="N11">
      <style:table-cell-properties fo:border="0.74pt solid #000000" style:vertical-align="top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="0.74pt solid #000000" style:vertical-align="automatic"/>
      <style:text-properties style:font-name="Arial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cm"/>
      <style:text-properties style:font-name="Arial"/>
    </style:style>
    <style:style style:name="ce276" style:family="table-cell" style:parent-style-name="Default">
      <style:table-cell-properties style:vertical-align="automatic"/>
      <style:text-properties style:font-name="Arial"/>
    </style:style>
    <style:style style:name="ce39" style:family="table-cell" style:parent-style-name="Default">
      <style:table-cell-properties fo:wrap-option="no-wrap" fo:border="0.74pt solid #000000" style:vertical-align="automatic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fo:wrap-option="no-wrap" fo:border="0.74pt solid #000000" style:vertical-align="top"/>
      <style:text-properties style:font-name="Arial"/>
    </style:style>
    <style:style style:name="ce42" style:family="table-cell" style:parent-style-name="Default">
      <style:table-cell-properties fo:wrap-option="no-wrap" style:vertical-align="automatic"/>
      <style:text-properties style:font-name="Arial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wrap-option="no-wrap" style:vertical-align="top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no-wrap" fo:border="0.74pt solid #000000" style:vertical-align="top"/>
      <style:text-properties style:font-name="Arial" fo:font-weight="bold" style:font-weight-asian="bold" style:font-weight-complex="bold"/>
    </style:style>
    <style:style style:name="ce282" style:family="table-cell" style:parent-style-name="Default">
      <style:text-properties style:font-name="Arial" fo:font-size="12pt" fo:font-weight="bold" style:font-size-asian="12pt" style:font-weight-asian="bold" style:font-name-complex="Times New Roman" style:font-size-complex="12pt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vertical-align="automatic"/>
      <style:paragraph-properties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vertical-align="top"/>
      <style:paragraph-properties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value-type" style:repeat-content="false" fo:wrap-option="no-wrap" fo:border="0.74pt solid #000000" style:vertical-align="top"/>
      <style:paragraph-properties fo:margin-left="0cm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vertical-align="top"/>
      <style:paragraph-properties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Mono" style:font-name-complex="Liberation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Mono" style:font-name-complex="Liberation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W237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59"/>
        <table:table-column table:style-name="co3" table:default-cell-style-name="ce59"/>
        <table:table-column table:style-name="co5" table:default-cell-style-name="ce59"/>
        <table:table-column table:style-name="co6" table:default-cell-style-name="ce59"/>
        <table:table-column table:style-name="co5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5" table:default-cell-style-name="ce109"/>
        <table:table-column table:style-name="co5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ce15"/>
        <table:table-column table:style-name="co14" table:default-cell-style-name="ce15"/>
        <table:table-column table:style-name="co15" table:default-cell-style-name="ce136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6" table:default-cell-style-name="ce15"/>
        <table:table-column table:style-name="co1" table:number-columns-repeated="8" table:default-cell-style-name="ce15"/>
        <table:table-column table:style-name="co1" table:number-columns-repeated="5" table:default-cell-style-name="Default"/>
        <table:table-column table:style-name="co1" table:number-columns-repeated="16345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Weishaupt CanApiJson / CAPI / CAN Api – Parsed telegrams:</text:p>
            </table:table-cell>
            <table:covered-table-cell table:style-name="ce62"/>
            <table:covered-table-cell table:style-name="ce59"/>
            <table:covered-table-cell table:number-columns-repeated="7"/>
            <table:table-cell table:number-columns-repeated="3"/>
            <table:table-cell table:style-name="ce107" office:value-type="string" calcext:value-type="string" table:number-columns-spanned="4" table:number-rows-spanned="1">
              <text:p><text:a xlink:href="https://github.com/BorgNumberOne/Weishaupt_CanApiJson" xlink:type="simple">https://github.com/BorgNumberOne/Weishaupt_CanApiJson</text:a></text:p>
            </table:table-cell>
            <table:covered-table-cell table:number-columns-repeated="3" table:style-name="ce62"/>
            <table:table-cell table:number-columns-repeated="5"/>
            <table:table-cell table:style-name="Default" table:number-columns-repeated="2"/>
            <table:table-cell table:number-columns-repeated="15"/>
            <table:table-cell table:style-name="ce15" table:number-columns-repeated="16345"/>
          </table:table-row>
          <table:table-row table:style-name="ro2">
            <table:table-cell/>
            <table:table-cell table:style-name="ce14"/>
            <table:table-cell table:number-columns-repeated="11"/>
            <table:table-cell table:style-name="Default" table:number-columns-repeated="5"/>
            <table:table-cell table:number-columns-repeated="4"/>
            <table:table-cell table:style-name="Default" table:number-columns-repeated="2"/>
            <table:table-cell table:number-columns-repeated="15"/>
            <table:table-cell table:style-name="ce15" table:number-columns-repeated="16345"/>
          </table:table-row>
          <table:table-row table:style-name="ro1">
            <table:table-cell table:style-name="ce4" office:value-type="string" calcext:value-type="string" table:number-columns-spanned="13" table:number-rows-spanned="1">
              <text:p>Weishaupt CanApiJson / Weishaupt CAPI side of a Weishaupt Gateway WEM-Modbus</text:p>
            </table:table-cell>
            <table:covered-table-cell table:style-name="ce19"/>
            <table:covered-table-cell table:style-name="ce64"/>
            <table:covered-table-cell table:number-columns-repeated="7" table:style-name="ce83"/>
            <table:covered-table-cell table:style-name="ce173"/>
            <table:covered-table-cell table:number-columns-repeated="2" table:style-name="ce83"/>
            <table:table-cell table:style-name="ce189" office:value-type="string" calcext:value-type="string" table:number-columns-spanned="5" table:number-rows-spanned="1">
              <text:p>Modbus TCP side of a Weishaupt Gateway WEM-Modbus</text:p>
            </table:table-cell>
            <table:covered-table-cell table:style-name="ce19"/>
            <table:covered-table-cell table:style-name="ce64"/>
            <table:covered-table-cell table:style-name="ce83"/>
            <table:covered-table-cell table:style-name="ce222"/>
            <table:table-cell table:style-name="ce59" table:number-columns-repeated="4"/>
            <table:table-cell table:style-name="ce234" office:value-type="string" calcext:value-type="string">
              <text:p>RAW CanApiJson telegram</text:p>
            </table:table-cell>
            <table:table-cell table:number-columns-repeated="16"/>
            <table:table-cell table:style-name="ce15" table:number-columns-repeated="16345"/>
          </table:table-row>
          <table:table-row table:style-name="ro2">
            <table:table-cell/>
            <table:table-cell table:style-name="ce14"/>
            <table:table-cell table:number-columns-repeated="10"/>
            <table:table-cell table:style-name="ce179"/>
            <table:table-cell table:style-name="ce190"/>
            <table:table-cell table:number-columns-repeated="8"/>
            <table:table-cell table:style-name="ce14"/>
            <table:table-cell table:number-columns-repeated="16"/>
            <table:table-cell table:style-name="ce15" table:number-columns-repeated="16345"/>
          </table:table-row>
          <table:table-row table:style-name="ro1">
            <table:table-cell table:style-name="ce16"/>
            <table:table-cell table:style-name="ce22" office:value-type="string" calcext:value-type="string">
              <text:p>SRC</text:p>
            </table:table-cell>
            <table:table-cell table:style-name="ce61" office:value-type="string" calcext:value-type="string">
              <text:p>CM</text:p>
            </table:table-cell>
            <table:table-cell table:style-name="ce73" table:number-columns-repeated="5"/>
            <table:table-cell table:style-name="ce85"/>
            <table:table-cell table:number-columns-repeated="3"/>
            <table:table-cell table:style-name="ce179"/>
            <table:table-cell table:style-name="ce190"/>
            <table:table-cell table:number-columns-repeated="8"/>
            <table:table-cell table:style-name="ce14"/>
            <table:table-cell table:number-columns-repeated="16"/>
            <table:table-cell table:style-name="ce15" table:number-columns-repeated="16345"/>
          </table:table-row>
          <table:table-row table:style-name="ro3">
            <table:table-cell table:style-name="ce17" office:value-type="string" calcext:value-type="string" table:number-columns-spanned="2" table:number-rows-spanned="1">
              <text:p>SRC:</text:p>
              <text:p/>
              <text:p>--&gt;</text:p>
              <text:p>requesting device:</text:p>
              <text:p>DDC</text:p>
              <text:p/>
              <text:p>--&gt;</text:p>
              <text:p>responding device:</text:p>
              <text:p>SYS</text:p>
            </table:table-cell>
            <table:covered-table-cell table:style-name="ce35"/>
            <table:table-cell table:style-name="ce35" office:value-type="string" calcext:value-type="string" table:number-columns-spanned="7" table:number-rows-spanned="1">
              <text:p>0x01 (1)  = request reading / <text:span text:style-name="T1">GET</text:span> numeric value</text:p>
              <text:p>0x02 (2)  = <text:span text:style-name="T1">Response</text:span> reading</text:p>
              <text:p>0x03 (3) = request writing / <text:span text:style-name="T1">SET</text:span> numeric value</text:p>
              <text:p>0x04 (4) = <text:span text:style-name="T1">Response</text:span> writing / <text:span text:style-name="T1">ACK</text:span>nowledge</text:p>
              <text:p>0x05 (5) = error</text:p>
              <text:p>0x11 (17) = request string / <text:span text:style-name="T1">GETS</text:span></text:p>
              <text:p><text:span text:style-name="T2">0x12 (18) = </text:span><text:span text:style-name="T1">Response</text:span><text:span text:style-name="T2"> string</text:span></text:p>
              <text:p><text:span text:style-name="T2">0x13 (19) = request writing string / </text:span><text:span text:style-name="T1">SETS</text:span></text:p>
              <text:p><text:span text:style-name="T2">0x14 (20) = </text:span><text:span text:style-name="T1">Response</text:span><text:span text:style-name="T2"> writing string / </text:span><text:span text:style-name="T1">ACK</text:span><text:span text:style-name="T2">nowledge</text:span></text:p>
            </table:table-cell>
            <table:covered-table-cell table:number-columns-repeated="6"/>
            <table:table-cell office:value-type="string" calcext:value-type="string">
              <text:p>HEX</text:p>
              <text:p>to</text:p>
              <text:p>DEC</text:p>
              <text:p>(<text:span text:style-name="T3">OX</text:span>)</text:p>
            </table:table-cell>
            <table:table-cell table:style-name="ce174" office:value-type="string" calcext:value-type="string" table:number-columns-spanned="3" table:number-rows-spanned="1">
              <text:p>Cycle Time (in s)</text:p>
              <text:p> between</text:p>
              <text:p> DDC telegrams</text:p>
            </table:table-cell>
            <table:covered-table-cell table:number-columns-repeated="2" table:style-name="ce83"/>
            <table:table-cell table:style-name="ce191" office:value-type="string" calcext:value-type="string" table:number-columns-spanned="3" table:number-rows-spanned="1">
              <text:p><text:span text:style-name="T4">Modbus TCP register on the Modbus TCP side of</text:span></text:p>
              <text:p>Weishaupt Gateway WEM-Modbus</text:p>
            </table:table-cell>
            <table:covered-table-cell table:style-name="ce200"/>
            <table:covered-table-cell table:style-name="ce219"/>
            <table:table-cell table:style-name="ce41" table:number-columns-repeated="3"/>
            <table:table-cell/>
            <table:table-cell table:style-name="ce41" table:number-columns-repeated="3"/>
            <table:table-cell table:number-columns-repeated="16"/>
            <table:table-cell table:style-name="ce15" table:number-columns-repeated="16345"/>
          </table:table-row>
          <table:table-row table:style-name="ro4">
            <table:table-cell table:style-name="ce18"/>
            <table:table-cell table:style-name="ce24" table:number-columns-repeated="2"/>
            <table:table-cell table:style-name="ce74" office:value-type="string" calcext:value-type="string">
              <text:p>MI</text:p>
            </table:table-cell>
            <table:table-cell table:style-name="ce81" office:value-type="string" calcext:value-type="string">
              <text:p>MX</text:p>
            </table:table-cell>
            <table:table-cell table:style-name="ce81" office:value-type="string" calcext:value-type="string">
              <text:p>OX</text:p>
            </table:table-cell>
            <table:table-cell table:style-name="ce81" office:value-type="string" calcext:value-type="string">
              <text:p>OS</text:p>
            </table:table-cell>
            <table:table-cell table:style-name="ce81" office:value-type="string" calcext:value-type="string">
              <text:p>VS</text:p>
            </table:table-cell>
            <table:table-cell table:style-name="ce86" office:value-type="string" calcext:value-type="string">
              <text:p>VA</text:p>
            </table:table-cell>
            <table:table-cell table:style-name="ce91"/>
            <table:table-cell table:style-name="ce82"/>
            <table:table-cell table:style-name="ce99"/>
            <table:table-cell table:style-name="ce101"/>
            <table:table-cell table:style-name="ce111"/>
            <table:table-cell table:style-name="Default"/>
            <table:table-cell table:style-name="ce220"/>
            <table:table-cell table:style-name="Default" table:number-columns-repeated="6"/>
            <table:table-cell table:style-name="ce41"/>
            <table:table-cell table:number-columns-repeated="16"/>
            <table:table-cell table:style-name="ce15" table:number-columns-repeated="16345"/>
          </table:table-row>
        </table:table-header-rows>
        <table:table-row table:style-name="ro4">
          <table:table-cell/>
          <table:table-cell table:style-name="ce24" table:number-columns-repeated="2"/>
          <table:table-cell table:style-name="ce75" table:number-columns-repeated="5"/>
          <table:table-cell table:style-name="ce87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6" office:value-type="string" calcext:value-type="string">
            <text:p>Reg.</text:p>
          </table:table-cell>
          <table:table-cell table:style-name="ce116" office:value-type="string" calcext:value-type="string">
            <text:p>Registername</text:p>
          </table:table-cell>
          <table:table-cell table:style-name="ce116" office:value-type="string" calcext:value-type="string">
            <text:p>Funktion</text:p>
          </table:table-cell>
          <table:table-cell table:style-name="ce116" office:value-type="string" calcext:value-type="string">
            <text:p>Datentyp</text:p>
          </table:table-cell>
          <table:table-cell table:style-name="ce116" office:value-type="string" calcext:value-type="string">
            <text:p>Auflösg.</text:p>
          </table:table-cell>
          <table:table-cell table:style-name="ce137" office:value-type="string" calcext:value-type="string">
            <text:p>Länge</text:p>
          </table:table-cell>
          <table:table-cell table:style-name="ce116" office:value-type="string" calcext:value-type="string">
            <text:p>S/Cov</text:p>
          </table:table-cell>
          <table:table-cell table:style-name="ce116" office:value-type="string" calcext:value-type="string">
            <text:p>Aktualis.</text:p>
          </table:table-cell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7" office:value-type="string" calcext:value-type="string" table:number-columns-spanned="2" table:number-rows-spanned="1">
            <text:p>7.5.1 <text:s/>EM-KA</text:p>
          </table:table-cell>
          <table:covered-table-cell table:style-name="ce199"/>
          <table:table-cell table:style-name="ce41" table:number-columns-repeated="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0" calcext:value-type="float">
            <text:p>0</text:p>
          </table:table-cell>
          <table:table-cell table:style-name="ce203" office:value-type="string" calcext:value-type="string">
            <text:p>Temperaturfühler an Anschluss T1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Temperatur</text:p>
          </table:table-cell>
          <table:table-cell table:style-name="ce223" office:value-type="string" calcext:value-type="string">
            <text:p>0,1 °C</text:p>
          </table:table-cell>
          <table:table-cell table:style-name="ce228" office:value-type="string" calcext:value-type="string">
            <text:p>2 Bytes</text:p>
          </table:table-cell>
          <table:table-cell table:style-name="ce203"/>
          <table:table-cell table:style-name="ce203" office:value-type="string" calcext:value-type="string">
            <text:p>m/≥60s</text:p>
          </table:table-cell>
          <table:table-cell table:style-name="ce236" office:value-type="string" calcext:value-type="string">
            <text:p>No "<text:span text:style-name="T1">EM-KA</text:span>" device/participant available during the research work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Temperaturfühler an Anschluss T2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Temperatur</text:p>
          </table:table-cell>
          <table:table-cell table:style-name="ce223" office:value-type="string" calcext:value-type="string">
            <text:p>0,1 °C</text:p>
          </table:table-cell>
          <table:table-cell table:style-name="ce228" office:value-type="string" calcext:value-type="string">
            <text:p>2 Bytes</text:p>
          </table:table-cell>
          <table:table-cell table:style-name="ce203"/>
          <table:table-cell table:style-name="ce203" office:value-type="string" calcext:value-type="string">
            <text:p>m/≥60s</text:p>
          </table:table-cell>
          <table:table-cell table:style-name="ce237" office:value-type="string" calcext:value-type="string">
            <text:p><text:span text:style-name="T5">No "</text:span><text:span text:style-name="T6">EM-KA</text:span><text:span text:style-name="T7">" device/participant available during the research work</text:span>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2" calcext:value-type="float">
            <text:p>2</text:p>
          </table:table-cell>
          <table:table-cell table:style-name="ce203" office:value-type="string" calcext:value-type="string">
            <text:p>PWM-Signal an Umwälzpumpe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Prozent</text:p>
          </table:table-cell>
          <table:table-cell table:style-name="ce224" office:value-type="percentage" office:value="0.01" calcext:value-type="percentage">
            <text:p>1,00 %</text:p>
          </table:table-cell>
          <table:table-cell table:style-name="ce228" office:value-type="string" calcext:value-type="string">
            <text:p>1 Byte</text:p>
          </table:table-cell>
          <table:table-cell table:style-name="ce203"/>
          <table:table-cell table:style-name="ce203" office:value-type="string" calcext:value-type="string">
            <text:p>m/≥60s</text:p>
          </table:table-cell>
          <table:table-cell table:style-name="ce238" office:value-type="string" calcext:value-type="string">
            <text:p><text:span text:style-name="T5">No "</text:span><text:span text:style-name="T6">EM-KA</text:span><text:span text:style-name="T7">" device/participant available during the research work</text:span>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2"/>
          <table:table-cell table:style-name="ce117" office:value-type="string" calcext:value-type="string" table:number-columns-spanned="2" table:number-rows-spanned="1">
            <text:p>7.5.2 <text:s/>EM-Sol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])" office:value-type="float" office:value="9473" calcext:value-type="float">
            <text:p>947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0" calcext:value-type="float">
            <text:p>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string" calcext:value-type="string">
            <text:p>Kollektortemperatur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4002501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15])" office:value-type="float" office:value="9473" calcext:value-type="float">
            <text:p>9473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010000028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7])" office:value-type="float" office:value="9474" calcext:value-type="float">
            <text:p>9474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1" calcext:value-type="float">
            <text:p>21</text:p>
          </table:table-cell>
          <table:table-cell table:style-name="ce121" office:value-type="float" office:value="21" calcext:value-type="float">
            <text:p>21</text:p>
          </table:table-cell>
          <table:table-cell table:style-name="ce119" office:value-type="string" calcext:value-type="string">
            <text:p>Speichertemperatur unten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4002502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07</text:p>
          </table:table-cell>
          <table:table-cell table:style-name="ce172" table:formula="of:=HEX2DEC([.F18])" office:value-type="float" office:value="9474" calcext:value-type="float">
            <text:p>9474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020000020207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])" office:value-type="float" office:value="9515" calcext:value-type="float">
            <text:p>9515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2</text:p>
            <text:p>23</text:p>
          </table:table-cell>
          <table:table-cell table:style-name="ce121" office:value-type="string" calcext:value-type="string">
            <text:p>22,</text:p>
            <text:p>23</text:p>
          </table:table-cell>
          <table:table-cell table:style-name="ce119" office:value-type="string" calcext:value-type="string">
            <text:p>Solarertrag Gesamtzähler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400252b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1])" office:value-type="float" office:value="9515" calcext:value-type="float">
            <text:p>9515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2b0200040000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3])" office:value-type="float" office:value="9514" calcext:value-type="float">
            <text:p>9514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4</text:p>
            <text:p>25</text:p>
          </table:table-cell>
          <table:table-cell table:style-name="ce121" office:value-type="string" calcext:value-type="string">
            <text:p>24,</text:p>
            <text:p>25</text:p>
          </table:table-cell>
          <table:table-cell table:style-name="ce119" office:value-type="string" calcext:value-type="string">
            <text:p>Solarertrag (heute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400252a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4])" office:value-type="float" office:value="9514" calcext:value-type="float">
            <text:p>9514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2a0200040000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2"/>
          <table:table-cell table:style-name="ce125" table:number-columns-repeated="7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2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6])" office:value-type="float" office:value="9513" calcext:value-type="float">
            <text:p>9513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26</text:p>
            <text:p>27</text:p>
          </table:table-cell>
          <table:table-cell table:style-name="ce121" office:value-type="string" calcext:value-type="string">
            <text:p>26,</text:p>
            <text:p>27</text:p>
          </table:table-cell>
          <table:table-cell table:style-name="ce119" office:value-type="string" calcext:value-type="string">
            <text:p>Solarertrag (Vortag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4002529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2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7])" office:value-type="float" office:value="9513" calcext:value-type="float">
            <text:p>9513</text:p>
          </table:table-cell>
          <table:table-cell table:style-name="ce98"/>
          <table:table-cell table:style-name="ce172"/>
          <table:table-cell table:style-name="ce104"/>
          <table:table-cell table:style-name="ce114"/>
          <table:table-cell table:style-name="ce123"/>
          <table:table-cell table:style-name="ce120" table:number-columns-repeated="7"/>
          <table:table-cell table:style-name="ce230" office:value-type="string" calcext:value-type="string">
            <text:p>{"ID":"12345678","SRC":"SYS","CAPI":{"NN":1,"N01":{"VG":"02040025290200040000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2"/>
          <table:table-cell table:style-name="ce67"/>
          <table:table-cell table:style-name="ce79" table:number-columns-repeated="5"/>
          <table:table-cell table:style-name="ce82"/>
          <table:table-cell table:style-name="ce95"/>
          <table:table-cell table:style-name="ce82"/>
          <table:table-cell table:style-name="ce95"/>
          <table:table-cell table:style-name="ce106"/>
          <table:table-cell table:style-name="ce112"/>
          <table:table-cell table:style-name="ce117" office:value-type="string" calcext:value-type="string" table:number-columns-spanned="2" table:number-rows-spanned="1">
            <text:p>7.5.3 <text:s/>SG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9])" office:value-type="float" office:value="9523" calcext:value-type="float">
            <text:p>9523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0" calcext:value-type="float">
            <text:p>1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office:value-type="string" calcext:value-type="string">
            <text:p>Betriebsart Heizkreis 1 Vorgabe</text:p>
          </table:table-cell>
          <table:table-cell table:style-name="ce124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3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30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30200010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8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2])" office:value-type="float" office:value="9602" calcext:value-type="float">
            <text:p>9602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1" calcext:value-type="float">
            <text:p>101</text:p>
          </table:table-cell>
          <table:table-cell table:style-name="ce124" office:value-type="float" office:value="101" calcext:value-type="float">
            <text:p>101</text:p>
          </table:table-cell>
          <table:table-cell table:style-name="ce124" office:value-type="string" calcext:value-type="string">
            <text:p>So/Wi Umschaltung Heizkreis 1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82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8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33])" office:value-type="float" office:value="9602" calcext:value-type="float">
            <text:p>960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820200010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5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2" calcext:value-type="float">
            <text:p>102</text:p>
          </table:table-cell>
          <table:table-cell table:style-name="ce124" office:value-type="float" office:value="102" calcext:value-type="float">
            <text:p>102</text:p>
          </table:table-cell>
          <table:table-cell table:style-name="ce124" office:value-type="string" calcext:value-type="string">
            <text:p>Betriebsart Heizkreis 1 aktuell</text:p>
          </table:table-cell>
          <table:table-cell table:style-name="ce124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7e04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6</text:p>
          </table:table-cell>
          <table:table-cell table:style-name="ce172" table:formula="of:=HEX2DEC([.F36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7e04000106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5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8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3" calcext:value-type="float">
            <text:p>103</text:p>
          </table:table-cell>
          <table:table-cell table:style-name="ce124" office:value-type="float" office:value="103" calcext:value-type="float">
            <text:p>103</text:p>
          </table:table-cell>
          <table:table-cell table:style-name="ce124" office:value-type="string" calcext:value-type="string">
            <text:p>Status Heizkreis 1</text:p>
          </table:table-cell>
          <table:table-cell table:style-name="ce124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7e05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5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54</text:p>
          </table:table-cell>
          <table:table-cell table:style-name="ce172" table:formula="of:=HEX2DEC([.F39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7e05000154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3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1])" office:value-type="float" office:value="9531" calcext:value-type="float">
            <text:p>953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6" calcext:value-type="float">
            <text:p>106</text:p>
          </table:table-cell>
          <table:table-cell table:style-name="ce124" office:value-type="float" office:value="106" calcext:value-type="float">
            <text:p>106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b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3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c</text:p>
          </table:table-cell>
          <table:table-cell table:style-name="ce172" table:formula="of:=HEX2DEC([.F42])" office:value-type="float" office:value="9531" calcext:value-type="float">
            <text:p>953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b02000200dc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3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4])" office:value-type="float" office:value="9530" calcext:value-type="float">
            <text:p>953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7" calcext:value-type="float">
            <text:p>107</text:p>
          </table:table-cell>
          <table:table-cell table:style-name="ce124" office:value-type="float" office:value="107" calcext:value-type="float">
            <text:p>107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a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3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45])" office:value-type="float" office:value="9530" calcext:value-type="float">
            <text:p>953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a02000200d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7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8" calcext:value-type="float">
            <text:p>108</text:p>
          </table:table-cell>
          <table:table-cell table:style-name="ce124" office:value-type="float" office:value="108" calcext:value-type="float">
            <text:p>108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0</text:p>
          </table:table-cell>
          <table:table-cell table:style-name="ce172" table:formula="of:=HEX2DEC([.F48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902000200a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0])" office:value-type="float" office:value="9560" calcext:value-type="float">
            <text:p>956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9" calcext:value-type="float">
            <text:p>109</text:p>
          </table:table-cell>
          <table:table-cell table:style-name="ce124" office:value-type="float" office:value="109" calcext:value-type="float">
            <text:p>109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58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51])" office:value-type="float" office:value="9560" calcext:value-type="float">
            <text:p>956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5802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6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3])" office:value-type="float" office:value="9579" calcext:value-type="float">
            <text:p>957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0" calcext:value-type="float">
            <text:p>110</text:p>
          </table:table-cell>
          <table:table-cell table:style-name="ce124" office:value-type="float" office:value="110" calcext:value-type="float">
            <text:p>110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b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6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2bc</text:p>
          </table:table-cell>
          <table:table-cell table:style-name="ce172" table:formula="of:=HEX2DEC([.F54])" office:value-type="float" office:value="9579" calcext:value-type="float">
            <text:p>95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6b02000202bc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6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6])" office:value-type="float" office:value="9578" calcext:value-type="float">
            <text:p>957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1" calcext:value-type="float">
            <text:p>111</text:p>
          </table:table-cell>
          <table:table-cell table:style-name="ce124" office:value-type="float" office:value="111" calcext:value-type="float">
            <text:p>111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a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6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58</text:p>
          </table:table-cell>
          <table:table-cell table:style-name="ce172" table:formula="of:=HEX2DEC([.F57])" office:value-type="float" office:value="9578" calcext:value-type="float">
            <text:p>957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6a0200020258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9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2" calcext:value-type="float">
            <text:p>112</text:p>
          </table:table-cell>
          <table:table-cell table:style-name="ce124" office:value-type="float" office:value="112" calcext:value-type="float">
            <text:p>112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c2</text:p>
          </table:table-cell>
          <table:table-cell table:style-name="ce172" table:formula="of:=HEX2DEC([.F60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6902000201c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2])" office:value-type="float" office:value="9516" calcext:value-type="float">
            <text:p>9516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3" calcext:value-type="float">
            <text:p>113</text:p>
          </table:table-cell>
          <table:table-cell table:style-name="ce124" office:value-type="float" office:value="113" calcext:value-type="float">
            <text:p>113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Sonderniveau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0252c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63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2c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7f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5])" office:value-type="float" office:value="10233" calcext:value-type="float">
            <text:p>1023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4" calcext:value-type="float">
            <text:p>114</text:p>
          </table:table-cell>
          <table:table-cell table:style-name="ce124" office:value-type="float" office:value="114" calcext:value-type="float">
            <text:p>114</text:p>
          </table:table-cell>
          <table:table-cell table:style-name="ce124" office:value-type="string" calcext:value-type="string">
            <text:p>N1-Vorgabe über Ethernet</text:p>
          </table:table-cell>
          <table:table-cell table:style-name="ce124"/>
          <table:table-cell table:style-name="ce124" office:value-type="string" calcext:value-type="string">
            <text:p>Prozent</text:p>
            <text:p>(0...100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</text:p>
            <text:p>0,1%</text:p>
          </table:table-cell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7f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5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7f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1</text:p>
          </table:table-cell>
          <table:table-cell table:style-name="ce172" table:formula="of:=HEX2DEC([.F66])" office:value-type="float" office:value="10233" calcext:value-type="float">
            <text:p>1023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5010027f9020002000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8])" office:value-type="float" office:value="9561" calcext:value-type="float">
            <text:p>956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5" calcext:value-type="float">
            <text:p>115</text:p>
          </table:table-cell>
          <table:table-cell table:style-name="ce124" office:value-type="float" office:value="115" calcext:value-type="float">
            <text:p>115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5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69])" office:value-type="float" office:value="9561" calcext:value-type="float">
            <text:p>956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5902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1])" office:value-type="float" office:value="9479" calcext:value-type="float">
            <text:p>947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6" calcext:value-type="float">
            <text:p>116</text:p>
          </table:table-cell>
          <table:table-cell table:style-name="ce124" office:value-type="float" office:value="116" calcext:value-type="float">
            <text:p>116</text:p>
          </table:table-cell>
          <table:table-cell table:style-name="ce124" office:value-type="string" calcext:value-type="string">
            <text:p>Vorlaufist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02507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32</text:p>
          </table:table-cell>
          <table:table-cell table:style-name="ce172" table:formula="of:=HEX2DEC([.F72])" office:value-type="float" office:value="9479" calcext:value-type="float">
            <text:p>94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07020002023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f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4])" office:value-type="float" office:value="9759" calcext:value-type="float">
            <text:p>975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7" calcext:value-type="float">
            <text:p>117</text:p>
          </table:table-cell>
          <table:table-cell table:style-name="ce124" office:value-type="float" office:value="117" calcext:value-type="float">
            <text:p>117</text:p>
          </table:table-cell>
          <table:table-cell table:style-name="ce124" office:value-type="string" calcext:value-type="string">
            <text:p>Plattenwärmetauschertemperatur</text:p>
            <text:p>(B2)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61f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f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75])" office:value-type="float" office:value="9759" calcext:value-type="float">
            <text:p>975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f0200028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0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7])" office:value-type="float" office:value="9568" calcext:value-type="float">
            <text:p>956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8" calcext:value-type="float">
            <text:p>118</text:p>
          </table:table-cell>
          <table:table-cell table:style-name="ce124" office:value-type="float" office:value="118" calcext:value-type="float">
            <text:p>118</text:p>
          </table:table-cell>
          <table:table-cell table:style-name="ce124" office:value-type="string" calcext:value-type="string">
            <text:p>Pufferspeicher Temperatur ob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0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0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35</text:p>
          </table:table-cell>
          <table:table-cell table:style-name="ce172" table:formula="of:=HEX2DEC([.F78])" office:value-type="float" office:value="9568" calcext:value-type="float">
            <text:p>956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600200020235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0])" office:value-type="float" office:value="9569" calcext:value-type="float">
            <text:p>956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9" calcext:value-type="float">
            <text:p>119</text:p>
          </table:table-cell>
          <table:table-cell table:style-name="ce124" office:value-type="float" office:value="119" calcext:value-type="float">
            <text:p>119</text:p>
          </table:table-cell>
          <table:table-cell table:style-name="ce124" office:value-type="string" calcext:value-type="string">
            <text:p>Pufferspeicher Temperatur unt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1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13</text:p>
          </table:table-cell>
          <table:table-cell table:style-name="ce172" table:formula="of:=HEX2DEC([.F81])" office:value-type="float" office:value="9569" calcext:value-type="float">
            <text:p>956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610200020213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70"/>
          <table:table-cell table:style-name="ce80" table:number-columns-repeated="5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3f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8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3])" office:value-type="float" office:value="9791" calcext:value-type="float">
            <text:p>979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string" calcext:value-type="string">
            <text:p>120</text:p>
            <text:p>121</text:p>
            <text:p>122</text:p>
            <text:p>123</text:p>
          </table:table-cell>
          <table:table-cell table:style-name="ce124" office:value-type="float" office:value="120" calcext:value-type="float">
            <text:p>120</text:p>
          </table:table-cell>
          <table:table-cell table:style-name="ce124" office:value-type="string" calcext:value-type="string">
            <text:p>Can Open spezifisch</text:p>
          </table:table-cell>
          <table:table-cell table:style-name="ce124" table:number-columns-repeated="3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3f00000800"}}}</text:p>
          </table:table-cell>
          <table:table-cell table:number-columns-repeated="16"/>
          <table:table-cell table:style-name="ce15" table:number-columns-repeated="16345"/>
        </table:table-row>
        <table:table-row table:style-name="ro6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1" calcext:value-type="float">
            <text:p>121</text:p>
          </table:table-cell>
          <table:table-cell table:style-name="ce118" office:value-type="string" calcext:value-type="string">
            <text:p>Fehler/Warnung anstehend (Bit7…5 frei)</text:p>
          </table:table-cell>
          <table:table-cell table:style-name="ce118" office:value-type="string" calcext:value-type="string">
            <text:p>Bit15…8:</text:p>
            <text:p>&gt;0 Fehler aktiv</text:p>
            <text:p>0 Fehler inaktiv</text:p>
            <text:p>Bit4:  0 Modulfehler</text:p>
            <text:p>1 Systemfehler Bit3...0:  Fehlerart:</text:p>
            <text:p>1 Fehler</text:p>
            <text:p>2 Warnung</text:p>
            <text:p>3 Info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2" calcext:value-type="float">
            <text:p>122</text:p>
          </table:table-cell>
          <table:table-cell table:style-name="ce118" office:value-type="string" calcext:value-type="string">
            <text:p>Fehlernummer</text:p>
          </table:table-cell>
          <table:table-cell table:style-name="ce118" office:value-type="string" calcext:value-type="string">
            <text:p>Aktuelle Fehlernummer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6"/>
          <table:table-cell table:style-name="ce52"/>
          <table:table-cell table:style-name="ce96"/>
          <table:table-cell table:style-name="ce105"/>
          <table:table-cell table:style-name="ce112"/>
          <table:table-cell table:style-name="ce118" office:value-type="float" office:value="123" calcext:value-type="float">
            <text:p>123</text:p>
          </table:table-cell>
          <table:table-cell table:style-name="ce118" office:value-type="string" calcext:value-type="string">
            <text:p>Modul</text:p>
          </table:table-cell>
          <table:table-cell table:style-name="ce118" office:value-type="string" calcext:value-type="string">
            <text:p>Bit15…8: Modul-ID</text:p>
            <text:p>Bit7…0:   Modul-Index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3f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8</text:p>
          </table:table-cell>
          <table:table-cell table:style-name="ce162" office:value-type="string" calcext:value-type="string">
            <text:p>0000000000000000</text:p>
          </table:table-cell>
          <table:table-cell table:style-name="ce172" table:formula="of:=HEX2DEC([.F87])" office:value-type="float" office:value="9791" calcext:value-type="float">
            <text:p>9791</text:p>
          </table:table-cell>
          <table:table-cell table:style-name="ce149"/>
          <table:table-cell table:style-name="ce172"/>
          <table:table-cell table:style-name="ce104"/>
          <table:table-cell table:style-name="ce114"/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3f000008000000000000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6"/>
          <table:table-cell table:style-name="ce52"/>
          <table:table-cell table:style-name="ce96"/>
          <table:table-cell table:style-name="ce105"/>
          <table:table-cell table:style-name="ce112"/>
          <table:table-cell table:style-name="ce125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10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e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9])" office:value-type="float" office:value="9758" calcext:value-type="float">
            <text:p>975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4" calcext:value-type="float">
            <text:p>124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office:value-type="string" calcext:value-type="string">
            <text:p>Systembetriebsart</text:p>
          </table:table-cell>
          <table:table-cell table:style-name="ce124" office:value-type="string" calcext:value-type="string">
            <text:p>1: Standby</text:p>
            <text:p>2: Sommer</text:p>
            <text:p>3: Automati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e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e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3</text:p>
          </table:table-cell>
          <table:table-cell table:style-name="ce172" table:formula="of:=HEX2DEC([.F90])" office:value-type="float" office:value="9758" calcext:value-type="float">
            <text:p>975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e00000103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b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2])" office:value-type="float" office:value="9905" calcext:value-type="float">
            <text:p>9905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5" calcext:value-type="float">
            <text:p>125</text:p>
          </table:table-cell>
          <table:table-cell table:style-name="ce124" office:value-type="float" office:value="125" calcext:value-type="float">
            <text:p>125</text:p>
          </table:table-cell>
          <table:table-cell table:style-name="ce124" office:value-type="string" calcext:value-type="string">
            <text:p>Außen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b1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b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58</text:p>
          </table:table-cell>
          <table:table-cell table:style-name="ce172" table:formula="of:=HEX2DEC([.F93])" office:value-type="float" office:value="9905" calcext:value-type="float">
            <text:p>990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b10200020058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9c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5])" office:value-type="float" office:value="9628" calcext:value-type="float">
            <text:p>9628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6" calcext:value-type="float">
            <text:p>126</text:p>
          </table:table-cell>
          <table:table-cell table:style-name="ce124" office:value-type="float" office:value="126" calcext:value-type="float">
            <text:p>126</text:p>
          </table:table-cell>
          <table:table-cell table:style-name="ce124" office:value-type="string" calcext:value-type="string">
            <text:p>Wärmeanforderung Heizung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9c01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9c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7</text:p>
          </table:table-cell>
          <table:table-cell table:style-name="ce172" table:formula="of:=HEX2DEC([.F96])" office:value-type="float" office:value="9628" calcext:value-type="float">
            <text:p>962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9c01000201b7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9d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8])" office:value-type="float" office:value="9629" calcext:value-type="float">
            <text:p>962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7" calcext:value-type="float">
            <text:p>127</text:p>
          </table:table-cell>
          <table:table-cell table:style-name="ce124" office:value-type="float" office:value="127" calcext:value-type="float">
            <text:p>127</text:p>
          </table:table-cell>
          <table:table-cell table:style-name="ce124" office:value-type="string" calcext:value-type="string">
            <text:p>Wärmeanforderung Warmwasse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9d01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9d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99])" office:value-type="float" office:value="9629" calcext:value-type="float">
            <text:p>96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9d01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1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0" calcext:value-type="float">
            <text:p>130</text:p>
          </table:table-cell>
          <table:table-cell table:style-name="ce124" office:value-type="float" office:value="130" calcext:value-type="float">
            <text:p>130</text:p>
          </table:table-cell>
          <table:table-cell table:style-name="ce124" office:value-type="string" calcext:value-type="string">
            <text:p>Status Warmwasser</text:p>
          </table:table-cell>
          <table:table-cell table:style-name="ce124" office:value-type="string" calcext:value-type="string">
            <text:p>0: Warnung anstehend</text:p>
            <text:p>1: Fehler anstehend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69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102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690200010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4])" office:value-type="float" office:value="9545" calcext:value-type="float">
            <text:p>9545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1" calcext:value-type="float">
            <text:p>131</text:p>
          </table:table-cell>
          <table:table-cell table:style-name="ce124" office:value-type="float" office:value="131" calcext:value-type="float">
            <text:p>131</text:p>
          </table:table-cell>
          <table:table-cell table:style-name="ce124" office:value-type="string" calcext:value-type="string">
            <text:p>Warmwasser-Push</text:p>
          </table:table-cell>
          <table:table-cell table:style-name="ce124" office:value-type="string" calcext:value-type="string">
            <text:p>Starte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49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05])" office:value-type="float" office:value="9545" calcext:value-type="float">
            <text:p>954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49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7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2" calcext:value-type="float">
            <text:p>132</text:p>
          </table:table-cell>
          <table:table-cell table:style-name="ce124" office:value-type="float" office:value="132" calcext:value-type="float">
            <text:p>132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3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108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39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0])" office:value-type="float" office:value="9528" calcext:value-type="float">
            <text:p>952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3" calcext:value-type="float">
            <text:p>133</text:p>
          </table:table-cell>
          <table:table-cell table:style-name="ce124" office:value-type="float" office:value="133" calcext:value-type="float">
            <text:p>133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38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111])" office:value-type="float" office:value="9528" calcext:value-type="float">
            <text:p>952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38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3])" office:value-type="float" office:value="9516" calcext:value-type="float">
            <text:p>951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4" calcext:value-type="float">
            <text:p>13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string" calcext:value-type="string">
            <text:p>WW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2c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114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2c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2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6])" office:value-type="float" office:value="9513" calcext:value-type="float">
            <text:p>951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5" calcext:value-type="float">
            <text:p>135</text:p>
          </table:table-cell>
          <table:table-cell table:style-name="ce124" office:value-type="float" office:value="135" calcext:value-type="float">
            <text:p>135</text:p>
          </table:table-cell>
          <table:table-cell table:style-name="ce124" office:value-type="string" calcext:value-type="string">
            <text:p>Warmwasser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2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2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42</text:p>
          </table:table-cell>
          <table:table-cell table:style-name="ce172" table:formula="of:=HEX2DEC([.F117])" office:value-type="float" office:value="9513" calcext:value-type="float">
            <text:p>951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29020002024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9])" office:value-type="float" office:value="9559" calcext:value-type="float">
            <text:p>955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6" calcext:value-type="float">
            <text:p>136</text:p>
          </table:table-cell>
          <table:table-cell table:style-name="ce124" office:value-type="float" office:value="136" calcext:value-type="float">
            <text:p>136</text:p>
          </table:table-cell>
          <table:table-cell table:style-name="ce124" office:value-type="string" calcext:value-type="string">
            <text:p>Rücklauftemperatur Zirkulatio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57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120])" office:value-type="float" office:value="9559" calcext:value-type="float">
            <text:p>955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570200028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2])" office:value-type="float" office:value="9553" calcext:value-type="float">
            <text:p>955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7" calcext:value-type="float">
            <text:p>137</text:p>
          </table:table-cell>
          <table:table-cell table:style-name="ce124" office:value-type="float" office:value="137" calcext:value-type="float">
            <text:p>137</text:p>
          </table:table-cell>
          <table:table-cell table:style-name="ce124" office:value-type="string" calcext:value-type="string">
            <text:p>Pumpe Warmwasser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51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23])" office:value-type="float" office:value="9553" calcext:value-type="float">
            <text:p>955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51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e4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5])" office:value-type="float" office:value="9956" calcext:value-type="float">
            <text:p>9956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0" calcext:value-type="float">
            <text:p>140</text:p>
          </table:table-cell>
          <table:table-cell table:style-name="ce124" office:value-type="float" office:value="140" calcext:value-type="float">
            <text:p>140</text:p>
          </table:table-cell>
          <table:table-cell table:style-name="ce124" office:value-type="string" calcext:value-type="string">
            <text:p>Folgewechsel</text:p>
          </table:table-cell>
          <table:table-cell table:style-name="ce124" office:value-type="string" calcext:value-type="string">
            <text:p>0: normal</text:p>
            <text:p>1: invertiert</text:p>
            <text:p>2: zeitlich</text:p>
            <text:p>3: Betriebsstunden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10026e4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e4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26])" office:value-type="float" office:value="9956" calcext:value-type="float">
            <text:p>995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e40200010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e6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8])" office:value-type="float" office:value="9958" calcext:value-type="float">
            <text:p>9958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1" calcext:value-type="float">
            <text:p>141</text:p>
          </table:table-cell>
          <table:table-cell table:style-name="ce124" office:value-type="float" office:value="141" calcext:value-type="float">
            <text:p>141</text:p>
          </table:table-cell>
          <table:table-cell table:style-name="ce124" office:value-type="string" calcext:value-type="string">
            <text:p>Wechselzeit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Zeit</text:p>
          </table:table-cell>
          <table:table-cell table:style-name="ce124" office:value-type="string" calcext:value-type="string">
            <text:p>1 h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h</text:p>
          </table:table-cell>
          <table:table-cell table:style-name="ce124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10026e6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e6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32</text:p>
          </table:table-cell>
          <table:table-cell table:style-name="ce172" table:formula="of:=HEX2DEC([.F129])" office:value-type="float" office:value="9958" calcext:value-type="float">
            <text:p>995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e6020002003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fe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1])" office:value-type="float" office:value="9982" calcext:value-type="float">
            <text:p>9982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2" calcext:value-type="float">
            <text:p>142</text:p>
          </table:table-cell>
          <table:table-cell table:style-name="ce124" office:value-type="float" office:value="142" calcext:value-type="float">
            <text:p>142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Abgleichtemperatur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6fe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fe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132])" office:value-type="float" office:value="9982" calcext:value-type="float">
            <text:p>998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fe0200028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c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4])" office:value-type="float" office:value="9756" calcext:value-type="float">
            <text:p>975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3" calcext:value-type="float">
            <text:p>143</text:p>
          </table:table-cell>
          <table:table-cell table:style-name="ce124" office:value-type="float" office:value="143" calcext:value-type="float">
            <text:p>143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HZ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c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c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35])" office:value-type="float" office:value="9756" calcext:value-type="float">
            <text:p>975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c00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d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7])" office:value-type="float" office:value="9757" calcext:value-type="float">
            <text:p>975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4" calcext:value-type="float">
            <text:p>144</text:p>
          </table:table-cell>
          <table:table-cell table:style-name="ce124" office:value-type="float" office:value="144" calcext:value-type="float">
            <text:p>144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WW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d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d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38])" office:value-type="float" office:value="9757" calcext:value-type="float">
            <text:p>975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d00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1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0])" office:value-type="float" office:value="9746" calcext:value-type="float">
            <text:p>974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5" calcext:value-type="float">
            <text:p>145</text:p>
          </table:table-cell>
          <table:table-cell table:style-name="ce124" office:value-type="float" office:value="145" calcext:value-type="float">
            <text:p>145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HZ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2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1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d</text:p>
          </table:table-cell>
          <table:table-cell table:style-name="ce172" table:formula="of:=HEX2DEC([.F141])" office:value-type="float" office:value="9746" calcext:value-type="float">
            <text:p>974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200000201bd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1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3])" office:value-type="float" office:value="9747" calcext:value-type="float">
            <text:p>974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6" calcext:value-type="float">
            <text:p>146</text:p>
          </table:table-cell>
          <table:table-cell table:style-name="ce124" office:value-type="float" office:value="146" calcext:value-type="float">
            <text:p>146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WW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3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1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44])" office:value-type="float" office:value="9747" calcext:value-type="float">
            <text:p>974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300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6])" office:value-type="float" office:value="9570" calcext:value-type="float">
            <text:p>9570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0" calcext:value-type="float">
            <text:p>150</text:p>
          </table:table-cell>
          <table:table-cell table:style-name="ce127" office:value-type="string" calcext:value-type="string">
            <text:p>150,</text:p>
            <text:p>151</text:p>
          </table:table-cell>
          <table:table-cell table:style-name="ce124" office:value-type="string" calcext:value-type="string">
            <text:p>Uhrzeit</text:p>
          </table:table-cell>
          <table:table-cell table:style-name="ce124" office:value-type="string" calcext:value-type="string">
            <text:p>Aktuelle Uhrzeit</text:p>
          </table:table-cell>
          <table:table-cell table:style-name="ce124" office:value-type="string" calcext:value-type="string">
            <text:p>Tageszeit</text:p>
          </table:table-cell>
          <table:table-cell table:style-name="ce124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62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14</text:p>
          </table:table-cell>
          <table:table-cell table:style-name="ce172" table:formula="of:=HEX2DEC([.F147])" office:value-type="float" office:value="9570" calcext:value-type="float">
            <text:p>957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6202000114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2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9])" office:value-type="float" office:value="9570" calcext:value-type="float">
            <text:p>9570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1" calcext:value-type="float">
            <text:p>151</text:p>
          </table:table-cell>
          <table:table-cell table:style-name="ce119" table:number-columns-repeated="5"/>
          <table:table-cell table:style-name="ce129"/>
          <table:table-cell table:style-name="ce119" table:number-columns-repeated="2"/>
          <table:table-cell table:style-name="ce229" office:value-type="string" calcext:value-type="string">
            <text:p>{"ID":"12345678","SRC":"DDC","CAPI":{"NN":1,"N01":{"VG":"010100256203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37</text:p>
          </table:table-cell>
          <table:table-cell table:style-name="ce172" table:formula="of:=HEX2DEC([.F150])" office:value-type="float" office:value="9570" calcext:value-type="float">
            <text:p>957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203000137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10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2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3" calcext:value-type="float">
            <text:p>153</text:p>
          </table:table-cell>
          <table:table-cell table:style-name="ce127" office:value-type="string" calcext:value-type="string">
            <text:p>153,</text:p>
            <text:p>154,</text:p>
            <text:p>155</text:p>
          </table:table-cell>
          <table:table-cell table:style-name="ce124" office:value-type="string" calcext:value-type="string">
            <text:p>Datum</text:p>
          </table:table-cell>
          <table:table-cell table:style-name="ce124" office:value-type="string" calcext:value-type="string">
            <text:p>Aktuelles Datum</text:p>
          </table:table-cell>
          <table:table-cell table:style-name="ce124" office:value-type="string" calcext:value-type="string">
            <text:p>Datum</text:p>
          </table:table-cell>
          <table:table-cell table:style-name="ce124"/>
          <table:table-cell table:style-name="ce124" office:value-type="string" calcext:value-type="string">
            <text:p>3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3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7" office:value-type="string" calcext:value-type="string">
            <text:p>1a</text:p>
          </table:table-cell>
          <table:table-cell table:style-name="ce172" table:formula="of:=HEX2DEC([.F153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30200011a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5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4" calcext:value-type="float">
            <text:p>154</text:p>
          </table:table-cell>
          <table:table-cell table:style-name="ce119" table:number-columns-repeated="5"/>
          <table:table-cell table:style-name="ce129"/>
          <table:table-cell table:style-name="ce119" table:number-columns-repeated="2"/>
          <table:table-cell table:style-name="ce229" office:value-type="string" calcext:value-type="string">
            <text:p>{"ID":"12345678","SRC":"DDC","CAPI":{"NN":1,"N01":{"VG":"010100256303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56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30300010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8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5" calcext:value-type="float">
            <text:p>155</text:p>
          </table:table-cell>
          <table:table-cell table:style-name="ce119" table:number-columns-repeated="5"/>
          <table:table-cell table:style-name="ce129"/>
          <table:table-cell table:style-name="ce119" table:number-columns-repeated="2"/>
          <table:table-cell table:style-name="ce229" office:value-type="string" calcext:value-type="string">
            <text:p>{"ID":"12345678","SRC":"DDC","CAPI":{"NN":1,"N01":{"VG":"010100256304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17</text:p>
          </table:table-cell>
          <table:table-cell table:style-name="ce172" table:formula="of:=HEX2DEC([.F159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304000117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8" office:value-type="string" calcext:value-type="string" table:number-columns-spanned="2" table:number-rows-spanned="1">
            <text:p>7.5.4 <text:s/>WTC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11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39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1])" office:value-type="float" office:value="9785" calcext:value-type="float">
            <text:p>9785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0" calcext:value-type="float">
            <text:p>160</text:p>
          </table:table-cell>
          <table:table-cell table:style-name="ce119" office:value-type="float" office:value="160" calcext:value-type="float">
            <text:p>160</text:p>
          </table:table-cell>
          <table:table-cell table:style-name="ce119" office:value-type="string" calcext:value-type="string">
            <text:p>Betriebsphase WTC</text:p>
          </table:table-cell>
          <table:table-cell table:style-name="ce129" office:value-type="string" calcext:value-type="string">
            <text:p>0: Normalbetrieb</text:p>
            <text:p>10: Pumpennachlauf</text:p>
            <text:p>15: Brennertaktsperre Heizen</text:p>
            <text:p>20: Sperre Mindest-heizleistung</text:p>
            <text:p>24: Adaption Gasstell-glied läuft</text:p>
            <text:p>25: Verzögerter Heizbetrieb</text:p>
            <text:p>30: Softstart Warm-wasser</text:p>
            <text:p>35: Abregelfunktion Fernsteuerung</text:p>
            <text:p>40: Spreizung Vorlauf/Abgas</text:p>
            <text:p>45: Spreizung Vorlauf/Rücklauf</text:p>
            <text:p>50: Abregelfunktion Abgastemperatur</text:p>
            <text:p>55: Abschaltung Fernsteuerung</text:p>
            <text:p>60: Abschaltung Mindestumlauf</text:p>
            <text:p>70: SCOT Kalibration läuft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9012639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39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62])" office:value-type="float" office:value="9785" calcext:value-type="float">
            <text:p>978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39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1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4])" office:value-type="float" office:value="9537" calcext:value-type="float">
            <text:p>9537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1" calcext:value-type="float">
            <text:p>161</text:p>
          </table:table-cell>
          <table:table-cell table:style-name="ce119" office:value-type="float" office:value="161" calcext:value-type="float">
            <text:p>161</text:p>
          </table:table-cell>
          <table:table-cell table:style-name="ce119" office:value-type="string" calcext:value-type="string">
            <text:p>Betriebsphase Brenner</text:p>
          </table:table-cell>
          <table:table-cell table:style-name="ce129" office:value-type="string" calcext:value-type="string">
            <text:p>0: Brenner aus</text:p>
            <text:p>1: Vorbelüftung</text:p>
            <text:p>2: Brenner ein: Steuerbetrieb</text:p>
            <text:p>3: Brenner ein: Regelbetrieb</text:p>
            <text:p>4: Nachbelüftung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7002541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65])" office:value-type="float" office:value="9537" calcext:value-type="float">
            <text:p>953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41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5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7])" office:value-type="float" office:value="9541" calcext:value-type="float">
            <text:p>954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3" calcext:value-type="float">
            <text:p>163</text:p>
          </table:table-cell>
          <table:table-cell table:style-name="ce119" office:value-type="float" office:value="163" calcext:value-type="float">
            <text:p>163</text:p>
          </table:table-cell>
          <table:table-cell table:style-name="ce119" office:value-type="string" calcext:value-type="string">
            <text:p>Vorlauf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7002545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5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50</text:p>
          </table:table-cell>
          <table:table-cell table:style-name="ce172" table:formula="of:=HEX2DEC([.F168])" office:value-type="float" office:value="9541" calcext:value-type="float">
            <text:p>954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45000002005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70])" office:value-type="float" office:value="9522" calcext:value-type="float">
            <text:p>9522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4" calcext:value-type="float">
            <text:p>164</text:p>
          </table:table-cell>
          <table:table-cell table:style-name="ce119" office:value-type="float" office:value="164" calcext:value-type="float">
            <text:p>164</text:p>
          </table:table-cell>
          <table:table-cell table:style-name="ce119" office:value-type="string" calcext:value-type="string">
            <text:p>Kesse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7002532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a</text:p>
          </table:table-cell>
          <table:table-cell table:style-name="ce172" table:formula="of:=HEX2DEC([.F171])" office:value-type="float" office:value="9522" calcext:value-type="float">
            <text:p>952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3200000200aa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1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73])" office:value-type="float" office:value="9747" calcext:value-type="float">
            <text:p>974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5" calcext:value-type="float">
            <text:p>165</text:p>
          </table:table-cell>
          <table:table-cell table:style-name="ce119" office:value-type="float" office:value="165" calcext:value-type="float">
            <text:p>165</text:p>
          </table:table-cell>
          <table:table-cell table:style-name="ce119" office:value-type="string" calcext:value-type="string">
            <text:p>Volumenstrom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urchfluss-</text:p>
            <text:p>menge</text:p>
          </table:table-cell>
          <table:table-cell table:style-name="ce119" office:value-type="string" calcext:value-type="string">
            <text:p>1 l/h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13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1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74])" office:value-type="float" office:value="9747" calcext:value-type="float">
            <text:p>974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1302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14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76])" office:value-type="float" office:value="9748" calcext:value-type="float">
            <text:p>974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6" calcext:value-type="float">
            <text:p>166</text:p>
          </table:table-cell>
          <table:table-cell table:style-name="ce119" office:value-type="float" office:value="166" calcext:value-type="float">
            <text:p>166</text:p>
          </table:table-cell>
          <table:table-cell table:style-name="ce119" office:value-type="string" calcext:value-type="string">
            <text:p>Anlagendruck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ruck</text:p>
          </table:table-cell>
          <table:table-cell table:style-name="ce119" office:value-type="string" calcext:value-type="string">
            <text:p>0,01 bar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14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14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7a</text:p>
          </table:table-cell>
          <table:table-cell table:style-name="ce172" table:formula="of:=HEX2DEC([.F177])" office:value-type="float" office:value="9748" calcext:value-type="float">
            <text:p>974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14020002007a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79])" office:value-type="float" office:value="9523" calcext:value-type="float">
            <text:p>952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7" calcext:value-type="float">
            <text:p>167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6"/>
          <table:table-cell table:style-name="ce229" office:value-type="string" calcext:value-type="string">
            <text:p>{"ID":"12345678","SRC":"DDC","CAPI":{"NN":1,"N01":{"VG":"0107002533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d</text:p>
          </table:table-cell>
          <table:table-cell table:style-name="ce172" table:formula="of:=HEX2DEC([.F180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3302000200ad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82])" office:value-type="float" office:value="9527" calcext:value-type="float">
            <text:p>9527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8" calcext:value-type="float">
            <text:p>168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3"/>
          <table:table-cell table:style-name="ce129"/>
          <table:table-cell table:style-name="ce119" table:number-columns-repeated="2"/>
          <table:table-cell table:style-name="ce229" office:value-type="string" calcext:value-type="string">
            <text:p>{"ID":"12345678","SRC":"DDC","CAPI":{"NN":1,"N01":{"VG":"0107002537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c4</text:p>
          </table:table-cell>
          <table:table-cell table:style-name="ce172" table:formula="of:=HEX2DEC([.F183])" office:value-type="float" office:value="9527" calcext:value-type="float">
            <text:p>952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700253700000200c4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3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85])" office:value-type="float" office:value="9777" calcext:value-type="float">
            <text:p>97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0</text:p>
            <text:p>171</text:p>
          </table:table-cell>
          <table:table-cell table:style-name="ce121" office:value-type="string" calcext:value-type="string">
            <text:p>170,</text:p>
            <text:p>171</text:p>
          </table:table-cell>
          <table:table-cell table:style-name="ce119" office:value-type="string" calcext:value-type="string">
            <text:p>Wärmeleistung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Leistung</text:p>
          </table:table-cell>
          <table:table-cell table:style-name="ce119" office:value-type="string" calcext:value-type="string">
            <text:p>0,01 kW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31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3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86])" office:value-type="float" office:value="9777" calcext:value-type="float">
            <text:p>97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3102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88])" office:value-type="float" office:value="9768" calcext:value-type="float">
            <text:p>9768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2</text:p>
            <text:p>173</text:p>
          </table:table-cell>
          <table:table-cell table:style-name="ce121" office:value-type="string" calcext:value-type="string">
            <text:p>172,</text:p>
            <text:p>173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Gesamt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8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7" office:value-type="string" calcext:value-type="string">
            <text:p>0000058e</text:p>
          </table:table-cell>
          <table:table-cell table:style-name="ce172" table:formula="of:=HEX2DEC([.F189])" office:value-type="float" office:value="9768" calcext:value-type="float">
            <text:p>976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280200040000058e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6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91])" office:value-type="float" office:value="9766" calcext:value-type="float">
            <text:p>9766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4</text:p>
            <text:p>175</text:p>
          </table:table-cell>
          <table:table-cell table:style-name="ce121" office:value-type="string" calcext:value-type="string">
            <text:p>174,</text:p>
            <text:p>175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Heiz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6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6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436</text:p>
          </table:table-cell>
          <table:table-cell table:style-name="ce172" table:formula="of:=HEX2DEC([.F192])" office:value-type="float" office:value="9766" calcext:value-type="float">
            <text:p>976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2602000400000436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94])" office:value-type="float" office:value="9767" calcext:value-type="float">
            <text:p>9767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6</text:p>
            <text:p>177</text:p>
          </table:table-cell>
          <table:table-cell table:style-name="ce121" office:value-type="string" calcext:value-type="string">
            <text:p>176,</text:p>
            <text:p>177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Warmwasser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7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158</text:p>
          </table:table-cell>
          <table:table-cell table:style-name="ce172" table:formula="of:=HEX2DEC([.F195])" office:value-type="float" office:value="9767" calcext:value-type="float">
            <text:p>976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901262702000400000158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8" office:value-type="string" calcext:value-type="string" table:number-columns-spanned="2" table:number-rows-spanned="1">
            <text:p>7.5.6 <text:s/>EM-WW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97])" office:value-type="float" office:value="9523" calcext:value-type="float">
            <text:p>9523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0" calcext:value-type="float">
            <text:p>1030</text:p>
          </table:table-cell>
          <table:table-cell table:style-name="ce129" office:value-type="float" office:value="1030" calcext:value-type="float">
            <text:p>1030</text:p>
          </table:table-cell>
          <table:table-cell table:style-name="ce129" office:value-type="string" calcext:value-type="string">
            <text:p>Betriebsart Vorgabe</text:p>
          </table:table-cell>
          <table:table-cell table:style-name="ce129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3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98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330200010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8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0])" office:value-type="float" office:value="9602" calcext:value-type="float">
            <text:p>9602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1" calcext:value-type="float">
            <text:p>1031</text:p>
          </table:table-cell>
          <table:table-cell table:style-name="ce129" office:value-type="float" office:value="1031" calcext:value-type="float">
            <text:p>1031</text:p>
          </table:table-cell>
          <table:table-cell table:style-name="ce129" office:value-type="string" calcext:value-type="string">
            <text:p>So/Wi Umschaltung</text:p>
          </table:table-cell>
          <table:table-cell table:style-name="ce129" office:value-type="string" calcext:value-type="string">
            <text:p>0: Aus</text:p>
            <text:p>1: Ein</text:p>
          </table:table-cell>
          <table:table-cell table:style-name="ce129" office:value-type="string" calcext:value-type="string">
            <text:p>Boolesch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82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8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201])" office:value-type="float" office:value="9602" calcext:value-type="float">
            <text:p>960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820200010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3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2" calcext:value-type="float">
            <text:p>1032</text:p>
          </table:table-cell>
          <table:table-cell table:style-name="ce129" office:value-type="float" office:value="1032" calcext:value-type="float">
            <text:p>1032</text:p>
          </table:table-cell>
          <table:table-cell table:style-name="ce129" office:value-type="string" calcext:value-type="string">
            <text:p>Betriebsart aktuell</text:p>
          </table:table-cell>
          <table:table-cell table:style-name="ce129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it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7e04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6</text:p>
          </table:table-cell>
          <table:table-cell table:style-name="ce172" table:formula="of:=HEX2DEC([.F204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7e04000106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5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6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3" calcext:value-type="float">
            <text:p>1033</text:p>
          </table:table-cell>
          <table:table-cell table:style-name="ce129" office:value-type="float" office:value="1033" calcext:value-type="float">
            <text:p>1033</text:p>
          </table:table-cell>
          <table:table-cell table:style-name="ce129" office:value-type="string" calcext:value-type="string">
            <text:p>Status</text:p>
          </table:table-cell>
          <table:table-cell table:style-name="ce129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7e05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5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51</text:p>
          </table:table-cell>
          <table:table-cell table:style-name="ce172" table:formula="of:=HEX2DEC([.F207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7e0500015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9])" office:value-type="float" office:value="9531" calcext:value-type="float">
            <text:p>953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6" calcext:value-type="float">
            <text:p>1036</text:p>
          </table:table-cell>
          <table:table-cell table:style-name="ce129" office:value-type="float" office:value="1036" calcext:value-type="float">
            <text:p>1036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Komfo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b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3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5e</text:p>
          </table:table-cell>
          <table:table-cell table:style-name="ce172" table:formula="of:=HEX2DEC([.F210])" office:value-type="float" office:value="9531" calcext:value-type="float">
            <text:p>953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3b020002015e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2])" office:value-type="float" office:value="9530" calcext:value-type="float">
            <text:p>953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7" calcext:value-type="float">
            <text:p>1037</text:p>
          </table:table-cell>
          <table:table-cell table:style-name="ce129" office:value-type="float" office:value="1037" calcext:value-type="float">
            <text:p>1037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Normal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a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3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213])" office:value-type="float" office:value="9530" calcext:value-type="float">
            <text:p>953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3a02000200d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8" office:value-type="string" calcext:value-type="string" table:number-columns-spanned="2" table:number-rows-spanned="1">
            <text:p>7.5.5 EM-HK</text:p>
          </table:table-cell>
          <table:covered-table-cell table:style-name="ce199"/>
          <table:table-cell table:style-name="ce131" table:number-columns-repeated="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5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8" calcext:value-type="float">
            <text:p>1038</text:p>
          </table:table-cell>
          <table:table-cell table:style-name="ce129" office:value-type="float" office:value="1038" calcext:value-type="float">
            <text:p>1038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Absenk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0</text:p>
          </table:table-cell>
          <table:table-cell table:style-name="ce172" table:formula="of:=HEX2DEC([.F216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3902000200a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8])" office:value-type="float" office:value="9560" calcext:value-type="float">
            <text:p>956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9" calcext:value-type="float">
            <text:p>1039</text:p>
          </table:table-cell>
          <table:table-cell table:style-name="ce129" office:value-type="float" office:value="1039" calcext:value-type="float">
            <text:p>1039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8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5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219])" office:value-type="float" office:value="9560" calcext:value-type="float">
            <text:p>956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5802000200d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1])" office:value-type="float" office:value="9579" calcext:value-type="float">
            <text:p>957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0" calcext:value-type="float">
            <text:p>1040</text:p>
          </table:table-cell>
          <table:table-cell table:style-name="ce129" office:value-type="float" office:value="1040" calcext:value-type="float">
            <text:p>1040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Komfo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b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6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2bc</text:p>
          </table:table-cell>
          <table:table-cell table:style-name="ce172" table:formula="of:=HEX2DEC([.F222])" office:value-type="float" office:value="9579" calcext:value-type="float">
            <text:p>95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6b02000202bc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4])" office:value-type="float" office:value="9578" calcext:value-type="float">
            <text:p>957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1" calcext:value-type="float">
            <text:p>1041</text:p>
          </table:table-cell>
          <table:table-cell table:style-name="ce129" office:value-type="float" office:value="1041" calcext:value-type="float">
            <text:p>1041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Normal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a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6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58</text:p>
          </table:table-cell>
          <table:table-cell table:style-name="ce172" table:formula="of:=HEX2DEC([.F225])" office:value-type="float" office:value="9578" calcext:value-type="float">
            <text:p>957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6a0200020258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7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2" calcext:value-type="float">
            <text:p>1042</text:p>
          </table:table-cell>
          <table:table-cell table:style-name="ce129" office:value-type="float" office:value="1042" calcext:value-type="float">
            <text:p>1042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Absenk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c2</text:p>
          </table:table-cell>
          <table:table-cell table:style-name="ce172" table:formula="of:=HEX2DEC([.F228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6902000201c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30])" office:value-type="float" office:value="9516" calcext:value-type="float">
            <text:p>9516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3" calcext:value-type="float">
            <text:p>1043</text:p>
          </table:table-cell>
          <table:table-cell table:style-name="ce129" office:value-type="float" office:value="1043" calcext:value-type="float">
            <text:p>1043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Sonderniveau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1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2c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231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2c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33])" office:value-type="float" office:value="9561" calcext:value-type="float">
            <text:p>956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5" calcext:value-type="float">
            <text:p>1045</text:p>
          </table:table-cell>
          <table:table-cell table:style-name="ce129" office:value-type="float" office:value="1045" calcext:value-type="float">
            <text:p>1045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5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4</text:p>
          </table:table-cell>
          <table:table-cell table:style-name="ce172" table:formula="of:=HEX2DEC([.F234])" office:value-type="float" office:value="9561" calcext:value-type="float">
            <text:p>956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5902000201b4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0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36])" office:value-type="float" office:value="9479" calcext:value-type="float">
            <text:p>947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6" calcext:value-type="float">
            <text:p>1046</text:p>
          </table:table-cell>
          <table:table-cell table:style-name="ce129" office:value-type="float" office:value="1046" calcext:value-type="float">
            <text:p>1046</text:p>
          </table:table-cell>
          <table:table-cell table:style-name="ce129" office:value-type="string" calcext:value-type="string">
            <text:p>Vorlaufist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1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07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0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6</text:p>
          </table:table-cell>
          <table:table-cell table:style-name="ce172" table:formula="of:=HEX2DEC([.F237])" office:value-type="float" office:value="9479" calcext:value-type="float">
            <text:p>94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201250702000201b6"}}}</text:p>
          </table:table-cell>
          <table:table-cell table:number-columns-repeated="16"/>
          <table:table-cell table:style-name="ce15" table:number-columns-repeated="16345"/>
        </table:table-row>
        <table:table-row table:style-name="ro4" table:number-rows-repeated="1048338">
          <table:table-cell table:number-columns-repeated="39"/>
          <table:table-cell table:style-name="ce15" table:number-columns-repeated="16345"/>
        </table:table-row>
        <table:table-row table:style-name="ro4">
          <table:table-cell table:number-columns-repeated="39"/>
          <table:table-cell table:style-name="ce15" table:number-columns-repeated="16345"/>
        </table:table-row>
      </table:table>
      <table:table table:name="Tabelle1_2" table:style-name="ta1" table:print-ranges="Tabelle1_2.A8:Tabelle1_2.V113 Tabelle1_2.A114:Tabelle1_2.V138 Tabelle1_2.A139:Tabelle1_2.V147 Tabelle1_2.A148:Tabelle1_2.V168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59"/>
        <table:table-column table:style-name="co3" table:default-cell-style-name="ce59"/>
        <table:table-column table:style-name="co5" table:default-cell-style-name="ce59"/>
        <table:table-column table:style-name="co6" table:default-cell-style-name="ce59"/>
        <table:table-column table:style-name="co5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5" table:default-cell-style-name="ce109"/>
        <table:table-column table:style-name="co5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ce15"/>
        <table:table-column table:style-name="co14" table:default-cell-style-name="ce15"/>
        <table:table-column table:style-name="co15" table:default-cell-style-name="ce136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6" table:default-cell-style-name="ce15"/>
        <table:table-column table:style-name="co1" table:number-columns-repeated="8" table:default-cell-style-name="ce15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Weishaupt CanApiJson / CAPI / CAN Api – Parsed telegrams:</text:p>
            </table:table-cell>
            <table:covered-table-cell/>
            <table:covered-table-cell table:style-name="ce59"/>
            <table:covered-table-cell table:number-columns-repeated="7"/>
            <table:table-cell table:number-columns-repeated="3"/>
            <table:table-cell table:style-name="ce107" office:value-type="string" calcext:value-type="string" table:number-columns-spanned="4" table:number-rows-spanned="1">
              <text:p><text:a xlink:href="https://github.com/BorgNumberOne/Weishaupt_CanApiJson" xlink:type="simple">https://github.com/BorgNumberOne/Weishaupt_CanApiJson</text:a></text:p>
            </table:table-cell>
            <table:covered-table-cell table:number-columns-repeated="3"/>
            <table:table-cell table:number-columns-repeated="5"/>
            <table:table-cell table:style-name="Default" table:number-columns-repeated="2"/>
            <table:table-cell table:number-columns-repeated="10"/>
          </table:table-row>
          <table:table-row table:style-name="ro2">
            <table:table-cell/>
            <table:table-cell table:style-name="ce14"/>
            <table:table-cell table:number-columns-repeated="11"/>
            <table:table-cell table:style-name="Default" table:number-columns-repeated="5"/>
            <table:table-cell table:number-columns-repeated="4"/>
            <table:table-cell table:style-name="Default" table:number-columns-repeated="2"/>
            <table:table-cell table:number-columns-repeated="10"/>
          </table:table-row>
          <table:table-row table:style-name="ro1">
            <table:table-cell table:style-name="ce4" office:value-type="string" calcext:value-type="string" table:number-columns-spanned="13" table:number-rows-spanned="1">
              <text:p>Weishaupt CanApiJson / Weishaupt CAPI side of a Weishaupt Gateway WEM-Modbus</text:p>
            </table:table-cell>
            <table:covered-table-cell table:style-name="ce19"/>
            <table:covered-table-cell table:style-name="ce64"/>
            <table:covered-table-cell table:number-columns-repeated="7" table:style-name="ce83"/>
            <table:covered-table-cell table:style-name="ce173"/>
            <table:covered-table-cell table:number-columns-repeated="2" table:style-name="ce83"/>
            <table:table-cell table:style-name="ce189" office:value-type="string" calcext:value-type="string" table:number-columns-spanned="5" table:number-rows-spanned="1">
              <text:p>Modbus TCP side of a Weishaupt Gateway WEM-Modbus</text:p>
            </table:table-cell>
            <table:covered-table-cell table:style-name="ce19"/>
            <table:covered-table-cell table:style-name="ce64"/>
            <table:covered-table-cell table:style-name="ce83"/>
            <table:covered-table-cell table:style-name="ce222"/>
            <table:table-cell table:style-name="ce59" table:number-columns-repeated="4"/>
            <table:table-cell table:style-name="ce234" office:value-type="string" calcext:value-type="string">
              <text:p>RAW CanApiJson telegram</text:p>
            </table:table-cell>
            <table:table-cell table:number-columns-repeated="11"/>
          </table:table-row>
          <table:table-row table:style-name="ro2">
            <table:table-cell/>
            <table:table-cell table:style-name="ce14"/>
            <table:table-cell table:number-columns-repeated="10"/>
            <table:table-cell table:style-name="ce179"/>
            <table:table-cell table:style-name="ce190"/>
            <table:table-cell table:number-columns-repeated="8"/>
            <table:table-cell table:style-name="ce14"/>
            <table:table-cell table:number-columns-repeated="11"/>
          </table:table-row>
          <table:table-row table:style-name="ro1">
            <table:table-cell table:style-name="ce16"/>
            <table:table-cell table:style-name="ce22" office:value-type="string" calcext:value-type="string">
              <text:p>SRC</text:p>
            </table:table-cell>
            <table:table-cell table:style-name="ce61" office:value-type="string" calcext:value-type="string">
              <text:p>CM</text:p>
            </table:table-cell>
            <table:table-cell table:style-name="ce73" table:number-columns-repeated="5"/>
            <table:table-cell table:style-name="ce85"/>
            <table:table-cell table:number-columns-repeated="3"/>
            <table:table-cell table:style-name="ce179"/>
            <table:table-cell table:style-name="ce190"/>
            <table:table-cell table:number-columns-repeated="8"/>
            <table:table-cell table:style-name="ce14"/>
            <table:table-cell table:number-columns-repeated="11"/>
          </table:table-row>
          <table:table-row table:style-name="ro3">
            <table:table-cell table:style-name="ce17" office:value-type="string" calcext:value-type="string" table:number-columns-spanned="2" table:number-rows-spanned="1">
              <text:p>SRC:</text:p>
              <text:p/>
              <text:p>--&gt;</text:p>
              <text:p>requesting device:</text:p>
              <text:p>DDC</text:p>
              <text:p/>
              <text:p>--&gt;</text:p>
              <text:p>responding device:</text:p>
              <text:p>SYS</text:p>
            </table:table-cell>
            <table:covered-table-cell table:style-name="ce35"/>
            <table:table-cell table:style-name="ce35" office:value-type="string" calcext:value-type="string" table:number-columns-spanned="7" table:number-rows-spanned="1">
              <text:p>0x01 (1)  = request reading / <text:span text:style-name="T1">GET</text:span> numeric value</text:p>
              <text:p>0x02 (2)  = <text:span text:style-name="T1">Response</text:span> reading</text:p>
              <text:p>0x03 (3) = request writing / <text:span text:style-name="T1">SET</text:span> numeric value</text:p>
              <text:p>0x04 (4) = <text:span text:style-name="T1">Response</text:span> writing / <text:span text:style-name="T1">ACK</text:span>nowledge</text:p>
              <text:p>0x05 (5) = error</text:p>
              <text:p>0x11 (17) = request string / <text:span text:style-name="T1">GETS</text:span></text:p>
              <text:p><text:span text:style-name="T2">0x12 (18) = </text:span><text:span text:style-name="T1">Response</text:span><text:span text:style-name="T2"> string</text:span></text:p>
              <text:p><text:span text:style-name="T2">0x13 (19) = request writing string / </text:span><text:span text:style-name="T1">SETS</text:span></text:p>
              <text:p><text:span text:style-name="T2">0x14 (20) </text:span><text:span text:style-name="T1">= Response</text:span><text:span text:style-name="T2"> writing string / </text:span><text:span text:style-name="T1">ACK</text:span><text:span text:style-name="T2">nowledge</text:span></text:p>
            </table:table-cell>
            <table:covered-table-cell table:number-columns-repeated="6"/>
            <table:table-cell office:value-type="string" calcext:value-type="string">
              <text:p>HEX</text:p>
              <text:p>to</text:p>
              <text:p>DEC</text:p>
              <text:p>(<text:span text:style-name="T3">OX</text:span>)</text:p>
            </table:table-cell>
            <table:table-cell table:style-name="ce174" office:value-type="string" calcext:value-type="string" table:number-columns-spanned="3" table:number-rows-spanned="1">
              <text:p>Cycle Time (in s)</text:p>
              <text:p> between</text:p>
              <text:p> DDC telegrams</text:p>
            </table:table-cell>
            <table:covered-table-cell table:number-columns-repeated="2" table:style-name="ce83"/>
            <table:table-cell table:style-name="ce191" office:value-type="string" calcext:value-type="string" table:number-columns-spanned="3" table:number-rows-spanned="1">
              <text:p><text:span text:style-name="T4">Modbus TCP register on the Modbus TCP side of</text:span></text:p>
              <text:p>Weishaupt Gateway WEM-Modbus</text:p>
            </table:table-cell>
            <table:covered-table-cell table:style-name="ce200"/>
            <table:covered-table-cell table:style-name="ce219"/>
            <table:table-cell table:style-name="ce41" table:number-columns-repeated="3"/>
            <table:table-cell/>
            <table:table-cell table:style-name="ce41" table:number-columns-repeated="3"/>
            <table:table-cell table:number-columns-repeated="11"/>
          </table:table-row>
          <table:table-row table:style-name="ro4">
            <table:table-cell table:style-name="ce18"/>
            <table:table-cell table:style-name="ce24" table:number-columns-repeated="2"/>
            <table:table-cell table:style-name="ce74" office:value-type="string" calcext:value-type="string">
              <text:p>MI</text:p>
            </table:table-cell>
            <table:table-cell table:style-name="ce81" office:value-type="string" calcext:value-type="string">
              <text:p>MX</text:p>
            </table:table-cell>
            <table:table-cell table:style-name="ce81" office:value-type="string" calcext:value-type="string">
              <text:p>OX</text:p>
            </table:table-cell>
            <table:table-cell table:style-name="ce81" office:value-type="string" calcext:value-type="string">
              <text:p>OS</text:p>
            </table:table-cell>
            <table:table-cell table:style-name="ce81" office:value-type="string" calcext:value-type="string">
              <text:p>VS</text:p>
            </table:table-cell>
            <table:table-cell table:style-name="ce86" office:value-type="string" calcext:value-type="string">
              <text:p>VA</text:p>
            </table:table-cell>
            <table:table-cell table:style-name="ce91"/>
            <table:table-cell table:style-name="ce82"/>
            <table:table-cell table:style-name="ce99"/>
            <table:table-cell table:style-name="ce101"/>
            <table:table-cell table:style-name="ce111"/>
            <table:table-cell table:style-name="ce247"/>
            <table:table-cell table:style-name="ce248"/>
            <table:table-cell table:style-name="Default" table:number-columns-repeated="6"/>
            <table:table-cell table:style-name="ce41"/>
            <table:table-cell table:number-columns-repeated="11"/>
          </table:table-row>
        </table:table-header-rows>
        <table:table-row table:style-name="ro4">
          <table:table-cell/>
          <table:table-cell table:style-name="ce24" table:number-columns-repeated="2"/>
          <table:table-cell table:style-name="ce75" table:number-columns-repeated="5"/>
          <table:table-cell table:style-name="ce87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6" office:value-type="string" calcext:value-type="string">
            <text:p>Reg.</text:p>
          </table:table-cell>
          <table:table-cell table:style-name="ce116" office:value-type="string" calcext:value-type="string">
            <text:p>Registername</text:p>
          </table:table-cell>
          <table:table-cell table:style-name="ce116" office:value-type="string" calcext:value-type="string">
            <text:p>Funktion</text:p>
          </table:table-cell>
          <table:table-cell table:style-name="ce116" office:value-type="string" calcext:value-type="string">
            <text:p>Datentyp</text:p>
          </table:table-cell>
          <table:table-cell table:style-name="ce116" office:value-type="string" calcext:value-type="string">
            <text:p>Auflösg.</text:p>
          </table:table-cell>
          <table:table-cell table:style-name="ce137" office:value-type="string" calcext:value-type="string">
            <text:p>Länge</text:p>
          </table:table-cell>
          <table:table-cell table:style-name="ce116" office:value-type="string" calcext:value-type="string">
            <text:p>S/Cov</text:p>
          </table:table-cell>
          <table:table-cell table:style-name="ce116" office:value-type="string" calcext:value-type="string">
            <text:p>Aktualis.</text:p>
          </table:table-cell>
          <table:table-cell table:style-name="ce35"/>
          <table:table-cell table:number-columns-repeated="11"/>
        </table:table-row>
        <table:table-row table:style-name="ro4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7" office:value-type="string" calcext:value-type="string" table:number-columns-spanned="2" table:number-rows-spanned="1">
            <text:p>7.5.1 <text:s/>EM-KA</text:p>
          </table:table-cell>
          <table:covered-table-cell table:style-name="ce41"/>
          <table:table-cell table:style-name="ce41" table:number-columns-repeated="6"/>
          <table:table-cell table:style-name="ce35"/>
          <table:table-cell table:number-columns-repeated="11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0" calcext:value-type="float">
            <text:p>0</text:p>
          </table:table-cell>
          <table:table-cell table:style-name="ce203" office:value-type="string" calcext:value-type="string">
            <text:p>Temperaturfühler an Anschluss T1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Temperatur</text:p>
          </table:table-cell>
          <table:table-cell table:style-name="ce223" office:value-type="string" calcext:value-type="string">
            <text:p>0,1 °C</text:p>
          </table:table-cell>
          <table:table-cell table:style-name="ce228" office:value-type="string" calcext:value-type="string">
            <text:p>2 Bytes</text:p>
          </table:table-cell>
          <table:table-cell table:style-name="ce203"/>
          <table:table-cell table:style-name="ce203" office:value-type="string" calcext:value-type="string">
            <text:p>m/≥60s</text:p>
          </table:table-cell>
          <table:table-cell table:style-name="ce236" office:value-type="string" calcext:value-type="string">
            <text:p>No "<text:span text:style-name="T1">EM-KA</text:span>" device/participant available during the research work</text:p>
          </table:table-cell>
          <table:table-cell table:number-columns-repeated="11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Temperaturfühler an Anschluss T2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Temperatur</text:p>
          </table:table-cell>
          <table:table-cell table:style-name="ce223" office:value-type="string" calcext:value-type="string">
            <text:p>0,1 °C</text:p>
          </table:table-cell>
          <table:table-cell table:style-name="ce228" office:value-type="string" calcext:value-type="string">
            <text:p>2 Bytes</text:p>
          </table:table-cell>
          <table:table-cell table:style-name="ce203"/>
          <table:table-cell table:style-name="ce203" office:value-type="string" calcext:value-type="string">
            <text:p>m/≥60s</text:p>
          </table:table-cell>
          <table:table-cell table:style-name="ce237" office:value-type="string" calcext:value-type="string">
            <text:p><text:span text:style-name="T5">No "</text:span><text:span text:style-name="T6">EM-KA</text:span><text:span text:style-name="T7">" device/participant available during the research work</text:span></text:p>
          </table:table-cell>
          <table:table-cell table:number-columns-repeated="11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2" calcext:value-type="float">
            <text:p>2</text:p>
          </table:table-cell>
          <table:table-cell table:style-name="ce203" office:value-type="string" calcext:value-type="string">
            <text:p>PWM-Signal an Umwälzpumpe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Prozent</text:p>
          </table:table-cell>
          <table:table-cell table:style-name="ce224" office:value-type="percentage" office:value="0.01" calcext:value-type="percentage">
            <text:p>1,00 %</text:p>
          </table:table-cell>
          <table:table-cell table:style-name="ce228" office:value-type="string" calcext:value-type="string">
            <text:p>1 Byte</text:p>
          </table:table-cell>
          <table:table-cell table:style-name="ce203"/>
          <table:table-cell table:style-name="ce203" office:value-type="string" calcext:value-type="string">
            <text:p>m/≥60s</text:p>
          </table:table-cell>
          <table:table-cell table:style-name="ce238" office:value-type="string" calcext:value-type="string">
            <text:p><text:span text:style-name="T5">No "</text:span><text:span text:style-name="T6">EM-KA</text:span><text:span text:style-name="T7">" device/participant available during the research work</text:span></text:p>
          </table:table-cell>
          <table:table-cell table:number-columns-repeated="11"/>
        </table:table-row>
        <table:table-row table:style-name="ro4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2"/>
          <table:table-cell table:style-name="ce117" office:value-type="string" calcext:value-type="string" table:number-columns-spanned="2" table:number-rows-spanned="1">
            <text:p>7.5.2 <text:s/>EM-Sol</text:p>
          </table:table-cell>
          <table:covered-table-cell table:style-name="ce41"/>
          <table:table-cell table:style-name="ce41" table:number-columns-repeated="3"/>
          <table:table-cell table:style-name="ce139"/>
          <table:table-cell table:style-name="ce41" table:number-columns-repeated="2"/>
          <table:table-cell table:style-name="ce35"/>
          <table:table-cell table:number-columns-repeated="11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])" office:value-type="float" office:value="9473" calcext:value-type="float">
            <text:p>947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0" calcext:value-type="float">
            <text:p>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string" calcext:value-type="string">
            <text:p>Kollektortemperatur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4002501000002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15])" office:value-type="float" office:value="9473" calcext:value-type="float">
            <text:p>9473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010000028000"}}}</text:p>
          </table:table-cell>
          <table:table-cell table:number-columns-repeated="11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])" office:value-type="float" office:value="9474" calcext:value-type="float">
            <text:p>9474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1" calcext:value-type="float">
            <text:p>21</text:p>
          </table:table-cell>
          <table:table-cell table:style-name="ce121" office:value-type="float" office:value="21" calcext:value-type="float">
            <text:p>21</text:p>
          </table:table-cell>
          <table:table-cell table:style-name="ce119" office:value-type="string" calcext:value-type="string">
            <text:p>Speichertemperatur unten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4002502000002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07</text:p>
          </table:table-cell>
          <table:table-cell table:style-name="ce172" table:formula="of:=HEX2DEC([.F17])" office:value-type="float" office:value="9474" calcext:value-type="float">
            <text:p>9474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020000020207"}}}</text:p>
          </table:table-cell>
          <table:table-cell table:number-columns-repeated="11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8])" office:value-type="float" office:value="9515" calcext:value-type="float">
            <text:p>9515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2</text:p>
            <text:p>23</text:p>
          </table:table-cell>
          <table:table-cell table:style-name="ce121" office:value-type="string" calcext:value-type="string">
            <text:p>22,</text:p>
            <text:p>23</text:p>
          </table:table-cell>
          <table:table-cell table:style-name="ce119" office:value-type="string" calcext:value-type="string">
            <text:p>Solarertrag Gesamtzähler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400252b020004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19])" office:value-type="float" office:value="9515" calcext:value-type="float">
            <text:p>9515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2b02000400000000"}}}</text:p>
          </table:table-cell>
          <table:table-cell table:number-columns-repeated="11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])" office:value-type="float" office:value="9514" calcext:value-type="float">
            <text:p>9514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4</text:p>
            <text:p>25</text:p>
          </table:table-cell>
          <table:table-cell table:style-name="ce121" office:value-type="string" calcext:value-type="string">
            <text:p>24,</text:p>
            <text:p>25</text:p>
          </table:table-cell>
          <table:table-cell table:style-name="ce119" office:value-type="string" calcext:value-type="string">
            <text:p>Solarertrag (heute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400252a020004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1])" office:value-type="float" office:value="9514" calcext:value-type="float">
            <text:p>9514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2a02000400000000"}}}</text:p>
          </table:table-cell>
          <table:table-cell table:number-columns-repeated="11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2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])" office:value-type="float" office:value="9513" calcext:value-type="float">
            <text:p>9513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26</text:p>
            <text:p>27</text:p>
          </table:table-cell>
          <table:table-cell table:style-name="ce121" office:value-type="string" calcext:value-type="string">
            <text:p>26,</text:p>
            <text:p>27</text:p>
          </table:table-cell>
          <table:table-cell table:style-name="ce119" office:value-type="string" calcext:value-type="string">
            <text:p>Solarertrag (Vortag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4002529020004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2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3])" office:value-type="float" office:value="9513" calcext:value-type="float">
            <text:p>9513</text:p>
          </table:table-cell>
          <table:table-cell table:style-name="ce98"/>
          <table:table-cell table:style-name="ce172"/>
          <table:table-cell table:style-name="ce104"/>
          <table:table-cell table:style-name="ce114"/>
          <table:table-cell table:style-name="ce123"/>
          <table:table-cell table:style-name="ce120" table:number-columns-repeated="7"/>
          <table:table-cell table:style-name="ce230" office:value-type="string" calcext:value-type="string">
            <text:p>{"ID":"12345678","SRC":"SYS","CAPI":{"NN":1,"N01":{"VG":"020400252902000400000000"}}}</text:p>
          </table:table-cell>
          <table:table-cell table:number-columns-repeated="11"/>
        </table:table-row>
        <table:table-row table:style-name="ro4">
          <table:table-cell/>
          <table:table-cell table:style-name="ce52"/>
          <table:table-cell table:style-name="ce67"/>
          <table:table-cell table:style-name="ce79" table:number-columns-repeated="5"/>
          <table:table-cell table:style-name="ce82"/>
          <table:table-cell table:style-name="ce95"/>
          <table:table-cell table:style-name="ce82"/>
          <table:table-cell table:style-name="ce95"/>
          <table:table-cell table:style-name="ce106"/>
          <table:table-cell table:style-name="ce112"/>
          <table:table-cell table:style-name="ce117" office:value-type="string" calcext:value-type="string" table:number-columns-spanned="2" table:number-rows-spanned="1">
            <text:p>7.5.3 <text:s/>SG</text:p>
          </table:table-cell>
          <table:covered-table-cell table:style-name="ce41"/>
          <table:table-cell table:style-name="ce41" table:number-columns-repeated="3"/>
          <table:table-cell table:style-name="ce139"/>
          <table:table-cell table:style-name="ce41" table:number-columns-repeated="2"/>
          <table:table-cell table:style-name="ce35"/>
          <table:table-cell table:number-columns-repeated="11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5])" office:value-type="float" office:value="9523" calcext:value-type="float">
            <text:p>9523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0" calcext:value-type="float">
            <text:p>1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office:value-type="string" calcext:value-type="string">
            <text:p>Betriebsart Heizkreis 1 Vorgabe</text:p>
          </table:table-cell>
          <table:table-cell table:style-name="ce124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3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26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302000102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8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7])" office:value-type="float" office:value="9602" calcext:value-type="float">
            <text:p>9602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1" calcext:value-type="float">
            <text:p>101</text:p>
          </table:table-cell>
          <table:table-cell table:style-name="ce124" office:value-type="float" office:value="101" calcext:value-type="float">
            <text:p>101</text:p>
          </table:table-cell>
          <table:table-cell table:style-name="ce124" office:value-type="string" calcext:value-type="string">
            <text:p>So/Wi Umschaltung Heizkreis 1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82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8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28])" office:value-type="float" office:value="9602" calcext:value-type="float">
            <text:p>960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8202000101"}}}</text:p>
          </table:table-cell>
          <table:table-cell table:number-columns-repeated="11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9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2" calcext:value-type="float">
            <text:p>102</text:p>
          </table:table-cell>
          <table:table-cell table:style-name="ce124" office:value-type="float" office:value="102" calcext:value-type="float">
            <text:p>102</text:p>
          </table:table-cell>
          <table:table-cell table:style-name="ce124" office:value-type="string" calcext:value-type="string">
            <text:p>Betriebsart Heizkreis 1 aktuell</text:p>
          </table:table-cell>
          <table:table-cell table:style-name="ce124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7e04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6</text:p>
          </table:table-cell>
          <table:table-cell table:style-name="ce172" table:formula="of:=HEX2DEC([.F30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7e04000106"}}}</text:p>
          </table:table-cell>
          <table:table-cell table:number-columns-repeated="11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5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1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3" calcext:value-type="float">
            <text:p>103</text:p>
          </table:table-cell>
          <table:table-cell table:style-name="ce124" office:value-type="float" office:value="103" calcext:value-type="float">
            <text:p>103</text:p>
          </table:table-cell>
          <table:table-cell table:style-name="ce124" office:value-type="string" calcext:value-type="string">
            <text:p>Status Heizkreis 1</text:p>
          </table:table-cell>
          <table:table-cell table:style-name="ce124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7e05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5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54</text:p>
          </table:table-cell>
          <table:table-cell table:style-name="ce172" table:formula="of:=HEX2DEC([.F32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7e05000154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3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3])" office:value-type="float" office:value="9531" calcext:value-type="float">
            <text:p>953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6" calcext:value-type="float">
            <text:p>106</text:p>
          </table:table-cell>
          <table:table-cell table:style-name="ce124" office:value-type="float" office:value="106" calcext:value-type="float">
            <text:p>106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b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3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c</text:p>
          </table:table-cell>
          <table:table-cell table:style-name="ce172" table:formula="of:=HEX2DEC([.F34])" office:value-type="float" office:value="9531" calcext:value-type="float">
            <text:p>953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b02000200dc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3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5])" office:value-type="float" office:value="9530" calcext:value-type="float">
            <text:p>953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7" calcext:value-type="float">
            <text:p>107</text:p>
          </table:table-cell>
          <table:table-cell table:style-name="ce124" office:value-type="float" office:value="107" calcext:value-type="float">
            <text:p>107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a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3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36])" office:value-type="float" office:value="9530" calcext:value-type="float">
            <text:p>953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a02000200d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7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8" calcext:value-type="float">
            <text:p>108</text:p>
          </table:table-cell>
          <table:table-cell table:style-name="ce124" office:value-type="float" office:value="108" calcext:value-type="float">
            <text:p>108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0</text:p>
          </table:table-cell>
          <table:table-cell table:style-name="ce172" table:formula="of:=HEX2DEC([.F38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902000200a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9])" office:value-type="float" office:value="9560" calcext:value-type="float">
            <text:p>956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9" calcext:value-type="float">
            <text:p>109</text:p>
          </table:table-cell>
          <table:table-cell table:style-name="ce124" office:value-type="float" office:value="109" calcext:value-type="float">
            <text:p>109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58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40])" office:value-type="float" office:value="9560" calcext:value-type="float">
            <text:p>956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580200020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6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1])" office:value-type="float" office:value="9579" calcext:value-type="float">
            <text:p>957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0" calcext:value-type="float">
            <text:p>110</text:p>
          </table:table-cell>
          <table:table-cell table:style-name="ce124" office:value-type="float" office:value="110" calcext:value-type="float">
            <text:p>110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b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6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2bc</text:p>
          </table:table-cell>
          <table:table-cell table:style-name="ce172" table:formula="of:=HEX2DEC([.F42])" office:value-type="float" office:value="9579" calcext:value-type="float">
            <text:p>95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6b02000202bc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6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3])" office:value-type="float" office:value="9578" calcext:value-type="float">
            <text:p>957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1" calcext:value-type="float">
            <text:p>111</text:p>
          </table:table-cell>
          <table:table-cell table:style-name="ce124" office:value-type="float" office:value="111" calcext:value-type="float">
            <text:p>111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a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6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58</text:p>
          </table:table-cell>
          <table:table-cell table:style-name="ce172" table:formula="of:=HEX2DEC([.F44])" office:value-type="float" office:value="9578" calcext:value-type="float">
            <text:p>957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6a0200020258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5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2" calcext:value-type="float">
            <text:p>112</text:p>
          </table:table-cell>
          <table:table-cell table:style-name="ce124" office:value-type="float" office:value="112" calcext:value-type="float">
            <text:p>112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c2</text:p>
          </table:table-cell>
          <table:table-cell table:style-name="ce172" table:formula="of:=HEX2DEC([.F46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6902000201c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7])" office:value-type="float" office:value="9516" calcext:value-type="float">
            <text:p>9516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3" calcext:value-type="float">
            <text:p>113</text:p>
          </table:table-cell>
          <table:table-cell table:style-name="ce124" office:value-type="float" office:value="113" calcext:value-type="float">
            <text:p>113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Sonderniveau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0252c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48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2c020002019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7f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9])" office:value-type="float" office:value="10233" calcext:value-type="float">
            <text:p>1023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4" calcext:value-type="float">
            <text:p>114</text:p>
          </table:table-cell>
          <table:table-cell table:style-name="ce124" office:value-type="float" office:value="114" calcext:value-type="float">
            <text:p>114</text:p>
          </table:table-cell>
          <table:table-cell table:style-name="ce124" office:value-type="string" calcext:value-type="string">
            <text:p>N1-Vorgabe über Ethernet</text:p>
          </table:table-cell>
          <table:table-cell table:style-name="ce124"/>
          <table:table-cell table:style-name="ce124" office:value-type="string" calcext:value-type="string">
            <text:p>Prozent</text:p>
            <text:p>(0...100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</text:p>
            <text:p>0,1%</text:p>
          </table:table-cell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7f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5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7f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1</text:p>
          </table:table-cell>
          <table:table-cell table:style-name="ce172" table:formula="of:=HEX2DEC([.F50])" office:value-type="float" office:value="10233" calcext:value-type="float">
            <text:p>1023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5010027f90200020001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1])" office:value-type="float" office:value="9561" calcext:value-type="float">
            <text:p>956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5" calcext:value-type="float">
            <text:p>115</text:p>
          </table:table-cell>
          <table:table-cell table:style-name="ce124" office:value-type="float" office:value="115" calcext:value-type="float">
            <text:p>115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5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52])" office:value-type="float" office:value="9561" calcext:value-type="float">
            <text:p>956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590200020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3])" office:value-type="float" office:value="9479" calcext:value-type="float">
            <text:p>947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6" calcext:value-type="float">
            <text:p>116</text:p>
          </table:table-cell>
          <table:table-cell table:style-name="ce124" office:value-type="float" office:value="116" calcext:value-type="float">
            <text:p>116</text:p>
          </table:table-cell>
          <table:table-cell table:style-name="ce124" office:value-type="string" calcext:value-type="string">
            <text:p>Vorlaufist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02507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32</text:p>
          </table:table-cell>
          <table:table-cell table:style-name="ce172" table:formula="of:=HEX2DEC([.F54])" office:value-type="float" office:value="9479" calcext:value-type="float">
            <text:p>94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070200020232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f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5])" office:value-type="float" office:value="9759" calcext:value-type="float">
            <text:p>975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7" calcext:value-type="float">
            <text:p>117</text:p>
          </table:table-cell>
          <table:table-cell table:style-name="ce124" office:value-type="float" office:value="117" calcext:value-type="float">
            <text:p>117</text:p>
          </table:table-cell>
          <table:table-cell table:style-name="ce124" office:value-type="string" calcext:value-type="string">
            <text:p>Plattenwärmetauschertemperatur</text:p>
            <text:p>(B2)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61f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f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56])" office:value-type="float" office:value="9759" calcext:value-type="float">
            <text:p>975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f0200028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0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7])" office:value-type="float" office:value="9568" calcext:value-type="float">
            <text:p>956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8" calcext:value-type="float">
            <text:p>118</text:p>
          </table:table-cell>
          <table:table-cell table:style-name="ce124" office:value-type="float" office:value="118" calcext:value-type="float">
            <text:p>118</text:p>
          </table:table-cell>
          <table:table-cell table:style-name="ce124" office:value-type="string" calcext:value-type="string">
            <text:p>Pufferspeicher Temperatur ob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0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0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35</text:p>
          </table:table-cell>
          <table:table-cell table:style-name="ce172" table:formula="of:=HEX2DEC([.F58])" office:value-type="float" office:value="9568" calcext:value-type="float">
            <text:p>956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600200020235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9])" office:value-type="float" office:value="9569" calcext:value-type="float">
            <text:p>956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9" calcext:value-type="float">
            <text:p>119</text:p>
          </table:table-cell>
          <table:table-cell table:style-name="ce124" office:value-type="float" office:value="119" calcext:value-type="float">
            <text:p>119</text:p>
          </table:table-cell>
          <table:table-cell table:style-name="ce124" office:value-type="string" calcext:value-type="string">
            <text:p>Pufferspeicher Temperatur unt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1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13</text:p>
          </table:table-cell>
          <table:table-cell table:style-name="ce172" table:formula="of:=HEX2DEC([.F60])" office:value-type="float" office:value="9569" calcext:value-type="float">
            <text:p>956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610200020213"}}}</text:p>
          </table:table-cell>
          <table:table-cell table:number-columns-repeated="11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3f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8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1])" office:value-type="float" office:value="9791" calcext:value-type="float">
            <text:p>979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string" calcext:value-type="string">
            <text:p>120</text:p>
            <text:p>121</text:p>
            <text:p>122</text:p>
            <text:p>123</text:p>
          </table:table-cell>
          <table:table-cell table:style-name="ce124" office:value-type="float" office:value="120" calcext:value-type="float">
            <text:p>120</text:p>
          </table:table-cell>
          <table:table-cell table:style-name="ce124" office:value-type="string" calcext:value-type="string">
            <text:p>Can Open spezifisch</text:p>
          </table:table-cell>
          <table:table-cell table:style-name="ce124" table:number-columns-repeated="3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3f00000800"}}}</text:p>
          </table:table-cell>
          <table:table-cell table:number-columns-repeated="11"/>
        </table:table-row>
        <table:table-row table:style-name="ro6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1" calcext:value-type="float">
            <text:p>121</text:p>
          </table:table-cell>
          <table:table-cell table:style-name="ce118" office:value-type="string" calcext:value-type="string">
            <text:p>Fehler/Warnung anstehend (Bit7…5 frei)</text:p>
          </table:table-cell>
          <table:table-cell table:style-name="ce118" office:value-type="string" calcext:value-type="string">
            <text:p>Bit15…8:</text:p>
            <text:p>&gt;0 Fehler aktiv</text:p>
            <text:p>0 Fehler inaktiv</text:p>
            <text:p>Bit4:  0 Modulfehler</text:p>
            <text:p>1 Systemfehler Bit3...0:  Fehlerart:</text:p>
            <text:p>1 Fehler</text:p>
            <text:p>2 Warnung</text:p>
            <text:p>3 Info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35"/>
          <table:table-cell table:number-columns-repeated="11"/>
        </table:table-row>
        <table:table-row table:style-name="ro4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2" calcext:value-type="float">
            <text:p>122</text:p>
          </table:table-cell>
          <table:table-cell table:style-name="ce118" office:value-type="string" calcext:value-type="string">
            <text:p>Fehlernummer</text:p>
          </table:table-cell>
          <table:table-cell table:style-name="ce118" office:value-type="string" calcext:value-type="string">
            <text:p>Aktuelle Fehlernummer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35"/>
          <table:table-cell table:number-columns-repeated="11"/>
        </table:table-row>
        <table:table-row table:style-name="ro5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6"/>
          <table:table-cell table:style-name="ce52"/>
          <table:table-cell table:style-name="ce96"/>
          <table:table-cell table:style-name="ce105"/>
          <table:table-cell table:style-name="ce112"/>
          <table:table-cell table:style-name="ce118" office:value-type="float" office:value="123" calcext:value-type="float">
            <text:p>123</text:p>
          </table:table-cell>
          <table:table-cell table:style-name="ce118" office:value-type="string" calcext:value-type="string">
            <text:p>Modul</text:p>
          </table:table-cell>
          <table:table-cell table:style-name="ce118" office:value-type="string" calcext:value-type="string">
            <text:p>Bit15…8: Modul-ID</text:p>
            <text:p>Bit7…0:   Modul-Index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35"/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3f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8</text:p>
          </table:table-cell>
          <table:table-cell table:style-name="ce162" office:value-type="string" calcext:value-type="string">
            <text:p>0000000000000000</text:p>
          </table:table-cell>
          <table:table-cell table:style-name="ce172" table:formula="of:=HEX2DEC([.F65])" office:value-type="float" office:value="9791" calcext:value-type="float">
            <text:p>9791</text:p>
          </table:table-cell>
          <table:table-cell table:style-name="ce149"/>
          <table:table-cell table:style-name="ce172"/>
          <table:table-cell table:style-name="ce104"/>
          <table:table-cell table:style-name="ce114"/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3f0000080000000000000000"}}}</text:p>
          </table:table-cell>
          <table:table-cell table:number-columns-repeated="11"/>
        </table:table-row>
        <table:table-row table:style-name="ro10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e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6])" office:value-type="float" office:value="9758" calcext:value-type="float">
            <text:p>975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4" calcext:value-type="float">
            <text:p>124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office:value-type="string" calcext:value-type="string">
            <text:p>Systembetriebsart</text:p>
          </table:table-cell>
          <table:table-cell table:style-name="ce124" office:value-type="string" calcext:value-type="string">
            <text:p>1: Standby</text:p>
            <text:p>2: Sommer</text:p>
            <text:p>3: Automati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e00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e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3</text:p>
          </table:table-cell>
          <table:table-cell table:style-name="ce172" table:formula="of:=HEX2DEC([.F67])" office:value-type="float" office:value="9758" calcext:value-type="float">
            <text:p>975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e00000103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b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8])" office:value-type="float" office:value="9905" calcext:value-type="float">
            <text:p>9905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5" calcext:value-type="float">
            <text:p>125</text:p>
          </table:table-cell>
          <table:table-cell table:style-name="ce124" office:value-type="float" office:value="125" calcext:value-type="float">
            <text:p>125</text:p>
          </table:table-cell>
          <table:table-cell table:style-name="ce124" office:value-type="string" calcext:value-type="string">
            <text:p>Außen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b1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b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58</text:p>
          </table:table-cell>
          <table:table-cell table:style-name="ce172" table:formula="of:=HEX2DEC([.F69])" office:value-type="float" office:value="9905" calcext:value-type="float">
            <text:p>990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b10200020058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9c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0])" office:value-type="float" office:value="9628" calcext:value-type="float">
            <text:p>9628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6" calcext:value-type="float">
            <text:p>126</text:p>
          </table:table-cell>
          <table:table-cell table:style-name="ce124" office:value-type="float" office:value="126" calcext:value-type="float">
            <text:p>126</text:p>
          </table:table-cell>
          <table:table-cell table:style-name="ce124" office:value-type="string" calcext:value-type="string">
            <text:p>Wärmeanforderung Heizung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9c01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9c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7</text:p>
          </table:table-cell>
          <table:table-cell table:style-name="ce172" table:formula="of:=HEX2DEC([.F71])" office:value-type="float" office:value="9628" calcext:value-type="float">
            <text:p>962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9c01000201b7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9d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2])" office:value-type="float" office:value="9629" calcext:value-type="float">
            <text:p>962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7" calcext:value-type="float">
            <text:p>127</text:p>
          </table:table-cell>
          <table:table-cell table:style-name="ce124" office:value-type="float" office:value="127" calcext:value-type="float">
            <text:p>127</text:p>
          </table:table-cell>
          <table:table-cell table:style-name="ce124" office:value-type="string" calcext:value-type="string">
            <text:p>Wärmeanforderung Warmwasse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9d01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9d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73])" office:value-type="float" office:value="9629" calcext:value-type="float">
            <text:p>96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9d0100020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4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0" calcext:value-type="float">
            <text:p>130</text:p>
          </table:table-cell>
          <table:table-cell table:style-name="ce124" office:value-type="float" office:value="130" calcext:value-type="float">
            <text:p>130</text:p>
          </table:table-cell>
          <table:table-cell table:style-name="ce124" office:value-type="string" calcext:value-type="string">
            <text:p>Status Warmwasser</text:p>
          </table:table-cell>
          <table:table-cell table:style-name="ce124" office:value-type="string" calcext:value-type="string">
            <text:p>0: Warnung anstehend</text:p>
            <text:p>1: Fehler anstehend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69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75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6902000101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6])" office:value-type="float" office:value="9545" calcext:value-type="float">
            <text:p>9545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1" calcext:value-type="float">
            <text:p>131</text:p>
          </table:table-cell>
          <table:table-cell table:style-name="ce124" office:value-type="float" office:value="131" calcext:value-type="float">
            <text:p>131</text:p>
          </table:table-cell>
          <table:table-cell table:style-name="ce124" office:value-type="string" calcext:value-type="string">
            <text:p>Warmwasser-Push</text:p>
          </table:table-cell>
          <table:table-cell table:style-name="ce124" office:value-type="string" calcext:value-type="string">
            <text:p>Starte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49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77])" office:value-type="float" office:value="9545" calcext:value-type="float">
            <text:p>954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49020001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8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2" calcext:value-type="float">
            <text:p>132</text:p>
          </table:table-cell>
          <table:table-cell table:style-name="ce124" office:value-type="float" office:value="132" calcext:value-type="float">
            <text:p>132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3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79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39020002019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0])" office:value-type="float" office:value="9528" calcext:value-type="float">
            <text:p>952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3" calcext:value-type="float">
            <text:p>133</text:p>
          </table:table-cell>
          <table:table-cell table:style-name="ce124" office:value-type="float" office:value="133" calcext:value-type="float">
            <text:p>133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38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81])" office:value-type="float" office:value="9528" calcext:value-type="float">
            <text:p>952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38020002019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2])" office:value-type="float" office:value="9516" calcext:value-type="float">
            <text:p>951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4" calcext:value-type="float">
            <text:p>13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string" calcext:value-type="string">
            <text:p>WW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2c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83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2c020002019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2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4])" office:value-type="float" office:value="9513" calcext:value-type="float">
            <text:p>951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5" calcext:value-type="float">
            <text:p>135</text:p>
          </table:table-cell>
          <table:table-cell table:style-name="ce124" office:value-type="float" office:value="135" calcext:value-type="float">
            <text:p>135</text:p>
          </table:table-cell>
          <table:table-cell table:style-name="ce124" office:value-type="string" calcext:value-type="string">
            <text:p>Warmwasser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2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2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42</text:p>
          </table:table-cell>
          <table:table-cell table:style-name="ce172" table:formula="of:=HEX2DEC([.F85])" office:value-type="float" office:value="9513" calcext:value-type="float">
            <text:p>951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29020002024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6])" office:value-type="float" office:value="9559" calcext:value-type="float">
            <text:p>955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6" calcext:value-type="float">
            <text:p>136</text:p>
          </table:table-cell>
          <table:table-cell table:style-name="ce124" office:value-type="float" office:value="136" calcext:value-type="float">
            <text:p>136</text:p>
          </table:table-cell>
          <table:table-cell table:style-name="ce124" office:value-type="string" calcext:value-type="string">
            <text:p>Rücklauftemperatur Zirkulatio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57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87])" office:value-type="float" office:value="9559" calcext:value-type="float">
            <text:p>955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570200028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8])" office:value-type="float" office:value="9553" calcext:value-type="float">
            <text:p>955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7" calcext:value-type="float">
            <text:p>137</text:p>
          </table:table-cell>
          <table:table-cell table:style-name="ce124" office:value-type="float" office:value="137" calcext:value-type="float">
            <text:p>137</text:p>
          </table:table-cell>
          <table:table-cell table:style-name="ce124" office:value-type="string" calcext:value-type="string">
            <text:p>Pumpe Warmwasser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51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89])" office:value-type="float" office:value="9553" calcext:value-type="float">
            <text:p>955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5102000100"}}}</text:p>
          </table:table-cell>
          <table:table-cell table:number-columns-repeated="11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e4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0])" office:value-type="float" office:value="9956" calcext:value-type="float">
            <text:p>9956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0" calcext:value-type="float">
            <text:p>140</text:p>
          </table:table-cell>
          <table:table-cell table:style-name="ce124" office:value-type="float" office:value="140" calcext:value-type="float">
            <text:p>140</text:p>
          </table:table-cell>
          <table:table-cell table:style-name="ce124" office:value-type="string" calcext:value-type="string">
            <text:p>Folgewechsel</text:p>
          </table:table-cell>
          <table:table-cell table:style-name="ce124" office:value-type="string" calcext:value-type="string">
            <text:p>0: normal</text:p>
            <text:p>1: invertiert</text:p>
            <text:p>2: zeitlich</text:p>
            <text:p>3: Betriebsstunden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10026e4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e4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91])" office:value-type="float" office:value="9956" calcext:value-type="float">
            <text:p>995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e40200010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e6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2])" office:value-type="float" office:value="9958" calcext:value-type="float">
            <text:p>9958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1" calcext:value-type="float">
            <text:p>141</text:p>
          </table:table-cell>
          <table:table-cell table:style-name="ce124" office:value-type="float" office:value="141" calcext:value-type="float">
            <text:p>141</text:p>
          </table:table-cell>
          <table:table-cell table:style-name="ce124" office:value-type="string" calcext:value-type="string">
            <text:p>Wechselzeit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Zeit</text:p>
          </table:table-cell>
          <table:table-cell table:style-name="ce124" office:value-type="string" calcext:value-type="string">
            <text:p>1 h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h</text:p>
          </table:table-cell>
          <table:table-cell table:style-name="ce124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10026e6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e6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32</text:p>
          </table:table-cell>
          <table:table-cell table:style-name="ce172" table:formula="of:=HEX2DEC([.F93])" office:value-type="float" office:value="9958" calcext:value-type="float">
            <text:p>995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e6020002003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fe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4])" office:value-type="float" office:value="9982" calcext:value-type="float">
            <text:p>9982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2" calcext:value-type="float">
            <text:p>142</text:p>
          </table:table-cell>
          <table:table-cell table:style-name="ce124" office:value-type="float" office:value="142" calcext:value-type="float">
            <text:p>142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Abgleichtemperatur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6fe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fe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95])" office:value-type="float" office:value="9982" calcext:value-type="float">
            <text:p>998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fe0200028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c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6])" office:value-type="float" office:value="9756" calcext:value-type="float">
            <text:p>975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3" calcext:value-type="float">
            <text:p>143</text:p>
          </table:table-cell>
          <table:table-cell table:style-name="ce124" office:value-type="float" office:value="143" calcext:value-type="float">
            <text:p>143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HZ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c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c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97])" office:value-type="float" office:value="9756" calcext:value-type="float">
            <text:p>975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c0000020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d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8])" office:value-type="float" office:value="9757" calcext:value-type="float">
            <text:p>975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4" calcext:value-type="float">
            <text:p>144</text:p>
          </table:table-cell>
          <table:table-cell table:style-name="ce124" office:value-type="float" office:value="144" calcext:value-type="float">
            <text:p>144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WW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d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d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99])" office:value-type="float" office:value="9757" calcext:value-type="float">
            <text:p>975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d0000020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1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0])" office:value-type="float" office:value="9746" calcext:value-type="float">
            <text:p>974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5" calcext:value-type="float">
            <text:p>145</text:p>
          </table:table-cell>
          <table:table-cell table:style-name="ce124" office:value-type="float" office:value="145" calcext:value-type="float">
            <text:p>145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HZ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2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1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d</text:p>
          </table:table-cell>
          <table:table-cell table:style-name="ce172" table:formula="of:=HEX2DEC([.F101])" office:value-type="float" office:value="9746" calcext:value-type="float">
            <text:p>974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200000201bd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1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2])" office:value-type="float" office:value="9747" calcext:value-type="float">
            <text:p>974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6" calcext:value-type="float">
            <text:p>146</text:p>
          </table:table-cell>
          <table:table-cell table:style-name="ce124" office:value-type="float" office:value="146" calcext:value-type="float">
            <text:p>146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WW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3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1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03])" office:value-type="float" office:value="9747" calcext:value-type="float">
            <text:p>974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30000020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4])" office:value-type="float" office:value="9570" calcext:value-type="float">
            <text:p>9570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0" calcext:value-type="float">
            <text:p>150</text:p>
          </table:table-cell>
          <table:table-cell table:style-name="ce127" office:value-type="string" calcext:value-type="string">
            <text:p>150,</text:p>
            <text:p>151</text:p>
          </table:table-cell>
          <table:table-cell table:style-name="ce124" office:value-type="string" calcext:value-type="string">
            <text:p>Uhrzeit</text:p>
          </table:table-cell>
          <table:table-cell table:style-name="ce124" office:value-type="string" calcext:value-type="string">
            <text:p>Aktuelle Uhrzeit</text:p>
          </table:table-cell>
          <table:table-cell table:style-name="ce124" office:value-type="string" calcext:value-type="string">
            <text:p>Tageszeit</text:p>
          </table:table-cell>
          <table:table-cell table:style-name="ce124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62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14</text:p>
          </table:table-cell>
          <table:table-cell table:style-name="ce172" table:formula="of:=HEX2DEC([.F105])" office:value-type="float" office:value="9570" calcext:value-type="float">
            <text:p>957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6202000114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2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6])" office:value-type="float" office:value="9570" calcext:value-type="float">
            <text:p>9570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1" calcext:value-type="float">
            <text:p>151</text:p>
          </table:table-cell>
          <table:table-cell table:style-name="ce119" table:number-columns-repeated="5"/>
          <table:table-cell table:style-name="ce129"/>
          <table:table-cell table:style-name="ce119" table:number-columns-repeated="2"/>
          <table:table-cell table:style-name="ce229" office:value-type="string" calcext:value-type="string">
            <text:p>{"ID":"12345678","SRC":"DDC","CAPI":{"NN":1,"N01":{"VG":"010100256203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37</text:p>
          </table:table-cell>
          <table:table-cell table:style-name="ce172" table:formula="of:=HEX2DEC([.F107])" office:value-type="float" office:value="9570" calcext:value-type="float">
            <text:p>957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203000137"}}}</text:p>
          </table:table-cell>
          <table:table-cell table:number-columns-repeated="11"/>
        </table:table-row>
        <table:table-row table:style-name="ro10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8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3" calcext:value-type="float">
            <text:p>153</text:p>
          </table:table-cell>
          <table:table-cell table:style-name="ce127" office:value-type="string" calcext:value-type="string">
            <text:p>153,</text:p>
            <text:p>154,</text:p>
            <text:p>155</text:p>
          </table:table-cell>
          <table:table-cell table:style-name="ce124" office:value-type="string" calcext:value-type="string">
            <text:p>Datum</text:p>
          </table:table-cell>
          <table:table-cell table:style-name="ce124" office:value-type="string" calcext:value-type="string">
            <text:p>Aktuelles Datum</text:p>
          </table:table-cell>
          <table:table-cell table:style-name="ce124" office:value-type="string" calcext:value-type="string">
            <text:p>Datum</text:p>
          </table:table-cell>
          <table:table-cell table:style-name="ce124"/>
          <table:table-cell table:style-name="ce124" office:value-type="string" calcext:value-type="string">
            <text:p>3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3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7" office:value-type="string" calcext:value-type="string">
            <text:p>1a</text:p>
          </table:table-cell>
          <table:table-cell table:style-name="ce172" table:formula="of:=HEX2DEC([.F109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30200011a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0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4" calcext:value-type="float">
            <text:p>154</text:p>
          </table:table-cell>
          <table:table-cell table:style-name="ce119" table:number-columns-repeated="5"/>
          <table:table-cell table:style-name="ce129"/>
          <table:table-cell table:style-name="ce119" table:number-columns-repeated="2"/>
          <table:table-cell table:style-name="ce229" office:value-type="string" calcext:value-type="string">
            <text:p>{"ID":"12345678","SRC":"DDC","CAPI":{"NN":1,"N01":{"VG":"010100256303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11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30300010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2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5" calcext:value-type="float">
            <text:p>155</text:p>
          </table:table-cell>
          <table:table-cell table:style-name="ce119" table:number-columns-repeated="5"/>
          <table:table-cell table:style-name="ce129"/>
          <table:table-cell table:style-name="ce119" table:number-columns-repeated="2"/>
          <table:table-cell table:style-name="ce229" office:value-type="string" calcext:value-type="string">
            <text:p>{"ID":"12345678","SRC":"DDC","CAPI":{"NN":1,"N01":{"VG":"010100256304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17</text:p>
          </table:table-cell>
          <table:table-cell table:style-name="ce172" table:formula="of:=HEX2DEC([.F113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304000117"}}}</text:p>
          </table:table-cell>
          <table:table-cell table:number-columns-repeated="11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8" office:value-type="string" calcext:value-type="string" table:number-columns-spanned="2" table:number-rows-spanned="1">
            <text:p>7.5.4 <text:s/>WTC</text:p>
          </table:table-cell>
          <table:covered-table-cell table:style-name="ce41"/>
          <table:table-cell table:style-name="ce41" table:number-columns-repeated="3"/>
          <table:table-cell table:style-name="ce139"/>
          <table:table-cell table:style-name="ce41" table:number-columns-repeated="2"/>
          <table:table-cell table:style-name="ce35"/>
          <table:table-cell table:number-columns-repeated="11"/>
        </table:table-row>
        <table:table-row table:style-name="ro11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39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5])" office:value-type="float" office:value="9785" calcext:value-type="float">
            <text:p>9785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0" calcext:value-type="float">
            <text:p>160</text:p>
          </table:table-cell>
          <table:table-cell table:style-name="ce119" office:value-type="float" office:value="160" calcext:value-type="float">
            <text:p>160</text:p>
          </table:table-cell>
          <table:table-cell table:style-name="ce119" office:value-type="string" calcext:value-type="string">
            <text:p>Betriebsphase WTC</text:p>
          </table:table-cell>
          <table:table-cell table:style-name="ce129" office:value-type="string" calcext:value-type="string">
            <text:p>0: Normalbetrieb</text:p>
            <text:p>10: Pumpennachlauf</text:p>
            <text:p>15: Brennertaktsperre Heizen</text:p>
            <text:p>20: Sperre Mindest-heizleistung</text:p>
            <text:p>24: Adaption Gasstell-glied läuft</text:p>
            <text:p>25: Verzögerter Heizbetrieb</text:p>
            <text:p>30: Softstart Warm-wasser</text:p>
            <text:p>35: Abregelfunktion Fernsteuerung</text:p>
            <text:p>40: Spreizung Vorlauf/Abgas</text:p>
            <text:p>45: Spreizung Vorlauf/Rücklauf</text:p>
            <text:p>50: Abregelfunktion Abgastemperatur</text:p>
            <text:p>55: Abschaltung Fernsteuerung</text:p>
            <text:p>60: Abschaltung Mindestumlauf</text:p>
            <text:p>70: SCOT Kalibration läuft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901263900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39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16])" office:value-type="float" office:value="9785" calcext:value-type="float">
            <text:p>978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3900000100"}}}</text:p>
          </table:table-cell>
          <table:table-cell table:number-columns-repeated="11"/>
        </table:table-row>
        <table:table-row table:style-name="ro1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7])" office:value-type="float" office:value="9537" calcext:value-type="float">
            <text:p>9537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1" calcext:value-type="float">
            <text:p>161</text:p>
          </table:table-cell>
          <table:table-cell table:style-name="ce119" office:value-type="float" office:value="161" calcext:value-type="float">
            <text:p>161</text:p>
          </table:table-cell>
          <table:table-cell table:style-name="ce119" office:value-type="string" calcext:value-type="string">
            <text:p>Betriebsphase Brenner</text:p>
          </table:table-cell>
          <table:table-cell table:style-name="ce129" office:value-type="string" calcext:value-type="string">
            <text:p>0: Brenner aus</text:p>
            <text:p>1: Vorbelüftung</text:p>
            <text:p>2: Brenner ein: Steuerbetrieb</text:p>
            <text:p>3: Brenner ein: Regelbetrieb</text:p>
            <text:p>4: Nachbelüftung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700254100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18])" office:value-type="float" office:value="9537" calcext:value-type="float">
            <text:p>953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41000001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5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9])" office:value-type="float" office:value="9541" calcext:value-type="float">
            <text:p>954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3" calcext:value-type="float">
            <text:p>163</text:p>
          </table:table-cell>
          <table:table-cell table:style-name="ce119" office:value-type="float" office:value="163" calcext:value-type="float">
            <text:p>163</text:p>
          </table:table-cell>
          <table:table-cell table:style-name="ce119" office:value-type="string" calcext:value-type="string">
            <text:p>Vorlauf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7002545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5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50</text:p>
          </table:table-cell>
          <table:table-cell table:style-name="ce172" table:formula="of:=HEX2DEC([.F120])" office:value-type="float" office:value="9541" calcext:value-type="float">
            <text:p>954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45000002005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1])" office:value-type="float" office:value="9522" calcext:value-type="float">
            <text:p>9522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4" calcext:value-type="float">
            <text:p>164</text:p>
          </table:table-cell>
          <table:table-cell table:style-name="ce119" office:value-type="float" office:value="164" calcext:value-type="float">
            <text:p>164</text:p>
          </table:table-cell>
          <table:table-cell table:style-name="ce119" office:value-type="string" calcext:value-type="string">
            <text:p>Kesse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7002532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a</text:p>
          </table:table-cell>
          <table:table-cell table:style-name="ce172" table:formula="of:=HEX2DEC([.F122])" office:value-type="float" office:value="9522" calcext:value-type="float">
            <text:p>952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3200000200aa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1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3])" office:value-type="float" office:value="9747" calcext:value-type="float">
            <text:p>974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5" calcext:value-type="float">
            <text:p>165</text:p>
          </table:table-cell>
          <table:table-cell table:style-name="ce119" office:value-type="float" office:value="165" calcext:value-type="float">
            <text:p>165</text:p>
          </table:table-cell>
          <table:table-cell table:style-name="ce119" office:value-type="string" calcext:value-type="string">
            <text:p>Volumenstrom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urchfluss-</text:p>
            <text:p>menge</text:p>
          </table:table-cell>
          <table:table-cell table:style-name="ce119" office:value-type="string" calcext:value-type="string">
            <text:p>1 l/h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13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1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24])" office:value-type="float" office:value="9747" calcext:value-type="float">
            <text:p>974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130200020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14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5])" office:value-type="float" office:value="9748" calcext:value-type="float">
            <text:p>974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6" calcext:value-type="float">
            <text:p>166</text:p>
          </table:table-cell>
          <table:table-cell table:style-name="ce119" office:value-type="float" office:value="166" calcext:value-type="float">
            <text:p>166</text:p>
          </table:table-cell>
          <table:table-cell table:style-name="ce119" office:value-type="string" calcext:value-type="string">
            <text:p>Anlagendruck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ruck</text:p>
          </table:table-cell>
          <table:table-cell table:style-name="ce119" office:value-type="string" calcext:value-type="string">
            <text:p>0,01 bar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14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14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7a</text:p>
          </table:table-cell>
          <table:table-cell table:style-name="ce172" table:formula="of:=HEX2DEC([.F126])" office:value-type="float" office:value="9748" calcext:value-type="float">
            <text:p>974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14020002007a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7])" office:value-type="float" office:value="9523" calcext:value-type="float">
            <text:p>952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7" calcext:value-type="float">
            <text:p>167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6"/>
          <table:table-cell table:style-name="ce229" office:value-type="string" calcext:value-type="string">
            <text:p>{"ID":"12345678","SRC":"DDC","CAPI":{"NN":1,"N01":{"VG":"0107002533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d</text:p>
          </table:table-cell>
          <table:table-cell table:style-name="ce172" table:formula="of:=HEX2DEC([.F128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3302000200ad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9])" office:value-type="float" office:value="9527" calcext:value-type="float">
            <text:p>9527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8" calcext:value-type="float">
            <text:p>168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3"/>
          <table:table-cell table:style-name="ce129"/>
          <table:table-cell table:style-name="ce119" table:number-columns-repeated="2"/>
          <table:table-cell table:style-name="ce229" office:value-type="string" calcext:value-type="string">
            <text:p>{"ID":"12345678","SRC":"DDC","CAPI":{"NN":1,"N01":{"VG":"0107002537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c4</text:p>
          </table:table-cell>
          <table:table-cell table:style-name="ce172" table:formula="of:=HEX2DEC([.F130])" office:value-type="float" office:value="9527" calcext:value-type="float">
            <text:p>952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700253700000200c4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3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1])" office:value-type="float" office:value="9777" calcext:value-type="float">
            <text:p>97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0</text:p>
            <text:p>171</text:p>
          </table:table-cell>
          <table:table-cell table:style-name="ce121" office:value-type="string" calcext:value-type="string">
            <text:p>170,</text:p>
            <text:p>171</text:p>
          </table:table-cell>
          <table:table-cell table:style-name="ce119" office:value-type="string" calcext:value-type="string">
            <text:p>Wärmeleistung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Leistung</text:p>
          </table:table-cell>
          <table:table-cell table:style-name="ce119" office:value-type="string" calcext:value-type="string">
            <text:p>0,01 kW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31020004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3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32])" office:value-type="float" office:value="9777" calcext:value-type="float">
            <text:p>97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310200020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3])" office:value-type="float" office:value="9768" calcext:value-type="float">
            <text:p>9768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2</text:p>
            <text:p>173</text:p>
          </table:table-cell>
          <table:table-cell table:style-name="ce121" office:value-type="string" calcext:value-type="string">
            <text:p>172,</text:p>
            <text:p>173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Gesamt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8020004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7" office:value-type="string" calcext:value-type="string">
            <text:p>0000058e</text:p>
          </table:table-cell>
          <table:table-cell table:style-name="ce172" table:formula="of:=HEX2DEC([.F134])" office:value-type="float" office:value="9768" calcext:value-type="float">
            <text:p>976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280200040000058e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6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5])" office:value-type="float" office:value="9766" calcext:value-type="float">
            <text:p>9766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4</text:p>
            <text:p>175</text:p>
          </table:table-cell>
          <table:table-cell table:style-name="ce121" office:value-type="string" calcext:value-type="string">
            <text:p>174,</text:p>
            <text:p>175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Heiz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6020004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6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436</text:p>
          </table:table-cell>
          <table:table-cell table:style-name="ce172" table:formula="of:=HEX2DEC([.F136])" office:value-type="float" office:value="9766" calcext:value-type="float">
            <text:p>976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2602000400000436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7])" office:value-type="float" office:value="9767" calcext:value-type="float">
            <text:p>9767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6</text:p>
            <text:p>177</text:p>
          </table:table-cell>
          <table:table-cell table:style-name="ce121" office:value-type="string" calcext:value-type="string">
            <text:p>176,</text:p>
            <text:p>177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Warmwasser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7020004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158</text:p>
          </table:table-cell>
          <table:table-cell table:style-name="ce172" table:formula="of:=HEX2DEC([.F138])" office:value-type="float" office:value="9767" calcext:value-type="float">
            <text:p>976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901262702000400000158"}}}</text:p>
          </table:table-cell>
          <table:table-cell table:number-columns-repeated="11"/>
        </table:table-row>
        <table:table-row table:style-name="ro4">
          <table:table-cell/>
          <table:table-cell table:style-name="ce243"/>
          <table:table-cell table:style-name="ce244"/>
          <table:table-cell table:style-name="ce245" table:number-columns-repeated="5"/>
          <table:table-cell table:style-name="ce246"/>
          <table:table-cell table:style-name="ce172" table:number-columns-repeated="3"/>
          <table:table-cell table:style-name="ce104"/>
          <table:table-cell table:style-name="ce114"/>
          <table:table-cell table:style-name="ce128" office:value-type="string" calcext:value-type="string" table:number-columns-spanned="2" table:number-rows-spanned="1">
            <text:p>7.5.6 <text:s/>EM-WW</text:p>
          </table:table-cell>
          <table:covered-table-cell table:style-name="ce41"/>
          <table:table-cell table:style-name="ce120" table:number-columns-repeated="3"/>
          <table:table-cell table:style-name="ce140"/>
          <table:table-cell table:style-name="ce120" table:number-columns-repeated="2"/>
          <table:table-cell table:style-name="ce230"/>
          <table:table-cell table:number-columns-repeated="11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0])" office:value-type="float" office:value="9523" calcext:value-type="float">
            <text:p>9523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0" calcext:value-type="float">
            <text:p>1030</text:p>
          </table:table-cell>
          <table:table-cell table:style-name="ce129" office:value-type="float" office:value="1030" calcext:value-type="float">
            <text:p>1030</text:p>
          </table:table-cell>
          <table:table-cell table:style-name="ce129" office:value-type="string" calcext:value-type="string">
            <text:p>Betriebsart Vorgabe</text:p>
          </table:table-cell>
          <table:table-cell table:style-name="ce129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3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41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3302000102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8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2])" office:value-type="float" office:value="9602" calcext:value-type="float">
            <text:p>9602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1" calcext:value-type="float">
            <text:p>1031</text:p>
          </table:table-cell>
          <table:table-cell table:style-name="ce129" office:value-type="float" office:value="1031" calcext:value-type="float">
            <text:p>1031</text:p>
          </table:table-cell>
          <table:table-cell table:style-name="ce129" office:value-type="string" calcext:value-type="string">
            <text:p>So/Wi Umschaltung</text:p>
          </table:table-cell>
          <table:table-cell table:style-name="ce129" office:value-type="string" calcext:value-type="string">
            <text:p>0: Aus</text:p>
            <text:p>1: Ein</text:p>
          </table:table-cell>
          <table:table-cell table:style-name="ce129" office:value-type="string" calcext:value-type="string">
            <text:p>Boolesch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82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8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143])" office:value-type="float" office:value="9602" calcext:value-type="float">
            <text:p>960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8202000101"}}}</text:p>
          </table:table-cell>
          <table:table-cell table:number-columns-repeated="11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4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2" calcext:value-type="float">
            <text:p>1032</text:p>
          </table:table-cell>
          <table:table-cell table:style-name="ce129" office:value-type="float" office:value="1032" calcext:value-type="float">
            <text:p>1032</text:p>
          </table:table-cell>
          <table:table-cell table:style-name="ce129" office:value-type="string" calcext:value-type="string">
            <text:p>Betriebsart aktuell</text:p>
          </table:table-cell>
          <table:table-cell table:style-name="ce129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it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7e04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6</text:p>
          </table:table-cell>
          <table:table-cell table:style-name="ce172" table:formula="of:=HEX2DEC([.F145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7e04000106"}}}</text:p>
          </table:table-cell>
          <table:table-cell table:number-columns-repeated="11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5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6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3" calcext:value-type="float">
            <text:p>1033</text:p>
          </table:table-cell>
          <table:table-cell table:style-name="ce129" office:value-type="float" office:value="1033" calcext:value-type="float">
            <text:p>1033</text:p>
          </table:table-cell>
          <table:table-cell table:style-name="ce129" office:value-type="string" calcext:value-type="string">
            <text:p>Status</text:p>
          </table:table-cell>
          <table:table-cell table:style-name="ce129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7e05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5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51</text:p>
          </table:table-cell>
          <table:table-cell table:style-name="ce172" table:formula="of:=HEX2DEC([.F147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7e05000151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8])" office:value-type="float" office:value="9531" calcext:value-type="float">
            <text:p>953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6" calcext:value-type="float">
            <text:p>1036</text:p>
          </table:table-cell>
          <table:table-cell table:style-name="ce129" office:value-type="float" office:value="1036" calcext:value-type="float">
            <text:p>1036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Komfo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b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3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5e</text:p>
          </table:table-cell>
          <table:table-cell table:style-name="ce172" table:formula="of:=HEX2DEC([.F149])" office:value-type="float" office:value="9531" calcext:value-type="float">
            <text:p>953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3b020002015e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0])" office:value-type="float" office:value="9530" calcext:value-type="float">
            <text:p>953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7" calcext:value-type="float">
            <text:p>1037</text:p>
          </table:table-cell>
          <table:table-cell table:style-name="ce129" office:value-type="float" office:value="1037" calcext:value-type="float">
            <text:p>1037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Normal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a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3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151])" office:value-type="float" office:value="9530" calcext:value-type="float">
            <text:p>953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3a02000200d2"}}}</text:p>
          </table:table-cell>
          <table:table-cell table:number-columns-repeated="11"/>
        </table:table-row>
        <table:table-row table:style-name="ro4">
          <table:table-cell/>
          <table:table-cell table:style-name="ce243"/>
          <table:table-cell table:style-name="ce244"/>
          <table:table-cell table:style-name="ce245" table:number-columns-repeated="2"/>
          <table:table-cell table:style-name="ce172"/>
          <table:table-cell table:style-name="ce245" table:number-columns-repeated="2"/>
          <table:table-cell table:style-name="ce120"/>
          <table:table-cell table:style-name="ce172" table:number-columns-repeated="3"/>
          <table:table-cell table:style-name="ce104"/>
          <table:table-cell table:style-name="ce114"/>
          <table:table-cell table:style-name="ce128" office:value-type="string" calcext:value-type="string" table:number-columns-spanned="2" table:number-rows-spanned="1">
            <text:p>7.5.5 EM-HK</text:p>
          </table:table-cell>
          <table:covered-table-cell table:style-name="ce41"/>
          <table:table-cell table:style-name="ce130" table:number-columns-repeated="6"/>
          <table:table-cell table:style-name="ce230"/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3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8" calcext:value-type="float">
            <text:p>1038</text:p>
          </table:table-cell>
          <table:table-cell table:style-name="ce129" office:value-type="float" office:value="1038" calcext:value-type="float">
            <text:p>1038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Absenk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0</text:p>
          </table:table-cell>
          <table:table-cell table:style-name="ce172" table:formula="of:=HEX2DEC([.F154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3902000200a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5])" office:value-type="float" office:value="9560" calcext:value-type="float">
            <text:p>956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9" calcext:value-type="float">
            <text:p>1039</text:p>
          </table:table-cell>
          <table:table-cell table:style-name="ce129" office:value-type="float" office:value="1039" calcext:value-type="float">
            <text:p>1039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8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5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156])" office:value-type="float" office:value="9560" calcext:value-type="float">
            <text:p>956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5802000200d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7])" office:value-type="float" office:value="9579" calcext:value-type="float">
            <text:p>957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0" calcext:value-type="float">
            <text:p>1040</text:p>
          </table:table-cell>
          <table:table-cell table:style-name="ce129" office:value-type="float" office:value="1040" calcext:value-type="float">
            <text:p>1040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Komfo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b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6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2bc</text:p>
          </table:table-cell>
          <table:table-cell table:style-name="ce172" table:formula="of:=HEX2DEC([.F158])" office:value-type="float" office:value="9579" calcext:value-type="float">
            <text:p>95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6b02000202bc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9])" office:value-type="float" office:value="9578" calcext:value-type="float">
            <text:p>957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1" calcext:value-type="float">
            <text:p>1041</text:p>
          </table:table-cell>
          <table:table-cell table:style-name="ce129" office:value-type="float" office:value="1041" calcext:value-type="float">
            <text:p>1041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Normal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a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6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58</text:p>
          </table:table-cell>
          <table:table-cell table:style-name="ce172" table:formula="of:=HEX2DEC([.F160])" office:value-type="float" office:value="9578" calcext:value-type="float">
            <text:p>957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6a0200020258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1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2" calcext:value-type="float">
            <text:p>1042</text:p>
          </table:table-cell>
          <table:table-cell table:style-name="ce129" office:value-type="float" office:value="1042" calcext:value-type="float">
            <text:p>1042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Absenk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c2</text:p>
          </table:table-cell>
          <table:table-cell table:style-name="ce172" table:formula="of:=HEX2DEC([.F162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6902000201c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3])" office:value-type="float" office:value="9516" calcext:value-type="float">
            <text:p>9516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3" calcext:value-type="float">
            <text:p>1043</text:p>
          </table:table-cell>
          <table:table-cell table:style-name="ce129" office:value-type="float" office:value="1043" calcext:value-type="float">
            <text:p>1043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Sonderniveau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1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2c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164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2c020002019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5])" office:value-type="float" office:value="9561" calcext:value-type="float">
            <text:p>956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5" calcext:value-type="float">
            <text:p>1045</text:p>
          </table:table-cell>
          <table:table-cell table:style-name="ce129" office:value-type="float" office:value="1045" calcext:value-type="float">
            <text:p>1045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5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4</text:p>
          </table:table-cell>
          <table:table-cell table:style-name="ce172" table:formula="of:=HEX2DEC([.F166])" office:value-type="float" office:value="9561" calcext:value-type="float">
            <text:p>956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5902000201b4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0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7])" office:value-type="float" office:value="9479" calcext:value-type="float">
            <text:p>947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6" calcext:value-type="float">
            <text:p>1046</text:p>
          </table:table-cell>
          <table:table-cell table:style-name="ce129" office:value-type="float" office:value="1046" calcext:value-type="float">
            <text:p>1046</text:p>
          </table:table-cell>
          <table:table-cell table:style-name="ce129" office:value-type="string" calcext:value-type="string">
            <text:p>Vorlaufist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1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07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0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6</text:p>
          </table:table-cell>
          <table:table-cell table:style-name="ce172" table:formula="of:=HEX2DEC([.F168])" office:value-type="float" office:value="9479" calcext:value-type="float">
            <text:p>94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201250702000201b6"}}}</text:p>
          </table:table-cell>
          <table:table-cell table:number-columns-repeated="11"/>
        </table:table-row>
        <table:table-row table:style-name="ro4" table:number-rows-repeated="1048407">
          <table:table-cell table:number-columns-repeated="34"/>
        </table:table-row>
        <table:table-row table:style-name="ro4">
          <table:table-cell table:number-columns-repeated="34"/>
        </table:table-row>
      </table:table>
      <table:table table:name="7.5.1  EM-KA" table:style-name="ta1">
        <table:table-column table:style-name="co5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1" table:default-cell-style-name="ce15"/>
        <table:table-column table:style-name="co11" table:default-cell-style-name="ce15"/>
        <table:table-column table:style-name="co25" table:default-cell-style-name="ce15"/>
        <table:table-row table:style-name="ro1">
          <table:table-cell table:style-name="ce72" office:value-type="string" calcext:value-type="string" table:number-columns-spanned="2" table:number-rows-spanned="1">
            <text:p>7.5.1 <text:s/>EM-KA</text:p>
          </table:table-cell>
          <table:covered-table-cell/>
          <table:table-cell table:number-columns-repeated="6"/>
        </table:table-row>
        <table:table-row table:style-name="ro1">
          <table:table-cell table:style-name="ce26"/>
          <table:table-cell table:number-columns-repeated="7"/>
        </table:table-row>
        <table:table-row table:style-name="ro4">
          <table:table-cell table:style-name="ce6" office:value-type="string" calcext:value-type="string">
            <text:p>Reg.</text:p>
          </table:table-cell>
          <table:table-cell table:style-name="ce6" office:value-type="string" calcext:value-type="string">
            <text:p>Registername</text:p>
          </table:table-cell>
          <table:table-cell table:style-name="ce6" office:value-type="string" calcext:value-type="string">
            <text:p>Funktion</text:p>
          </table:table-cell>
          <table:table-cell table:style-name="ce6" office:value-type="string" calcext:value-type="string">
            <text:p>Datentyp</text:p>
          </table:table-cell>
          <table:table-cell table:style-name="ce6" office:value-type="string" calcext:value-type="string">
            <text:p>Auflösg.</text:p>
          </table:table-cell>
          <table:table-cell table:style-name="ce6" office:value-type="string" calcext:value-type="string">
            <text:p>Länge</text:p>
          </table:table-cell>
          <table:table-cell table:style-name="ce6" office:value-type="string" calcext:value-type="string">
            <text:p>S/Cov</text:p>
          </table:table-cell>
          <table:table-cell table:style-name="ce6" office:value-type="string" calcext:value-type="string">
            <text:p>Aktualis.</text:p>
          </table:table-cell>
        </table:table-row>
        <table:table-row table:style-name="ro4"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emperaturfühler an Anschluss T1</text:p>
          </table:table-cell>
          <table:table-cell table:style-name="ce7" office:value-type="string" calcext:value-type="string">
            <text:p>Kaskadengerät</text:p>
          </table:table-cell>
          <table:table-cell table:style-name="ce7" office:value-type="string" calcext:value-type="string">
            <text:p>Temperatur</text:p>
          </table:table-cell>
          <table:table-cell table:style-name="ce7" office:value-type="string" calcext:value-type="string">
            <text:p>0,1 °C</text:p>
          </table:table-cell>
          <table:table-cell table:style-name="ce7" office:value-type="string" calcext:value-type="string">
            <text:p>2 Bytes</text:p>
          </table:table-cell>
          <table:table-cell table:style-name="ce7"/>
          <table:table-cell table:style-name="ce7" office:value-type="string" calcext:value-type="string">
            <text:p>m/≥60s</text:p>
          </table:table-cell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eraturfühler an Anschluss T2</text:p>
          </table:table-cell>
          <table:table-cell table:style-name="ce7" office:value-type="string" calcext:value-type="string">
            <text:p>Kaskadengerät</text:p>
          </table:table-cell>
          <table:table-cell table:style-name="ce7" office:value-type="string" calcext:value-type="string">
            <text:p>Temperatur</text:p>
          </table:table-cell>
          <table:table-cell table:style-name="ce7" office:value-type="string" calcext:value-type="string">
            <text:p>0,1 °C</text:p>
          </table:table-cell>
          <table:table-cell table:style-name="ce7" office:value-type="string" calcext:value-type="string">
            <text:p>2 Bytes</text:p>
          </table:table-cell>
          <table:table-cell table:style-name="ce7"/>
          <table:table-cell table:style-name="ce7" office:value-type="string" calcext:value-type="string">
            <text:p>m/≥60s</text:p>
          </table:table-cell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WM-Signal an Umwälzpumpe</text:p>
          </table:table-cell>
          <table:table-cell table:style-name="ce7" office:value-type="string" calcext:value-type="string">
            <text:p>Kaskadengerät</text:p>
          </table:table-cell>
          <table:table-cell table:style-name="ce7" office:value-type="string" calcext:value-type="string">
            <text:p>Prozent</text:p>
          </table:table-cell>
          <table:table-cell table:style-name="ce27" office:value-type="percentage" office:value="0.01" calcext:value-type="percentage">
            <text:p>1,00 %</text:p>
          </table:table-cell>
          <table:table-cell table:style-name="ce7" office:value-type="string" calcext:value-type="string">
            <text:p>1 Byte</text:p>
          </table:table-cell>
          <table:table-cell table:style-name="ce7"/>
          <table:table-cell table:style-name="ce7" office:value-type="string" calcext:value-type="string">
            <text:p>m/≥60s</text:p>
          </table:table-cell>
        </table:table-row>
        <table:table-row table:style-name="ro4" table:number-rows-repeated="104856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7.5.2  EM-Sol" table:style-name="ta1">
        <table:table-column table:style-name="co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1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1" table:number-columns-repeated="18" table:default-cell-style-name="ce15"/>
        <table:table-row table:style-name="ro1">
          <table:table-cell table:style-name="ce72" office:value-type="string" calcext:value-type="string" table:number-columns-spanned="2" table:number-rows-spanned="1">
            <text:p>7.5.2 <text:s/>EM-Sol</text:p>
          </table:table-cell>
          <table:covered-table-cell/>
          <table:table-cell table:number-columns-repeated="24"/>
        </table:table-row>
        <table:table-row table:style-name="ro1">
          <table:table-cell table:style-name="ce72"/>
          <table:table-cell table:number-columns-repeated="25"/>
        </table:table-row>
        <table:table-row table:style-name="ro4">
          <table:table-cell table:style-name="ce28" office:value-type="string" calcext:value-type="string">
            <text:p>Reg.</text:p>
          </table:table-cell>
          <table:table-cell table:style-name="ce28" office:value-type="string" calcext:value-type="string">
            <text:p>Registername</text:p>
          </table:table-cell>
          <table:table-cell table:style-name="ce28" office:value-type="string" calcext:value-type="string">
            <text:p>Funktion</text:p>
          </table:table-cell>
          <table:table-cell table:style-name="ce28" office:value-type="string" calcext:value-type="string">
            <text:p>Datentyp</text:p>
          </table:table-cell>
          <table:table-cell table:style-name="ce28" office:value-type="string" calcext:value-type="string">
            <text:p>Auflösg.</text:p>
          </table:table-cell>
          <table:table-cell table:style-name="ce28" office:value-type="string" calcext:value-type="string">
            <text:p>Länge</text:p>
          </table:table-cell>
          <table:table-cell table:style-name="ce28" office:value-type="string" calcext:value-type="string">
            <text:p>S /Cov</text:p>
          </table:table-cell>
          <table:table-cell table:style-name="ce28" office:value-type="string" calcext:value-type="string">
            <text:p>Aktualis.</text:p>
          </table:table-cell>
          <table:table-cell table:number-columns-repeated="18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ollektortemperatur</text:p>
          </table:table-cell>
          <table:table-cell table:style-name="ce9" office:value-type="string" calcext:value-type="string">
            <text:p>Aktueller Wert</text:p>
          </table:table-cell>
          <table:table-cell table:style-name="ce9" office:value-type="string" calcext:value-type="string">
            <text:p>Temperatur</text:p>
          </table:table-cell>
          <table:table-cell table:style-name="ce9" office:value-type="string" calcext:value-type="string">
            <text:p>0,1 °C</text:p>
          </table:table-cell>
          <table:table-cell table:style-name="ce9" office:value-type="string" calcext:value-type="string">
            <text:p>2 Bytes</text:p>
          </table:table-cell>
          <table:table-cell table:style-name="ce9"/>
          <table:table-cell table:style-name="ce9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10" office:value-type="float" office:value="21" calcext:value-type="float">
            <text:p>21</text:p>
          </table:table-cell>
          <table:table-cell table:style-name="ce9" office:value-type="string" calcext:value-type="string">
            <text:p>Speichertemperatur unten</text:p>
          </table:table-cell>
          <table:table-cell table:style-name="ce9" office:value-type="string" calcext:value-type="string">
            <text:p>Aktueller Wert</text:p>
          </table:table-cell>
          <table:table-cell table:style-name="ce9" office:value-type="string" calcext:value-type="string">
            <text:p>Temperatur</text:p>
          </table:table-cell>
          <table:table-cell table:style-name="ce9" office:value-type="string" calcext:value-type="string">
            <text:p>0,1 °C</text:p>
          </table:table-cell>
          <table:table-cell table:style-name="ce9" office:value-type="string" calcext:value-type="string">
            <text:p>2 Bytes</text:p>
          </table:table-cell>
          <table:table-cell table:style-name="ce9"/>
          <table:table-cell table:style-name="ce9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10" office:value-type="string" calcext:value-type="string">
            <text:p>22,</text:p>
            <text:p>23</text:p>
          </table:table-cell>
          <table:table-cell table:style-name="ce9" office:value-type="string" calcext:value-type="string">
            <text:p>Solarertrag Gesamtzähler</text:p>
          </table:table-cell>
          <table:table-cell table:style-name="ce9" office:value-type="string" calcext:value-type="string">
            <text:p>Solarertrag</text:p>
          </table:table-cell>
          <table:table-cell table:style-name="ce9" office:value-type="string" calcext:value-type="string">
            <text:p>Wirkarbeit</text:p>
          </table:table-cell>
          <table:table-cell table:style-name="ce9" office:value-type="string" calcext:value-type="string">
            <text:p>0,01 kWh</text:p>
          </table:table-cell>
          <table:table-cell table:style-name="ce9" office:value-type="string" calcext:value-type="string">
            <text:p>4 Bytes</text:p>
          </table:table-cell>
          <table:table-cell table:style-name="ce9"/>
          <table:table-cell table:style-name="ce9" office:value-type="string" calcext:value-type="string">
            <text:p>l/≥10min</text:p>
          </table:table-cell>
          <table:table-cell table:number-columns-repeated="18"/>
        </table:table-row>
        <table:table-row table:style-name="ro5">
          <table:table-cell table:style-name="ce10" office:value-type="string" calcext:value-type="string">
            <text:p>24,</text:p>
            <text:p>25</text:p>
          </table:table-cell>
          <table:table-cell table:style-name="ce9" office:value-type="string" calcext:value-type="string">
            <text:p>Solarertrag (heute)</text:p>
          </table:table-cell>
          <table:table-cell table:style-name="ce9" office:value-type="string" calcext:value-type="string">
            <text:p>Solarertrag</text:p>
          </table:table-cell>
          <table:table-cell table:style-name="ce9" office:value-type="string" calcext:value-type="string">
            <text:p>Wirkarbeit</text:p>
          </table:table-cell>
          <table:table-cell table:style-name="ce9" office:value-type="string" calcext:value-type="string">
            <text:p>0,01 kWh</text:p>
          </table:table-cell>
          <table:table-cell table:style-name="ce9" office:value-type="string" calcext:value-type="string">
            <text:p>4 Bytes</text:p>
          </table:table-cell>
          <table:table-cell table:style-name="ce9"/>
          <table:table-cell table:style-name="ce9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10" office:value-type="string" calcext:value-type="string">
            <text:p>26,</text:p>
            <text:p>27</text:p>
          </table:table-cell>
          <table:table-cell table:style-name="ce9" office:value-type="string" calcext:value-type="string">
            <text:p>Solarertrag (Vortag)</text:p>
          </table:table-cell>
          <table:table-cell table:style-name="ce9" office:value-type="string" calcext:value-type="string">
            <text:p>Solarertrag</text:p>
          </table:table-cell>
          <table:table-cell table:style-name="ce9" office:value-type="string" calcext:value-type="string">
            <text:p>Wirkarbeit</text:p>
          </table:table-cell>
          <table:table-cell table:style-name="ce9" office:value-type="string" calcext:value-type="string">
            <text:p>0,01 kWh</text:p>
          </table:table-cell>
          <table:table-cell table:style-name="ce9" office:value-type="string" calcext:value-type="string">
            <text:p>4 Bytes</text:p>
          </table:table-cell>
          <table:table-cell table:style-name="ce9"/>
          <table:table-cell table:style-name="ce9" office:value-type="string" calcext:value-type="string">
            <text:p>l/≥10min</text:p>
          </table:table-cell>
          <table:table-cell table:number-columns-repeated="18"/>
        </table:table-row>
        <table:table-row table:style-name="ro4" table:number-rows-repeated="1048567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7.5.3  SG" table:style-name="ta1">
        <table:table-column table:style-name="co5" table:default-cell-style-name="ce32"/>
        <table:table-column table:style-name="co12" table:default-cell-style-name="ce32"/>
        <table:table-column table:style-name="co13" table:default-cell-style-name="ce32"/>
        <table:table-column table:style-name="co23" table:default-cell-style-name="ce32"/>
        <table:table-column table:style-name="co32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row table:style-name="ro1">
          <table:table-cell table:style-name="ce29" office:value-type="string" calcext:value-type="string" table:number-columns-spanned="2" table:number-rows-spanned="1">
            <text:p>7.5.3 <text:s/>SG</text:p>
          </table:table-cell>
          <table:covered-table-cell table:style-name="ce15"/>
          <table:table-cell table:style-name="ce15" table:number-columns-repeated="6"/>
        </table:table-row>
        <table:table-row table:style-name="ro1">
          <table:table-cell table:style-name="ce72"/>
          <table:table-cell table:style-name="ce15" table:number-columns-repeated="7"/>
        </table:table-row>
        <table:table-row table:style-name="ro4">
          <table:table-cell table:style-name="ce6" office:value-type="string" calcext:value-type="string">
            <text:p>Reg.</text:p>
          </table:table-cell>
          <table:table-cell table:style-name="ce6" office:value-type="string" calcext:value-type="string">
            <text:p>Registername</text:p>
          </table:table-cell>
          <table:table-cell table:style-name="ce6" office:value-type="string" calcext:value-type="string">
            <text:p>Funktion</text:p>
          </table:table-cell>
          <table:table-cell table:style-name="ce6" office:value-type="string" calcext:value-type="string">
            <text:p>Datentyp</text:p>
          </table:table-cell>
          <table:table-cell table:style-name="ce6" office:value-type="string" calcext:value-type="string">
            <text:p>Auflösg.</text:p>
          </table:table-cell>
          <table:table-cell table:style-name="ce6" office:value-type="string" calcext:value-type="string">
            <text:p>Länge</text:p>
          </table:table-cell>
          <table:table-cell table:style-name="ce6" office:value-type="string" calcext:value-type="string">
            <text:p>S /Cov</text:p>
          </table:table-cell>
          <table:table-cell table:style-name="ce6" office:value-type="string" calcext:value-type="string">
            <text:p>Aktualis.</text:p>
          </table:table-cell>
        </table:table-row>
        <table:table-row table:style-name="ro6"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Betriebsart Heizkreis 1 Vorgabe</text:p>
          </table:table-cell>
          <table:table-cell table:style-name="ce30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01" calcext:value-type="float">
            <text:p>101</text:p>
          </table:table-cell>
          <table:table-cell table:style-name="ce30" office:value-type="string" calcext:value-type="string">
            <text:p>So/Wi Umschaltung Heizkreis 1</text:p>
          </table:table-cell>
          <table:table-cell table:style-name="ce30" office:value-type="string" calcext:value-type="string">
            <text:p>0: Aus</text:p>
            <text:p>1: Ein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7">
          <table:table-cell table:style-name="ce30" office:value-type="float" office:value="102" calcext:value-type="float">
            <text:p>102</text:p>
          </table:table-cell>
          <table:table-cell table:style-name="ce30" office:value-type="string" calcext:value-type="string">
            <text:p>Betriebsart Heizkreis 1 aktuell</text:p>
          </table:table-cell>
          <table:table-cell table:style-name="ce30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8">
          <table:table-cell table:style-name="ce30" office:value-type="float" office:value="103" calcext:value-type="float">
            <text:p>103</text:p>
          </table:table-cell>
          <table:table-cell table:style-name="ce30" office:value-type="string" calcext:value-type="string">
            <text:p>Status Heizkreis 1</text:p>
          </table:table-cell>
          <table:table-cell table:style-name="ce30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06" calcext:value-type="float">
            <text:p>106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Komfo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0,5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07" calcext:value-type="float">
            <text:p>107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0,5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08" calcext:value-type="float">
            <text:p>108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Absenk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0,5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09" calcext:value-type="float">
            <text:p>109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0" calcext:value-type="float">
            <text:p>110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Komfo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1" calcext:value-type="float">
            <text:p>111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2" calcext:value-type="float">
            <text:p>112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Absenk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Sonderniveau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s/≥30s</text:p>
          </table:table-cell>
        </table:table-row>
        <table:table-row table:style-name="ro5">
          <table:table-cell table:style-name="ce30" office:value-type="float" office:value="114" calcext:value-type="float">
            <text:p>114</text:p>
          </table:table-cell>
          <table:table-cell table:style-name="ce30" office:value-type="string" calcext:value-type="string">
            <text:p>N1-Vorgabe über Ethernet</text:p>
          </table:table-cell>
          <table:table-cell table:style-name="ce30"/>
          <table:table-cell table:style-name="ce30" office:value-type="string" calcext:value-type="string">
            <text:p>Prozent</text:p>
            <text:p>(0...100%)</text:p>
          </table:table-cell>
          <table:table-cell table:style-name="ce33" office:value-type="percentage" office:value="0.0001" calcext:value-type="percentage">
            <text:p>0,01 %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</text:p>
            <text:p>0,1%</text:p>
          </table:table-cell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15" calcext:value-type="float">
            <text:p>115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6" calcext:value-type="float">
            <text:p>116</text:p>
          </table:table-cell>
          <table:table-cell table:style-name="ce30" office:value-type="string" calcext:value-type="string">
            <text:p>Vorlaufist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5">
          <table:table-cell table:style-name="ce30" office:value-type="float" office:value="117" calcext:value-type="float">
            <text:p>117</text:p>
          </table:table-cell>
          <table:table-cell table:style-name="ce30" office:value-type="string" calcext:value-type="string">
            <text:p>Plattenwärmetauschertemperatur</text:p>
            <text:p>(B2)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18" calcext:value-type="float">
            <text:p>118</text:p>
          </table:table-cell>
          <table:table-cell table:style-name="ce30" office:value-type="string" calcext:value-type="string">
            <text:p>Pufferspeicher Temperatur oben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9" calcext:value-type="float">
            <text:p>119</text:p>
          </table:table-cell>
          <table:table-cell table:style-name="ce30" office:value-type="string" calcext:value-type="string">
            <text:p>Pufferspeicher Temperatur unten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Can Open spezifisch</text:p>
          </table:table-cell>
          <table:table-cell table:style-name="ce30" table:number-columns-repeated="3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6">
          <table:table-cell table:style-name="ce30" office:value-type="float" office:value="121" calcext:value-type="float">
            <text:p>121</text:p>
          </table:table-cell>
          <table:table-cell table:style-name="ce30" office:value-type="string" calcext:value-type="string">
            <text:p>Fehler/Warnung anstehend (Bit7…5 frei)</text:p>
          </table:table-cell>
          <table:table-cell table:style-name="ce30" office:value-type="string" calcext:value-type="string">
            <text:p>Bit15…8:</text:p>
            <text:p>&gt;0 Fehler aktiv</text:p>
            <text:p>0 Fehler inaktiv</text:p>
            <text:p>Bit4:  0 Modulfehler</text:p>
            <text:p>1 Systemfehler Bit3...0:  Fehlerart:</text:p>
            <text:p>1 Fehler</text:p>
            <text:p>2 Warnung</text:p>
            <text:p>3 Info</text:p>
          </table:table-cell>
          <table:table-cell table:style-name="ce30" table:number-columns-repeated="2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22" calcext:value-type="float">
            <text:p>122</text:p>
          </table:table-cell>
          <table:table-cell table:style-name="ce30" office:value-type="string" calcext:value-type="string">
            <text:p>Fehlernummer</text:p>
          </table:table-cell>
          <table:table-cell table:style-name="ce30" office:value-type="string" calcext:value-type="string">
            <text:p>Aktuelle Fehlernum-</text:p>
            <text:p>mer</text:p>
          </table:table-cell>
          <table:table-cell table:style-name="ce30" table:number-columns-repeated="2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23" calcext:value-type="float">
            <text:p>123</text:p>
          </table:table-cell>
          <table:table-cell table:style-name="ce30" office:value-type="string" calcext:value-type="string">
            <text:p>Modul</text:p>
          </table:table-cell>
          <table:table-cell table:style-name="ce30" office:value-type="string" calcext:value-type="string">
            <text:p>Bit15…8: Modul-ID</text:p>
            <text:p>Bit7…0:   Modul-Index</text:p>
          </table:table-cell>
          <table:table-cell table:style-name="ce30" table:number-columns-repeated="2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10">
          <table:table-cell table:style-name="ce30" office:value-type="float" office:value="124" calcext:value-type="float">
            <text:p>124</text:p>
          </table:table-cell>
          <table:table-cell table:style-name="ce30" office:value-type="string" calcext:value-type="string">
            <text:p>Systembetriebsart</text:p>
          </table:table-cell>
          <table:table-cell table:style-name="ce30" office:value-type="string" calcext:value-type="string">
            <text:p>1: Standby</text:p>
            <text:p>2: Sommer</text:p>
            <text:p>3: Automatik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25" calcext:value-type="float">
            <text:p>125</text:p>
          </table:table-cell>
          <table:table-cell table:style-name="ce30" office:value-type="string" calcext:value-type="string">
            <text:p>Außen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26" calcext:value-type="float">
            <text:p>126</text:p>
          </table:table-cell>
          <table:table-cell table:style-name="ce30" office:value-type="string" calcext:value-type="string">
            <text:p>Wärmeanforderung Heizung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27" calcext:value-type="float">
            <text:p>127</text:p>
          </table:table-cell>
          <table:table-cell table:style-name="ce30" office:value-type="string" calcext:value-type="string">
            <text:p>Wärmeanforderung Warmwasse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5">
          <table:table-cell table:style-name="ce30" office:value-type="float" office:value="130" calcext:value-type="float">
            <text:p>130</text:p>
          </table:table-cell>
          <table:table-cell table:style-name="ce30" office:value-type="string" calcext:value-type="string">
            <text:p>Status Warmwasser</text:p>
          </table:table-cell>
          <table:table-cell table:style-name="ce30" office:value-type="string" calcext:value-type="string">
            <text:p>0: Warnung anstehend</text:p>
            <text:p>1: Fehler anstehend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31" calcext:value-type="float">
            <text:p>131</text:p>
          </table:table-cell>
          <table:table-cell table:style-name="ce30" office:value-type="string" calcext:value-type="string">
            <text:p>Warmwasser-Push</text:p>
          </table:table-cell>
          <table:table-cell table:style-name="ce30" office:value-type="string" calcext:value-type="string">
            <text:p>Starten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32" calcext:value-type="float">
            <text:p>132</text:p>
          </table:table-cell>
          <table:table-cell table:style-name="ce30" office:value-type="string" calcext:value-type="string">
            <text:p>WWsolltemperatur Vorgabe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33" calcext:value-type="float">
            <text:p>133</text:p>
          </table:table-cell>
          <table:table-cell table:style-name="ce30" office:value-type="string" calcext:value-type="string">
            <text:p>WWsolltemperatur Vorgabe</text:p>
          </table:table-cell>
          <table:table-cell table:style-name="ce30" office:value-type="string" calcext:value-type="string">
            <text:p>Absenk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34" calcext:value-type="float">
            <text:p>134</text:p>
          </table:table-cell>
          <table:table-cell table:style-name="ce30" office:value-type="string" calcext:value-type="string">
            <text:p>WWsoll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35" calcext:value-type="float">
            <text:p>135</text:p>
          </table:table-cell>
          <table:table-cell table:style-name="ce30" office:value-type="string" calcext:value-type="string">
            <text:p>Warmwasser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36" calcext:value-type="float">
            <text:p>136</text:p>
          </table:table-cell>
          <table:table-cell table:style-name="ce30" office:value-type="string" calcext:value-type="string">
            <text:p>Rücklauftemperatur Zirkulation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37" calcext:value-type="float">
            <text:p>137</text:p>
          </table:table-cell>
          <table:table-cell table:style-name="ce30" office:value-type="string" calcext:value-type="string">
            <text:p>Pumpe Warmwasser</text:p>
          </table:table-cell>
          <table:table-cell table:style-name="ce30" office:value-type="string" calcext:value-type="string">
            <text:p>0: Aus</text:p>
            <text:p>1: Ein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9">
          <table:table-cell table:style-name="ce30" office:value-type="float" office:value="140" calcext:value-type="float">
            <text:p>140</text:p>
          </table:table-cell>
          <table:table-cell table:style-name="ce30" office:value-type="string" calcext:value-type="string">
            <text:p>Folgewechsel</text:p>
          </table:table-cell>
          <table:table-cell table:style-name="ce30" office:value-type="string" calcext:value-type="string">
            <text:p>0: normal</text:p>
            <text:p>1: invertiert</text:p>
            <text:p>2: zeitlich</text:p>
            <text:p>3: Betriebsstunden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l/≥10min</text:p>
          </table:table-cell>
        </table:table-row>
        <table:table-row table:style-name="ro4">
          <table:table-cell table:style-name="ce30" office:value-type="float" office:value="141" calcext:value-type="float">
            <text:p>141</text:p>
          </table:table-cell>
          <table:table-cell table:style-name="ce30" office:value-type="string" calcext:value-type="string">
            <text:p>Wechselzeit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Zeit</text:p>
          </table:table-cell>
          <table:table-cell table:style-name="ce30" office:value-type="string" calcext:value-type="string">
            <text:p>1 h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h</text:p>
          </table:table-cell>
          <table:table-cell table:style-name="ce30" office:value-type="string" calcext:value-type="string">
            <text:p>l/≥10min</text:p>
          </table:table-cell>
        </table:table-row>
        <table:table-row table:style-name="ro4">
          <table:table-cell table:style-name="ce30" office:value-type="float" office:value="142" calcext:value-type="float">
            <text:p>142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Abgleichtemperatur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5">
          <table:table-cell table:style-name="ce30" office:value-type="float" office:value="143" calcext:value-type="float">
            <text:p>143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-Modulation</text:p>
            <text:p>System HZ</text:p>
          </table:table-cell>
          <table:table-cell table:style-name="ce30" office:value-type="string" calcext:value-type="string">
            <text:p>Prozent</text:p>
            <text:p>(0...255%)</text:p>
          </table:table-cell>
          <table:table-cell table:style-name="ce33" office:value-type="percentage" office:value="0.0001" calcext:value-type="percentage">
            <text:p>0,01 %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44" calcext:value-type="float">
            <text:p>144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-Modulation</text:p>
            <text:p>System WW</text:p>
          </table:table-cell>
          <table:table-cell table:style-name="ce30" office:value-type="string" calcext:value-type="string">
            <text:p>Prozent</text:p>
            <text:p>(0...255%)</text:p>
          </table:table-cell>
          <table:table-cell table:style-name="ce33" office:value-type="percentage" office:value="0.0001" calcext:value-type="percentage">
            <text:p>0,01 %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45" calcext:value-type="float">
            <text:p>145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wert System HZ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46" calcext:value-type="float">
            <text:p>146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wert System WW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1" office:value-type="string" calcext:value-type="string">
            <text:p>150,</text:p>
            <text:p>151</text:p>
          </table:table-cell>
          <table:table-cell table:style-name="ce30" office:value-type="string" calcext:value-type="string">
            <text:p>Uhrzeit</text:p>
          </table:table-cell>
          <table:table-cell table:style-name="ce30" office:value-type="string" calcext:value-type="string">
            <text:p>Aktuelle Uhrzeit</text:p>
          </table:table-cell>
          <table:table-cell table:style-name="ce30" office:value-type="string" calcext:value-type="string">
            <text:p>Tageszeit</text:p>
          </table:table-cell>
          <table:table-cell table:style-name="ce30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10">
          <table:table-cell table:style-name="ce31" office:value-type="string" calcext:value-type="string">
            <text:p>153,</text:p>
            <text:p>154,</text:p>
            <text:p>155</text:p>
          </table:table-cell>
          <table:table-cell table:style-name="ce30" office:value-type="string" calcext:value-type="string">
            <text:p>Datum</text:p>
          </table:table-cell>
          <table:table-cell table:style-name="ce30" office:value-type="string" calcext:value-type="string">
            <text:p>Aktuelles Datum</text:p>
          </table:table-cell>
          <table:table-cell table:style-name="ce30" office:value-type="string" calcext:value-type="string">
            <text:p>Datum</text:p>
          </table:table-cell>
          <table:table-cell table:style-name="ce30"/>
          <table:table-cell table:style-name="ce30" office:value-type="string" calcext:value-type="string">
            <text:p>3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 table:number-rows-repeated="104852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7.5.4  WTC" table:style-name="ta1">
        <table:table-column table:style-name="co5" table:default-cell-style-name="ce276"/>
        <table:table-column table:style-name="co33" table:default-cell-style-name="ce276"/>
        <table:table-column table:style-name="co34" table:default-cell-style-name="ce136"/>
        <table:table-column table:style-name="co23" table:default-cell-style-name="ce276"/>
        <table:table-column table:style-name="co14" table:default-cell-style-name="ce276"/>
        <table:table-column table:style-name="co15" table:default-cell-style-name="ce276"/>
        <table:table-column table:style-name="co20" table:default-cell-style-name="ce41"/>
        <table:table-column table:style-name="co17" table:default-cell-style-name="ce276"/>
        <table:table-column table:style-name="co1" table:number-columns-repeated="18" table:default-cell-style-name="ce276"/>
        <table:table-row table:style-name="ro1">
          <table:table-cell table:style-name="ce29" office:value-type="string" calcext:value-type="string" table:number-columns-spanned="2" table:number-rows-spanned="1">
            <text:p>7.5.4 <text:s/>WTC</text:p>
          </table:table-cell>
          <table:covered-table-cell/>
          <table:table-cell table:number-columns-repeated="24"/>
        </table:table-row>
        <table:table-row table:style-name="ro1">
          <table:table-cell table:style-name="ce29"/>
          <table:table-cell table:number-columns-repeated="25"/>
        </table:table-row>
        <table:table-row table:style-name="ro4">
          <table:table-cell table:style-name="ce34" office:value-type="string" calcext:value-type="string">
            <text:p>Reg.</text:p>
          </table:table-cell>
          <table:table-cell table:style-name="ce34" office:value-type="string" calcext:value-type="string">
            <text:p>Registername</text:p>
          </table:table-cell>
          <table:table-cell table:style-name="ce39" office:value-type="string" calcext:value-type="string">
            <text:p>Funktion</text:p>
          </table:table-cell>
          <table:table-cell table:style-name="ce34" office:value-type="string" calcext:value-type="string">
            <text:p>Datentyp</text:p>
          </table:table-cell>
          <table:table-cell table:style-name="ce34" office:value-type="string" calcext:value-type="string">
            <text:p>Auflösg.</text:p>
          </table:table-cell>
          <table:table-cell table:style-name="ce34" office:value-type="string" calcext:value-type="string">
            <text:p>Länge</text:p>
          </table:table-cell>
          <table:table-cell table:style-name="ce34" office:value-type="string" calcext:value-type="string">
            <text:p>S/Cov</text:p>
          </table:table-cell>
          <table:table-cell table:style-name="ce34" office:value-type="string" calcext:value-type="string">
            <text:p>Aktualis.</text:p>
          </table:table-cell>
          <table:table-cell table:number-columns-repeated="18"/>
        </table:table-row>
        <table:table-row table:style-name="ro13">
          <table:table-cell table:style-name="ce66" office:value-type="float" office:value="160" calcext:value-type="float">
            <text:p>160</text:p>
          </table:table-cell>
          <table:table-cell table:style-name="ce66" office:value-type="string" calcext:value-type="string">
            <text:p>Betriebsphase WTC</text:p>
          </table:table-cell>
          <table:table-cell table:style-name="ce40" office:value-type="string" calcext:value-type="string">
            <text:p>0: Normalbetrieb</text:p>
            <text:p>10: Pumpennachlauf</text:p>
            <text:p>15: Brennertaktsperre Heizen</text:p>
            <text:p>20: Sperre Mindest-heizleistung</text:p>
            <text:p>24: Adaption Gasstell-glied läuft</text:p>
            <text:p>25: Verzögerter Heizbetrieb</text:p>
            <text:p>30: Softstart Warm-wasser</text:p>
            <text:p>35: Abregelfunktion Fernsteuerung</text:p>
            <text:p>40: Spreizung Vorlauf/Abgas</text:p>
            <text:p>45: Spreizung Vorlauf/Rücklauf</text:p>
            <text:p>50: Abregelfunktion Abgastemperatur</text:p>
            <text:p>55: Abschaltung Fernsteuerung</text:p>
            <text:p>60: Abschaltung Mindestumlauf</text:p>
            <text:p>70: SCOT Kalibration</text:p>
            <text:p>läuft</text:p>
          </table:table-cell>
          <table:table-cell table:style-name="ce66" office:value-type="string" calcext:value-type="string">
            <text:p>Schalten</text:p>
          </table:table-cell>
          <table:table-cell table:style-name="ce66"/>
          <table:table-cell table:style-name="ce66" office:value-type="string" calcext:value-type="string">
            <text:p>1 Byte</text:p>
          </table:table-cell>
          <table:table-cell table:style-name="ce66"/>
          <table:table-cell table:style-name="ce66" office:value-type="string" calcext:value-type="string">
            <text:p>s/≥30s</text:p>
          </table:table-cell>
          <table:table-cell table:number-columns-repeated="18"/>
        </table:table-row>
        <table:table-row table:style-name="ro12">
          <table:table-cell table:style-name="ce66" office:value-type="float" office:value="161" calcext:value-type="float">
            <text:p>161</text:p>
          </table:table-cell>
          <table:table-cell table:style-name="ce66" office:value-type="string" calcext:value-type="string">
            <text:p>Betriebsphase Brenner</text:p>
          </table:table-cell>
          <table:table-cell table:style-name="ce40" office:value-type="string" calcext:value-type="string">
            <text:p>0: Brenner aus</text:p>
            <text:p>1: Vorbelüftung</text:p>
            <text:p>2: Brenner ein: Steuerbetrieb</text:p>
            <text:p>3: Brenner ein: Regelbetrieb</text:p>
            <text:p>4: Nachbelüftung</text:p>
          </table:table-cell>
          <table:table-cell table:style-name="ce66" office:value-type="string" calcext:value-type="string">
            <text:p>Schalten</text:p>
          </table:table-cell>
          <table:table-cell table:style-name="ce66"/>
          <table:table-cell table:style-name="ce66" office:value-type="string" calcext:value-type="string">
            <text:p>1 Byte</text:p>
          </table:table-cell>
          <table:table-cell table:style-name="ce66"/>
          <table:table-cell table:style-name="ce66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66" office:value-type="float" office:value="163" calcext:value-type="float">
            <text:p>163</text:p>
          </table:table-cell>
          <table:table-cell table:style-name="ce66" office:value-type="string" calcext:value-type="string">
            <text:p>Vorlauf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Temperatur</text:p>
          </table:table-cell>
          <table:table-cell table:style-name="ce66" office:value-type="string" calcext:value-type="string">
            <text:p>0,1 °C</text:p>
          </table:table-cell>
          <table:table-cell table:style-name="ce66" office:value-type="string" calcext:value-type="string">
            <text:p>2 Bytes</text:p>
          </table:table-cell>
          <table:table-cell table:style-name="ce66"/>
          <table:table-cell table:style-name="ce66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66" office:value-type="float" office:value="164" calcext:value-type="float">
            <text:p>164</text:p>
          </table:table-cell>
          <table:table-cell table:style-name="ce66" office:value-type="string" calcext:value-type="string">
            <text:p>Kesse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Temperatur</text:p>
          </table:table-cell>
          <table:table-cell table:style-name="ce66" office:value-type="string" calcext:value-type="string">
            <text:p>0,1 °C</text:p>
          </table:table-cell>
          <table:table-cell table:style-name="ce66" office:value-type="string" calcext:value-type="string">
            <text:p>2 Bytes</text:p>
          </table:table-cell>
          <table:table-cell table:style-name="ce66"/>
          <table:table-cell table:style-name="ce66" office:value-type="string" calcext:value-type="string">
            <text:p>s/≥30s</text:p>
          </table:table-cell>
          <table:table-cell table:number-columns-repeated="18"/>
        </table:table-row>
        <table:table-row table:style-name="ro5">
          <table:table-cell table:style-name="ce66" office:value-type="float" office:value="165" calcext:value-type="float">
            <text:p>165</text:p>
          </table:table-cell>
          <table:table-cell table:style-name="ce66" office:value-type="string" calcext:value-type="string">
            <text:p>Volumenstrom VPT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Durchfluss-</text:p>
            <text:p>menge</text:p>
          </table:table-cell>
          <table:table-cell table:style-name="ce66" office:value-type="string" calcext:value-type="string">
            <text:p>1 l/h</text:p>
          </table:table-cell>
          <table:table-cell table:style-name="ce66" office:value-type="string" calcext:value-type="string">
            <text:p>2 Bytes</text:p>
          </table:table-cell>
          <table:table-cell table:style-name="ce66"/>
          <table:table-cell table:style-name="ce66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66" office:value-type="float" office:value="166" calcext:value-type="float">
            <text:p>166</text:p>
          </table:table-cell>
          <table:table-cell table:style-name="ce66" office:value-type="string" calcext:value-type="string">
            <text:p>Anlagendruck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Druck</text:p>
          </table:table-cell>
          <table:table-cell table:style-name="ce66" office:value-type="string" calcext:value-type="string">
            <text:p>0,01 bar</text:p>
          </table:table-cell>
          <table:table-cell table:style-name="ce66" office:value-type="string" calcext:value-type="string">
            <text:p>2 Bytes</text:p>
          </table:table-cell>
          <table:table-cell table:style-name="ce66"/>
          <table:table-cell table:style-name="ce66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160" office:value-type="string" calcext:value-type="string">
            <text:p>170,</text:p>
            <text:p>171</text:p>
          </table:table-cell>
          <table:table-cell table:style-name="ce66" office:value-type="string" calcext:value-type="string">
            <text:p>Wärmeleistung VPT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Leistung</text:p>
          </table:table-cell>
          <table:table-cell table:style-name="ce66" office:value-type="string" calcext:value-type="string">
            <text:p>0,01 kW</text:p>
          </table:table-cell>
          <table:table-cell table:style-name="ce66" office:value-type="string" calcext:value-type="string">
            <text:p>4 Bytes</text:p>
          </table:table-cell>
          <table:table-cell table:style-name="ce66"/>
          <table:table-cell table:style-name="ce66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160" office:value-type="string" calcext:value-type="string">
            <text:p>172,</text:p>
            <text:p>173</text:p>
          </table:table-cell>
          <table:table-cell table:style-name="ce66" office:value-type="string" calcext:value-type="string">
            <text:p>Tageswärmemenge (Vortag)</text:p>
          </table:table-cell>
          <table:table-cell table:style-name="ce40" office:value-type="string" calcext:value-type="string">
            <text:p>Gesamt</text:p>
          </table:table-cell>
          <table:table-cell table:style-name="ce66" office:value-type="string" calcext:value-type="string">
            <text:p>Wirkarbeit</text:p>
          </table:table-cell>
          <table:table-cell table:style-name="ce66" office:value-type="string" calcext:value-type="string">
            <text:p>0,01 kWh</text:p>
          </table:table-cell>
          <table:table-cell table:style-name="ce66" office:value-type="string" calcext:value-type="string">
            <text:p>4 Bytes</text:p>
          </table:table-cell>
          <table:table-cell table:style-name="ce66"/>
          <table:table-cell table:style-name="ce66" office:value-type="string" calcext:value-type="string">
            <text:p>l/≥10min</text:p>
          </table:table-cell>
          <table:table-cell table:number-columns-repeated="18"/>
        </table:table-row>
        <table:table-row table:style-name="ro5">
          <table:table-cell table:style-name="ce160" office:value-type="string" calcext:value-type="string">
            <text:p>174,</text:p>
            <text:p>175</text:p>
          </table:table-cell>
          <table:table-cell table:style-name="ce66" office:value-type="string" calcext:value-type="string">
            <text:p>Tageswärmemenge (Vortag)</text:p>
          </table:table-cell>
          <table:table-cell table:style-name="ce40" office:value-type="string" calcext:value-type="string">
            <text:p>Heizbetrieb</text:p>
          </table:table-cell>
          <table:table-cell table:style-name="ce66" office:value-type="string" calcext:value-type="string">
            <text:p>Wirkarbeit</text:p>
          </table:table-cell>
          <table:table-cell table:style-name="ce66" office:value-type="string" calcext:value-type="string">
            <text:p>0,01 kWh</text:p>
          </table:table-cell>
          <table:table-cell table:style-name="ce66" office:value-type="string" calcext:value-type="string">
            <text:p>4 Bytes</text:p>
          </table:table-cell>
          <table:table-cell table:style-name="ce66"/>
          <table:table-cell table:style-name="ce66" office:value-type="string" calcext:value-type="string">
            <text:p>l/≥10min</text:p>
          </table:table-cell>
          <table:table-cell table:number-columns-repeated="18"/>
        </table:table-row>
        <table:table-row table:style-name="ro5">
          <table:table-cell table:style-name="ce160" office:value-type="string" calcext:value-type="string">
            <text:p>176,</text:p>
            <text:p>177</text:p>
          </table:table-cell>
          <table:table-cell table:style-name="ce66" office:value-type="string" calcext:value-type="string">
            <text:p>Tageswärmemenge (Vortag)</text:p>
          </table:table-cell>
          <table:table-cell table:style-name="ce40" office:value-type="string" calcext:value-type="string">
            <text:p>Warmwasserbetrieb</text:p>
          </table:table-cell>
          <table:table-cell table:style-name="ce66" office:value-type="string" calcext:value-type="string">
            <text:p>Wirkarbeit</text:p>
          </table:table-cell>
          <table:table-cell table:style-name="ce66" office:value-type="string" calcext:value-type="string">
            <text:p>0,01 kWh</text:p>
          </table:table-cell>
          <table:table-cell table:style-name="ce66" office:value-type="string" calcext:value-type="string">
            <text:p>4 Bytes</text:p>
          </table:table-cell>
          <table:table-cell table:style-name="ce66"/>
          <table:table-cell table:style-name="ce66" office:value-type="string" calcext:value-type="string">
            <text:p>l/≥10min</text:p>
          </table:table-cell>
          <table:table-cell table:number-columns-repeated="18"/>
        </table:table-row>
        <table:table-row table:style-name="ro4" table:number-rows-repeated="1048562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7.5.5  EM-HK" table:style-name="ta1">
        <table:table-column table:style-name="co5" table:default-cell-style-name="ce139"/>
        <table:table-column table:style-name="co35" table:default-cell-style-name="ce139"/>
        <table:table-column table:style-name="co13" table:default-cell-style-name="ce139"/>
        <table:table-column table:style-name="co23" table:default-cell-style-name="ce139"/>
        <table:table-column table:style-name="co32" table:default-cell-style-name="ce139"/>
        <table:table-column table:style-name="co15" table:default-cell-style-name="ce139"/>
        <table:table-column table:style-name="co16" table:default-cell-style-name="ce139"/>
        <table:table-column table:style-name="co17" table:default-cell-style-name="ce139"/>
        <table:table-column table:style-name="co1" table:number-columns-repeated="18" table:default-cell-style-name="ce15"/>
        <table:table-row table:style-name="ro1">
          <table:table-cell table:style-name="ce42" office:value-type="string" calcext:value-type="string" table:number-columns-spanned="2" table:number-rows-spanned="1">
            <text:p>7.5.5 <text:s/>EM-HK</text:p>
          </table:table-cell>
          <table:covered-table-cell/>
          <table:table-cell table:number-columns-repeated="24"/>
        </table:table-row>
        <table:table-row table:style-name="ro1">
          <table:table-cell table:style-name="ce43"/>
          <table:table-cell table:number-columns-repeated="25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  <table:table-cell table:number-columns-repeated="18"/>
        </table:table-row>
        <table:table-row table:style-name="ro6">
          <table:table-cell table:style-name="ce40" office:value-type="float" office:value="1030" calcext:value-type="float">
            <text:p>1030</text:p>
          </table:table-cell>
          <table:table-cell table:style-name="ce40" office:value-type="string" calcext:value-type="string">
            <text:p>Betriebsart Vorgabe</text:p>
          </table:table-cell>
          <table:table-cell table:style-name="ce40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40" office:value-type="float" office:value="1031" calcext:value-type="float">
            <text:p>1031</text:p>
          </table:table-cell>
          <table:table-cell table:style-name="ce40" office:value-type="string" calcext:value-type="string">
            <text:p>So/Wi Umschaltung</text:p>
          </table:table-cell>
          <table:table-cell table:style-name="ce40" office:value-type="string" calcext:value-type="string">
            <text:p>0: Aus</text:p>
            <text:p>1: Ein</text:p>
          </table:table-cell>
          <table:table-cell table:style-name="ce40" office:value-type="string" calcext:value-type="string">
            <text:p>Boolesch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7">
          <table:table-cell table:style-name="ce40" office:value-type="float" office:value="1032" calcext:value-type="float">
            <text:p>1032</text:p>
          </table:table-cell>
          <table:table-cell table:style-name="ce40" office:value-type="string" calcext:value-type="string">
            <text:p>Betriebsart aktuell</text:p>
          </table:table-cell>
          <table:table-cell table:style-name="ce40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it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8">
          <table:table-cell table:style-name="ce40" office:value-type="float" office:value="1033" calcext:value-type="float">
            <text:p>1033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6" calcext:value-type="float">
            <text:p>1036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Komfo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0,5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7" calcext:value-type="float">
            <text:p>1037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Normal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0,5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8" calcext:value-type="float">
            <text:p>1038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Absenk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0,5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9" calcext:value-type="float">
            <text:p>1039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0" calcext:value-type="float">
            <text:p>1040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Komfo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1" calcext:value-type="float">
            <text:p>1041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Normal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2" calcext:value-type="float">
            <text:p>1042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Absenk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3" calcext:value-type="float">
            <text:p>1043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Sonderniveau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40" office:value-type="float" office:value="1045" calcext:value-type="float">
            <text:p>1045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6" calcext:value-type="float">
            <text:p>1046</text:p>
          </table:table-cell>
          <table:table-cell table:style-name="ce40" office:value-type="string" calcext:value-type="string">
            <text:p>Vorlaufist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 table:number-rows-repeated="1048558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7.5.6  EM-WW" table:style-name="ta1">
        <table:table-column table:style-name="co5" table:default-cell-style-name="ce139"/>
        <table:table-column table:style-name="co36" table:default-cell-style-name="ce139"/>
        <table:table-column table:style-name="co37" table:default-cell-style-name="ce139"/>
        <table:table-column table:style-name="co23" table:default-cell-style-name="ce139"/>
        <table:table-column table:style-name="co32" table:default-cell-style-name="ce139"/>
        <table:table-column table:style-name="co15" table:default-cell-style-name="ce139"/>
        <table:table-column table:style-name="co38" table:default-cell-style-name="ce139"/>
        <table:table-column table:style-name="co17" table:default-cell-style-name="ce139"/>
        <table:table-column table:style-name="co1" table:number-columns-repeated="18" table:default-cell-style-name="ce139"/>
        <table:table-row table:style-name="ro1">
          <table:table-cell table:style-name="ce42" office:value-type="string" calcext:value-type="string" table:number-columns-spanned="2" table:number-rows-spanned="1">
            <text:p>7.5.6 <text:s/>EM-WW</text:p>
          </table:table-cell>
          <table:covered-table-cell/>
          <table:table-cell table:number-columns-repeated="24"/>
        </table:table-row>
        <table:table-row table:style-name="ro1">
          <table:table-cell table:style-name="ce43"/>
          <table:table-cell table:number-columns-repeated="25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  <table:table-cell table:number-columns-repeated="18"/>
        </table:table-row>
        <table:table-row table:style-name="ro11">
          <table:table-cell table:style-name="ce40" office:value-type="float" office:value="1030" calcext:value-type="float">
            <text:p>1030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0: Standby: inaktiv</text:p>
            <text:p>1: Zeitprogramm – Normal</text:p>
            <text:p>2: Zeitprogramm – Absenk</text:p>
            <text:p>3: Warmwasser-ladung aktiv</text:p>
            <text:p>4: Service</text:p>
            <text:p>5: Übertemperatur Alternativenergie</text:p>
            <text:p>6: Überschuss Alternativenergie</text:p>
            <text:p>7: Akzeptanz WW Alternativenergie</text:p>
            <text:p>8: Frostschutz</text:p>
            <text:p>9: Standby durch Systemprogramm-schalter</text:p>
            <text:p>10: Standby durch Eingang H2</text:p>
            <text:p>12: Normal durch Eingang H2</text:p>
            <text:p>13: Absenk durch</text:p>
            <text:p>Eingang H2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1" calcext:value-type="float">
            <text:p>1031</text:p>
          </table:table-cell>
          <table:table-cell table:style-name="ce40" office:value-type="string" calcext:value-type="string">
            <text:p>Warmwasser-Push</text:p>
          </table:table-cell>
          <table:table-cell table:style-name="ce40" office:value-type="string" calcext:value-type="string">
            <text:p>Starten</text:p>
          </table:table-cell>
          <table:table-cell table:style-name="ce40" office:value-type="string" calcext:value-type="string">
            <text:p>Boolesch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40" office:value-type="float" office:value="1032" calcext:value-type="float">
            <text:p>1032</text:p>
          </table:table-cell>
          <table:table-cell table:style-name="ce40" office:value-type="string" calcext:value-type="string">
            <text:p>WWsolltemperatur</text:p>
          </table:table-cell>
          <table:table-cell table:style-name="ce40" office:value-type="string" calcext:value-type="string">
            <text:p>Normal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3" calcext:value-type="float">
            <text:p>1033</text:p>
          </table:table-cell>
          <table:table-cell table:style-name="ce40" office:value-type="string" calcext:value-type="string">
            <text:p>WWsolltemperatur</text:p>
          </table:table-cell>
          <table:table-cell table:style-name="ce40" office:value-type="string" calcext:value-type="string">
            <text:p>Absenk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4" calcext:value-type="float">
            <text:p>1034</text:p>
          </table:table-cell>
          <table:table-cell table:style-name="ce40" office:value-type="string" calcext:value-type="string">
            <text:p>WW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5" calcext:value-type="float">
            <text:p>1035</text:p>
          </table:table-cell>
          <table:table-cell table:style-name="ce40" office:value-type="string" calcext:value-type="string">
            <text:p>Warmwasser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40" office:value-type="float" office:value="1036" calcext:value-type="float">
            <text:p>1036</text:p>
          </table:table-cell>
          <table:table-cell table:style-name="ce40" office:value-type="string" calcext:value-type="string">
            <text:p>Rücklauftemperatur Zirkulation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40" office:value-type="float" office:value="1037" calcext:value-type="float">
            <text:p>1037</text:p>
          </table:table-cell>
          <table:table-cell table:style-name="ce40" office:value-type="string" calcext:value-type="string">
            <text:p>Pumpe Warmwasser</text:p>
          </table:table-cell>
          <table:table-cell table:style-name="ce40" office:value-type="string" calcext:value-type="string">
            <text:p>0: Aus</text:p>
            <text:p>1: Ein</text:p>
          </table:table-cell>
          <table:table-cell table:style-name="ce40" office:value-type="string" calcext:value-type="string">
            <text:p>Boolesch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/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 table:number-rows-repeated="20">
          <table:table-cell table:style-name="Default" table:number-columns-repeated="8"/>
          <table:table-cell table:number-columns-repeated="18"/>
        </table:table-row>
        <table:table-row table:style-name="ro4" table:number-rows-repeated="1048544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7.5.7  RF" table:style-name="ta1">
        <table:table-column table:style-name="co5" table:default-cell-style-name="ce42"/>
        <table:table-column table:style-name="co39" table:default-cell-style-name="ce139"/>
        <table:table-column table:style-name="co40" table:default-cell-style-name="ce139"/>
        <table:table-column table:style-name="co23" table:default-cell-style-name="ce139"/>
        <table:table-column table:style-name="co32" table:default-cell-style-name="ce139"/>
        <table:table-column table:style-name="co15" table:default-cell-style-name="ce139"/>
        <table:table-column table:style-name="co30" table:default-cell-style-name="ce139"/>
        <table:table-column table:style-name="co17" table:default-cell-style-name="ce139"/>
        <table:table-row table:style-name="ro1">
          <table:table-cell office:value-type="string" calcext:value-type="string" table:number-columns-spanned="2" table:number-rows-spanned="1">
            <text:p>7.5.7 <text:s/>RF</text:p>
          </table:table-cell>
          <table:covered-table-cell/>
          <table:table-cell table:number-columns-repeated="6"/>
        </table:table-row>
        <table:table-row table:style-name="ro1">
          <table:table-cell table:style-name="ce43"/>
          <table:table-cell table:number-columns-repeated="7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</table:table-row>
        <table:table-row table:style-name="ro4">
          <table:table-cell table:style-name="ce40" office:value-type="float" office:value="1505" calcext:value-type="float">
            <text:p>1505</text:p>
          </table:table-cell>
          <table:table-cell table:style-name="ce40" office:value-type="string" calcext:value-type="string">
            <text:p>Raumtemperatur RF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  <table:table-row table:style-name="ro4">
          <table:table-cell table:style-name="Default"/>
          <table:table-cell table:number-columns-repeated="7"/>
        </table:table-row>
      </table:table>
      <table:table table:name="7.5.8  RG1" table:style-name="ta1">
        <table:table-column table:style-name="co5" table:default-cell-style-name="ce282"/>
        <table:table-column table:style-name="co41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25" table:default-cell-style-name="Default"/>
        <table:table-row table:style-name="ro1">
          <table:table-cell office:value-type="string" calcext:value-type="string" table:number-columns-spanned="2" table:number-rows-spanned="1">
            <text:p>7.5.8 <text:s/>RG1</text:p>
          </table:table-cell>
          <table:covered-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</table:table-row>
        <table:table-row table:style-name="ro4">
          <table:table-cell table:style-name="ce40" office:value-type="float" office:value="1505" calcext:value-type="float">
            <text:p>1505</text:p>
          </table:table-cell>
          <table:table-cell table:style-name="ce40" office:value-type="string" calcext:value-type="string">
            <text:p>Raumtemperatur RG1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</table:table>
      <table:table table:name="7.5.9  RG2" table:style-name="ta1">
        <table:table-column table:style-name="co5" table:default-cell-style-name="ce40"/>
        <table:table-column table:style-name="co41" table:default-cell-style-name="ce40"/>
        <table:table-column table:style-name="co40" table:default-cell-style-name="ce139"/>
        <table:table-column table:style-name="co23" table:default-cell-style-name="ce139"/>
        <table:table-column table:style-name="co32" table:default-cell-style-name="ce139"/>
        <table:table-column table:style-name="co15" table:default-cell-style-name="ce139"/>
        <table:table-column table:style-name="co38" table:default-cell-style-name="ce139"/>
        <table:table-column table:style-name="co25" table:default-cell-style-name="ce139"/>
        <table:table-row table:style-name="ro1">
          <table:table-cell table:style-name="ce42" office:value-type="string" calcext:value-type="string" table:number-columns-spanned="2" table:number-rows-spanned="1">
            <text:p>7.5.9 <text:s/>RG2</text:p>
          </table:table-cell>
          <table:covered-table-cell table:style-name="ce139"/>
          <table:table-cell table:number-columns-repeated="6"/>
        </table:table-row>
        <table:table-row table:style-name="ro1">
          <table:table-cell table:style-name="ce43"/>
          <table:table-cell table:style-name="ce139"/>
          <table:table-cell table:number-columns-repeated="6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</table:table-row>
        <table:table-row table:style-name="ro4">
          <table:table-cell office:value-type="float" office:value="1505" calcext:value-type="float">
            <text:p>1505</text:p>
          </table:table-cell>
          <table:table-cell office:value-type="string" calcext:value-type="string">
            <text:p>Raumtemperatur RG2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  <table:table-row table:style-name="ro4">
          <table:table-cell office:value-type="float" office:value="1506" calcext:value-type="float">
            <text:p>1506</text:p>
          </table:table-cell>
          <table:table-cell office:value-type="string" calcext:value-type="string">
            <text:p>Raumfeuchte RG2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Feuchte</text:p>
          </table:table-cell>
          <table:table-cell table:style-name="ce40" office:value-type="string" calcext:value-type="string">
            <text:p>0,1 %RH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</table:table>
      <table:table table:name="7.5.10  Status Gateway" table:style-name="ta1">
        <table:table-column table:style-name="co2" table:default-cell-style-name="ce51"/>
        <table:table-column table:style-name="co42" table:default-cell-style-name="ce51"/>
        <table:table-column table:style-name="co43" table:default-cell-style-name="ce51"/>
        <table:table-column table:style-name="co44" table:default-cell-style-name="ce51"/>
        <table:table-column table:style-name="co32" table:default-cell-style-name="ce51"/>
        <table:table-column table:style-name="co15" table:default-cell-style-name="ce51"/>
        <table:table-column table:style-name="co30" table:default-cell-style-name="ce51"/>
        <table:table-column table:style-name="co17" table:default-cell-style-name="ce51"/>
        <table:table-row table:style-name="ro1">
          <table:table-cell table:style-name="ce47" office:value-type="string" calcext:value-type="string" table:number-columns-spanned="2" table:number-rows-spanned="1">
            <text:p>7.5.10 <text:s/>Status Gateway</text:p>
          </table:table-cell>
          <table:covered-table-cell table:style-name="ce91"/>
          <table:table-cell table:style-name="ce91" table:number-columns-repeated="6"/>
        </table:table-row>
        <table:table-row table:style-name="ro1">
          <table:table-cell table:style-name="ce48"/>
          <table:table-cell table:style-name="ce91" table:number-columns-repeated="7"/>
        </table:table-row>
        <table:table-row table:style-name="ro4">
          <table:table-cell table:style-name="ce49" office:value-type="string" calcext:value-type="string">
            <text:p>Reg.</text:p>
          </table:table-cell>
          <table:table-cell table:style-name="ce49" office:value-type="string" calcext:value-type="string">
            <text:p>Registername</text:p>
          </table:table-cell>
          <table:table-cell table:style-name="ce49" office:value-type="string" calcext:value-type="string">
            <text:p>Funktion</text:p>
          </table:table-cell>
          <table:table-cell table:style-name="ce49" office:value-type="string" calcext:value-type="string">
            <text:p>Datentyp</text:p>
          </table:table-cell>
          <table:table-cell table:style-name="ce49" office:value-type="string" calcext:value-type="string">
            <text:p>Auflösg.</text:p>
          </table:table-cell>
          <table:table-cell table:style-name="ce49" office:value-type="string" calcext:value-type="string">
            <text:p>Länge</text:p>
          </table:table-cell>
          <table:table-cell table:style-name="ce49" office:value-type="string" calcext:value-type="string">
            <text:p>S /Cov</text:p>
          </table:table-cell>
          <table:table-cell table:style-name="ce49" office:value-type="string" calcext:value-type="string">
            <text:p>Aktualis.</text:p>
          </table:table-cell>
        </table:table-row>
        <table:table-row table:style-name="ro5">
          <table:table-cell table:style-name="ce93" office:value-type="float" office:value="90" calcext:value-type="float">
            <text:p>90</text:p>
          </table:table-cell>
          <table:table-cell table:style-name="ce93" office:value-type="string" calcext:value-type="string">
            <text:p>Kommunikation Gateway-WEM</text:p>
            <text:p>(Status Verbindung zu WEM)</text:p>
          </table:table-cell>
          <table:table-cell table:style-name="ce93" office:value-type="string" calcext:value-type="string">
            <text:p>Wert 0: verbunden</text:p>
            <text:p>Wert 1: unterbrochen</text:p>
          </table:table-cell>
          <table:table-cell table:style-name="ce93" office:value-type="string" calcext:value-type="string">
            <text:p>dreistellige Versions-nummer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2 Bytes</text:p>
          </table:table-cell>
          <table:table-cell table:style-name="ce93" table:number-columns-repeated="2"/>
        </table:table-row>
        <table:table-row table:style-name="ro5">
          <table:table-cell table:style-name="ce93" office:value-type="float" office:value="91" calcext:value-type="float">
            <text:p>91</text:p>
          </table:table-cell>
          <table:table-cell table:style-name="ce93" office:value-type="string" calcext:value-type="string">
            <text:p>Firmwareversion Gateway (5/5/6 bits für Modbus-Readout,</text:p>
            <text:p>z.B. v2.4.1)</text:p>
          </table:table-cell>
          <table:table-cell table:style-name="ce93" office:value-type="string" calcext:value-type="string">
            <text:p>Bit15…11: 1.Stelle Bit10…6: 2.Stelle</text:p>
            <text:p>Bit5…0: 3.Stelle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table:number-columns-repeated="3"/>
        </table:table-row>
        <table:table-row table:style-name="ro10">
          <table:table-cell table:style-name="ce93" office:value-type="float" office:value="92" calcext:value-type="float">
            <text:p>92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7: WTC1-8</text:p>
            <text:p>Bit14: WEM-Sol</text:p>
            <text:p>Bit15: WEM-KA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3" calcext:value-type="float">
            <text:p>93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EM HK 2-13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4" calcext:value-type="float">
            <text:p>94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EM WW 2-13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5" calcext:value-type="float">
            <text:p>95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RG1 1-12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6" calcext:value-type="float">
            <text:p>96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RG2 1-12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7" calcext:value-type="float">
            <text:p>97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RF 1-12</text:p>
          </table:table-cell>
          <table:table-cell table:style-name="ce93" table:number-columns-repeated="5"/>
        </table:table-row>
        <table:table-row table:style-name="ro4" table:number-rows-repeated="1048564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3">
      <number:number number:decimal-places="0" number:min-decimal-places="0" number:min-integer-digits="1"/>
      <number:text> %</number:text>
    </number:percentage-style>
    <number:number-style style:name="N15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049cm" fo:margin-bottom="0.049cm" fo:margin-left="0.049cm" fo:margin-right="0.049cm" style:scale-to-X="1" style:scale-to-Y="15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.00.0000</text:date>, <text:time style:data-style-name="N2" text:time-value="21:12:52.961377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3:27:46.421760800</meta:creation-date>
    <dc:date>2026-03-14T21:16:19.972063400</dc:date>
    <meta:editing-duration>PT20H36M25S</meta:editing-duration>
    <meta:editing-cycles>85</meta:editing-cycles>
    <meta:generator>LibreOffice/25.8.5.2$Windows_X86_64 LibreOffice_project/9c8b85f387cc00a89945a79c9e6239f32e450ac2</meta:generator>
    <meta:print-date>2026-03-14T21:15:12.528373600</meta:print-date>
    <meta:printed-by>PDF-Dateien</meta:printed-by>
    <meta:document-statistic meta:table-count="12" meta:cell-count="5549" meta:object-count="0"/>
  </office:meta>
</office:document-meta>
</file>